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end" style:justify-single-word="false"/>
      <style:text-properties style:font-name="Courier 10 Pitch" fo:font-size="10pt" fo:font-weight="bold"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size="12pt" style:font-size-asian="12pt" style:font-size-complex="12pt"/>
    </style:style>
    <style:style style:name="P7" style:family="paragraph" style:parent-style-name="Text_20_body">
      <style:paragraph-properties fo:margin-top="0cm" fo:margin-bottom="0cm" loext:contextual-spacing="false" fo:text-align="end" style:justify-single-word="false"/>
      <style:text-properties fo:font-size="12pt" fo:font-style="italic" style:font-size-asian="12pt" style:font-style-asian="italic" style:font-size-complex="12pt" style:font-style-complex="italic"/>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Heading_20_1">
      <style:paragraph-properties fo:text-align="center" style:justify-single-word="fals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Sender">
      <style:text-properties fo:font-weight="bold"/>
    </style:style>
    <style:style style:name="P13" style:family="paragraph" style:parent-style-name="List_20_Heading">
      <style:paragraph-properties fo:margin-top="0cm" fo:margin-bottom="0.499cm" loext:contextual-spacing="false" fo:break-before="page"/>
    </style:style>
    <style:style style:name="P14" style:family="paragraph" style:parent-style-name="List_20_Contents">
      <style:paragraph-properties fo:margin-top="0cm" fo:margin-bottom="0.499cm" loext:contextual-spacing="false" fo:break-before="page"/>
    </style:style>
    <style:style style:name="P15" style:family="paragraph" style:parent-style-name="List_20_Contents">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fo:font-weight="bold"/>
    </style:style>
    <style:style style:name="P18" style:family="paragraph" style:parent-style-name="Preformatted_20_Text">
      <style:text-properties fo:font-weight="bold"/>
    </style:style>
    <style:style style:name="P19" style:family="paragraph" style:parent-style-name="Preformatted_20_Text">
      <style:paragraph-properties fo:margin-left="1cm" fo:margin-right="0cm" fo:text-indent="0cm" style:auto-text-indent="false"/>
    </style:style>
    <style:style style:name="P20" style:family="paragraph" style:parent-style-name="Preformatted_20_Text">
      <style:paragraph-properties fo:margin-left="1cm" fo:margin-right="0cm" fo:margin-top="0cm" fo:margin-bottom="0.499cm" loext:contextual-spacing="false" fo:text-indent="0cm" style:auto-text-indent="false"/>
    </style:style>
    <style:style style:name="P21" style:family="paragraph" style:parent-style-name="Table_20_Contents">
      <style:text-properties fo:font-weight="bold"/>
    </style:style>
    <style:style style:name="P22" style:family="paragraph" style:parent-style-name="Table_20_Heading">
      <style:text-properties fo:font-size="10pt" style:font-size-asian="10pt" style:font-size-complex="10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Preformatted_20_Text" style:list-style-name="L35"/>
    <style:style style:name="P25" style:family="paragraph" style:parent-style-name="Preformatted_20_Text" style:list-style-name="L35">
      <style:paragraph-properties fo:margin-top="0cm" fo:margin-bottom="0.499cm" loext:contextual-spacing="false"/>
    </style:style>
    <style:style style:name="P26" style:family="paragraph" style:parent-style-name="Preformatted_20_Text" style:list-style-name="L93">
      <style:paragraph-properties fo:margin-left="1cm" fo:margin-right="0cm" fo:text-indent="0cm" style:auto-text-indent="false"/>
    </style:style>
    <style:style style:name="P27" style:family="paragraph" style:parent-style-name="Preformatted_20_Text" style:list-style-name="L93">
      <style:paragraph-properties fo:margin-left="1cm" fo:margin-right="0cm" fo:margin-top="0cm" fo:margin-bottom="0.499cm" loext:contextual-spacing="false" fo:text-indent="0cm" style:auto-text-indent="false"/>
    </style:style>
    <style:style style:name="P28" style:family="paragraph" style:parent-style-name="List_20_Contents" style:list-style-name="L93"/>
    <style:style style:name="P29" style:family="paragraph" style:parent-style-name="List_20_Contents" style:list-style-name="L93">
      <style:paragraph-properties fo:margin-top="0cm" fo:margin-bottom="0.499cm" loext:contextual-spacing="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2"/>
    <style:style style:name="P91" style:family="paragraph" style:parent-style-name="Text_20_body" style:list-style-name="L63"/>
    <style:style style:name="P92" style:family="paragraph" style:parent-style-name="Text_20_body" style:list-style-name="L64"/>
    <style:style style:name="P93" style:family="paragraph" style:parent-style-name="Text_20_body" style:list-style-name="L65"/>
    <style:style style:name="P94" style:family="paragraph" style:parent-style-name="Text_20_body" style:list-style-name="L66"/>
    <style:style style:name="P95" style:family="paragraph" style:parent-style-name="Text_20_body" style:list-style-name="L67"/>
    <style:style style:name="P96" style:family="paragraph" style:parent-style-name="Text_20_body" style:list-style-name="L68"/>
    <style:style style:name="P97" style:family="paragraph" style:parent-style-name="Text_20_body" style:list-style-name="L69"/>
    <style:style style:name="P98" style:family="paragraph" style:parent-style-name="Text_20_body" style:list-style-name="L71"/>
    <style:style style:name="P99" style:family="paragraph" style:parent-style-name="Text_20_body" style:list-style-name="L72"/>
    <style:style style:name="P100" style:family="paragraph" style:parent-style-name="Text_20_body" style:list-style-name="L73"/>
    <style:style style:name="P101" style:family="paragraph" style:parent-style-name="Text_20_body" style:list-style-name="L74"/>
    <style:style style:name="P102" style:family="paragraph" style:parent-style-name="Text_20_body" style:list-style-name="L75"/>
    <style:style style:name="P103" style:family="paragraph" style:parent-style-name="Text_20_body" style:list-style-name="L76"/>
    <style:style style:name="P104" style:family="paragraph" style:parent-style-name="Text_20_body" style:list-style-name="L77"/>
    <style:style style:name="P105" style:family="paragraph" style:parent-style-name="Text_20_body" style:list-style-name="L78"/>
    <style:style style:name="P106" style:family="paragraph" style:parent-style-name="Text_20_body" style:list-style-name="L79"/>
    <style:style style:name="P107" style:family="paragraph" style:parent-style-name="Text_20_body" style:list-style-name="L80"/>
    <style:style style:name="P108" style:family="paragraph" style:parent-style-name="Text_20_body" style:list-style-name="L81"/>
    <style:style style:name="P109" style:family="paragraph" style:parent-style-name="Text_20_body" style:list-style-name="L82"/>
    <style:style style:name="P110" style:family="paragraph" style:parent-style-name="Text_20_body" style:list-style-name="L83"/>
    <style:style style:name="P111" style:family="paragraph" style:parent-style-name="Text_20_body" style:list-style-name="L84"/>
    <style:style style:name="P112" style:family="paragraph" style:parent-style-name="Text_20_body" style:list-style-name="L85"/>
    <style:style style:name="P113" style:family="paragraph" style:parent-style-name="Text_20_body" style:list-style-name="L86"/>
    <style:style style:name="P114" style:family="paragraph" style:parent-style-name="Text_20_body" style:list-style-name="L87"/>
    <style:style style:name="P115" style:family="paragraph" style:parent-style-name="Text_20_body" style:list-style-name="L88"/>
    <style:style style:name="P116" style:family="paragraph" style:parent-style-name="Text_20_body" style:list-style-name="L89"/>
    <style:style style:name="P117" style:family="paragraph" style:parent-style-name="Text_20_body" style:list-style-name="L90"/>
    <style:style style:name="P118" style:family="paragraph" style:parent-style-name="Text_20_body" style:list-style-name="L91"/>
    <style:style style:name="P119" style:family="paragraph" style:parent-style-name="Text_20_body" style:list-style-name="L92"/>
    <style:style style:name="P120" style:family="paragraph" style:parent-style-name="Text_20_body" style:list-style-name="L93"/>
    <style:style style:name="P121" style:family="paragraph" style:parent-style-name="Text_20_body" style:list-style-name="L94"/>
    <style:style style:name="P122" style:family="paragraph" style:parent-style-name="Text_20_body" style:list-style-name="L95"/>
    <style:style style:name="P123" style:family="paragraph" style:parent-style-name="Text_20_body" style:list-style-name="L96"/>
    <style:style style:name="P124" style:family="paragraph" style:parent-style-name="Text_20_body" style:list-style-name="L97"/>
    <style:style style:name="P125" style:family="paragraph" style:parent-style-name="Text_20_body" style:list-style-name="L98"/>
    <style:style style:name="P126" style:family="paragraph" style:parent-style-name="Text_20_body" style:list-style-name="L99"/>
    <style:style style:name="P127" style:family="paragraph" style:parent-style-name="Text_20_body" style:list-style-name="L100"/>
    <style:style style:name="P128" style:family="paragraph" style:parent-style-name="Text_20_body" style:list-style-name="L101"/>
    <style:style style:name="P129" style:family="paragraph" style:parent-style-name="Text_20_body" style:list-style-name="L102"/>
    <style:style style:name="P130" style:family="paragraph" style:parent-style-name="Text_20_body" style:list-style-name="L103"/>
    <style:style style:name="P131" style:family="paragraph" style:parent-style-name="Text_20_body" style:list-style-name="L104"/>
    <style:style style:name="P132" style:family="paragraph" style:parent-style-name="Text_20_body" style:list-style-name="L105"/>
    <style:style style:name="P133" style:family="paragraph" style:parent-style-name="Text_20_body" style:list-style-name="L106"/>
    <style:style style:name="P134" style:family="paragraph" style:parent-style-name="Text_20_body" style:list-style-name="L107"/>
    <style:style style:name="P135" style:family="paragraph" style:parent-style-name="Text_20_body">
      <style:paragraph-properties fo:text-align="center" style:justify-single-word="false"/>
    </style:style>
    <style:style style:name="P136" style:family="paragraph" style:parent-style-name="Text_20_body" style:list-style-name="L1">
      <style:paragraph-properties fo:margin-top="0cm" fo:margin-bottom="0cm" loext:contextual-spacing="false"/>
    </style:style>
    <style:style style:name="P137" style:family="paragraph" style:parent-style-name="Text_20_body" style:list-style-name="L2">
      <style:paragraph-properties fo:margin-top="0cm" fo:margin-bottom="0cm" loext:contextual-spacing="false"/>
    </style:style>
    <style:style style:name="P138" style:family="paragraph" style:parent-style-name="Text_20_body" style:list-style-name="L3">
      <style:paragraph-properties fo:margin-top="0cm" fo:margin-bottom="0cm" loext:contextual-spacing="false"/>
    </style:style>
    <style:style style:name="P139" style:family="paragraph" style:parent-style-name="Text_20_body" style:list-style-name="L4">
      <style:paragraph-properties fo:margin-top="0cm" fo:margin-bottom="0cm" loext:contextual-spacing="false"/>
    </style:style>
    <style:style style:name="P140" style:family="paragraph" style:parent-style-name="Text_20_body" style:list-style-name="L5">
      <style:paragraph-properties fo:margin-top="0cm" fo:margin-bottom="0cm" loext:contextual-spacing="false"/>
    </style:style>
    <style:style style:name="P141" style:family="paragraph" style:parent-style-name="Text_20_body" style:list-style-name="L6">
      <style:paragraph-properties fo:margin-top="0cm" fo:margin-bottom="0cm" loext:contextual-spacing="false"/>
    </style:style>
    <style:style style:name="P142" style:family="paragraph" style:parent-style-name="Text_20_body" style:list-style-name="L7">
      <style:paragraph-properties fo:margin-top="0cm" fo:margin-bottom="0cm" loext:contextual-spacing="false"/>
    </style:style>
    <style:style style:name="P143" style:family="paragraph" style:parent-style-name="Text_20_body" style:list-style-name="L8">
      <style:paragraph-properties fo:margin-top="0cm" fo:margin-bottom="0cm" loext:contextual-spacing="false"/>
    </style:style>
    <style:style style:name="P144" style:family="paragraph" style:parent-style-name="Text_20_body" style:list-style-name="L9">
      <style:paragraph-properties fo:margin-top="0cm" fo:margin-bottom="0cm" loext:contextual-spacing="false"/>
    </style:style>
    <style:style style:name="P145" style:family="paragraph" style:parent-style-name="Text_20_body" style:list-style-name="L10">
      <style:paragraph-properties fo:margin-top="0cm" fo:margin-bottom="0cm" loext:contextual-spacing="false"/>
    </style:style>
    <style:style style:name="P146" style:family="paragraph" style:parent-style-name="Text_20_body" style:list-style-name="L11">
      <style:paragraph-properties fo:margin-top="0cm" fo:margin-bottom="0cm" loext:contextual-spacing="false"/>
    </style:style>
    <style:style style:name="P147" style:family="paragraph" style:parent-style-name="Text_20_body" style:list-style-name="L12">
      <style:paragraph-properties fo:margin-top="0cm" fo:margin-bottom="0cm" loext:contextual-spacing="false"/>
    </style:style>
    <style:style style:name="P148" style:family="paragraph" style:parent-style-name="Text_20_body" style:list-style-name="L13">
      <style:paragraph-properties fo:margin-top="0cm" fo:margin-bottom="0cm" loext:contextual-spacing="false"/>
    </style:style>
    <style:style style:name="P149" style:family="paragraph" style:parent-style-name="Text_20_body" style:list-style-name="L14">
      <style:paragraph-properties fo:margin-top="0cm" fo:margin-bottom="0cm" loext:contextual-spacing="false"/>
    </style:style>
    <style:style style:name="P150" style:family="paragraph" style:parent-style-name="Text_20_body" style:list-style-name="L15">
      <style:paragraph-properties fo:margin-top="0cm" fo:margin-bottom="0cm" loext:contextual-spacing="false"/>
    </style:style>
    <style:style style:name="P151" style:family="paragraph" style:parent-style-name="Text_20_body" style:list-style-name="L16">
      <style:paragraph-properties fo:margin-top="0cm" fo:margin-bottom="0cm" loext:contextual-spacing="false"/>
    </style:style>
    <style:style style:name="P152" style:family="paragraph" style:parent-style-name="Text_20_body" style:list-style-name="L17">
      <style:paragraph-properties fo:margin-top="0cm" fo:margin-bottom="0cm" loext:contextual-spacing="false"/>
    </style:style>
    <style:style style:name="P153" style:family="paragraph" style:parent-style-name="Text_20_body" style:list-style-name="L18">
      <style:paragraph-properties fo:margin-top="0cm" fo:margin-bottom="0cm" loext:contextual-spacing="false"/>
    </style:style>
    <style:style style:name="P154" style:family="paragraph" style:parent-style-name="Text_20_body" style:list-style-name="L19">
      <style:paragraph-properties fo:margin-top="0cm" fo:margin-bottom="0cm" loext:contextual-spacing="false"/>
    </style:style>
    <style:style style:name="P155" style:family="paragraph" style:parent-style-name="Text_20_body" style:list-style-name="L20">
      <style:paragraph-properties fo:margin-top="0cm" fo:margin-bottom="0cm" loext:contextual-spacing="false"/>
    </style:style>
    <style:style style:name="P156" style:family="paragraph" style:parent-style-name="Text_20_body" style:list-style-name="L21">
      <style:paragraph-properties fo:margin-top="0cm" fo:margin-bottom="0cm" loext:contextual-spacing="false"/>
    </style:style>
    <style:style style:name="P157" style:family="paragraph" style:parent-style-name="Text_20_body" style:list-style-name="L22">
      <style:paragraph-properties fo:margin-top="0cm" fo:margin-bottom="0cm" loext:contextual-spacing="false"/>
    </style:style>
    <style:style style:name="P158" style:family="paragraph" style:parent-style-name="Text_20_body" style:list-style-name="L23">
      <style:paragraph-properties fo:margin-top="0cm" fo:margin-bottom="0cm" loext:contextual-spacing="false"/>
    </style:style>
    <style:style style:name="P159" style:family="paragraph" style:parent-style-name="Text_20_body" style:list-style-name="L24">
      <style:paragraph-properties fo:margin-top="0cm" fo:margin-bottom="0cm" loext:contextual-spacing="false"/>
    </style:style>
    <style:style style:name="P160" style:family="paragraph" style:parent-style-name="Text_20_body" style:list-style-name="L25">
      <style:paragraph-properties fo:margin-top="0cm" fo:margin-bottom="0cm" loext:contextual-spacing="false"/>
    </style:style>
    <style:style style:name="P161" style:family="paragraph" style:parent-style-name="Text_20_body" style:list-style-name="L26">
      <style:paragraph-properties fo:margin-top="0cm" fo:margin-bottom="0cm" loext:contextual-spacing="false"/>
    </style:style>
    <style:style style:name="P162" style:family="paragraph" style:parent-style-name="Text_20_body" style:list-style-name="L27">
      <style:paragraph-properties fo:margin-top="0cm" fo:margin-bottom="0cm" loext:contextual-spacing="false"/>
    </style:style>
    <style:style style:name="P163" style:family="paragraph" style:parent-style-name="Text_20_body" style:list-style-name="L28">
      <style:paragraph-properties fo:margin-top="0cm" fo:margin-bottom="0cm" loext:contextual-spacing="false"/>
    </style:style>
    <style:style style:name="P164" style:family="paragraph" style:parent-style-name="Text_20_body" style:list-style-name="L29">
      <style:paragraph-properties fo:margin-top="0cm" fo:margin-bottom="0cm" loext:contextual-spacing="false"/>
    </style:style>
    <style:style style:name="P165" style:family="paragraph" style:parent-style-name="Text_20_body" style:list-style-name="L30">
      <style:paragraph-properties fo:margin-top="0cm" fo:margin-bottom="0cm" loext:contextual-spacing="false"/>
    </style:style>
    <style:style style:name="P166" style:family="paragraph" style:parent-style-name="Text_20_body" style:list-style-name="L31">
      <style:paragraph-properties fo:margin-top="0cm" fo:margin-bottom="0cm" loext:contextual-spacing="false"/>
    </style:style>
    <style:style style:name="P167" style:family="paragraph" style:parent-style-name="Text_20_body" style:list-style-name="L32">
      <style:paragraph-properties fo:margin-top="0cm" fo:margin-bottom="0cm" loext:contextual-spacing="false"/>
    </style:style>
    <style:style style:name="P168" style:family="paragraph" style:parent-style-name="Text_20_body" style:list-style-name="L34">
      <style:paragraph-properties fo:margin-top="0cm" fo:margin-bottom="0cm" loext:contextual-spacing="false"/>
    </style:style>
    <style:style style:name="P169" style:family="paragraph" style:parent-style-name="Text_20_body" style:list-style-name="L35">
      <style:paragraph-properties fo:margin-top="0cm" fo:margin-bottom="0cm" loext:contextual-spacing="false"/>
    </style:style>
    <style:style style:name="P170" style:family="paragraph" style:parent-style-name="Text_20_body" style:list-style-name="L36">
      <style:paragraph-properties fo:margin-top="0cm" fo:margin-bottom="0cm" loext:contextual-spacing="false"/>
    </style:style>
    <style:style style:name="P171" style:family="paragraph" style:parent-style-name="Text_20_body" style:list-style-name="L37">
      <style:paragraph-properties fo:margin-top="0cm" fo:margin-bottom="0cm" loext:contextual-spacing="false"/>
    </style:style>
    <style:style style:name="P172" style:family="paragraph" style:parent-style-name="Text_20_body" style:list-style-name="L38">
      <style:paragraph-properties fo:margin-top="0cm" fo:margin-bottom="0cm" loext:contextual-spacing="false"/>
    </style:style>
    <style:style style:name="P173" style:family="paragraph" style:parent-style-name="Text_20_body" style:list-style-name="L39">
      <style:paragraph-properties fo:margin-top="0cm" fo:margin-bottom="0cm" loext:contextual-spacing="false"/>
    </style:style>
    <style:style style:name="P174" style:family="paragraph" style:parent-style-name="Text_20_body" style:list-style-name="L40">
      <style:paragraph-properties fo:margin-top="0cm" fo:margin-bottom="0cm" loext:contextual-spacing="false"/>
    </style:style>
    <style:style style:name="P175" style:family="paragraph" style:parent-style-name="Text_20_body" style:list-style-name="L41">
      <style:paragraph-properties fo:margin-top="0cm" fo:margin-bottom="0cm" loext:contextual-spacing="false"/>
    </style:style>
    <style:style style:name="P176" style:family="paragraph" style:parent-style-name="Text_20_body" style:list-style-name="L42">
      <style:paragraph-properties fo:margin-top="0cm" fo:margin-bottom="0cm" loext:contextual-spacing="false"/>
    </style:style>
    <style:style style:name="P177" style:family="paragraph" style:parent-style-name="Text_20_body" style:list-style-name="L43">
      <style:paragraph-properties fo:margin-top="0cm" fo:margin-bottom="0cm" loext:contextual-spacing="false"/>
    </style:style>
    <style:style style:name="P178" style:family="paragraph" style:parent-style-name="Text_20_body" style:list-style-name="L44">
      <style:paragraph-properties fo:margin-top="0cm" fo:margin-bottom="0cm" loext:contextual-spacing="false"/>
    </style:style>
    <style:style style:name="P179" style:family="paragraph" style:parent-style-name="Text_20_body" style:list-style-name="L45">
      <style:paragraph-properties fo:margin-top="0cm" fo:margin-bottom="0cm" loext:contextual-spacing="false"/>
    </style:style>
    <style:style style:name="P180" style:family="paragraph" style:parent-style-name="Text_20_body" style:list-style-name="L46">
      <style:paragraph-properties fo:margin-top="0cm" fo:margin-bottom="0cm" loext:contextual-spacing="false"/>
    </style:style>
    <style:style style:name="P181" style:family="paragraph" style:parent-style-name="Text_20_body" style:list-style-name="L47">
      <style:paragraph-properties fo:margin-top="0cm" fo:margin-bottom="0cm" loext:contextual-spacing="false"/>
    </style:style>
    <style:style style:name="P182" style:family="paragraph" style:parent-style-name="Text_20_body" style:list-style-name="L48">
      <style:paragraph-properties fo:margin-top="0cm" fo:margin-bottom="0cm" loext:contextual-spacing="false"/>
    </style:style>
    <style:style style:name="P183" style:family="paragraph" style:parent-style-name="Text_20_body" style:list-style-name="L49">
      <style:paragraph-properties fo:margin-top="0cm" fo:margin-bottom="0cm" loext:contextual-spacing="false"/>
    </style:style>
    <style:style style:name="P184" style:family="paragraph" style:parent-style-name="Text_20_body" style:list-style-name="L51">
      <style:paragraph-properties fo:margin-top="0cm" fo:margin-bottom="0cm" loext:contextual-spacing="false"/>
    </style:style>
    <style:style style:name="P185" style:family="paragraph" style:parent-style-name="Text_20_body" style:list-style-name="L52">
      <style:paragraph-properties fo:margin-top="0cm" fo:margin-bottom="0cm" loext:contextual-spacing="false"/>
    </style:style>
    <style:style style:name="P186" style:family="paragraph" style:parent-style-name="Text_20_body" style:list-style-name="L53">
      <style:paragraph-properties fo:margin-top="0cm" fo:margin-bottom="0cm" loext:contextual-spacing="false"/>
    </style:style>
    <style:style style:name="P187" style:family="paragraph" style:parent-style-name="Text_20_body" style:list-style-name="L54">
      <style:paragraph-properties fo:margin-top="0cm" fo:margin-bottom="0cm" loext:contextual-spacing="false"/>
    </style:style>
    <style:style style:name="P188" style:family="paragraph" style:parent-style-name="Text_20_body" style:list-style-name="L55">
      <style:paragraph-properties fo:margin-top="0cm" fo:margin-bottom="0cm" loext:contextual-spacing="false"/>
    </style:style>
    <style:style style:name="P189" style:family="paragraph" style:parent-style-name="Text_20_body" style:list-style-name="L56">
      <style:paragraph-properties fo:margin-top="0cm" fo:margin-bottom="0cm" loext:contextual-spacing="false"/>
    </style:style>
    <style:style style:name="P190" style:family="paragraph" style:parent-style-name="Text_20_body" style:list-style-name="L57">
      <style:paragraph-properties fo:margin-top="0cm" fo:margin-bottom="0cm" loext:contextual-spacing="false"/>
    </style:style>
    <style:style style:name="P191" style:family="paragraph" style:parent-style-name="Text_20_body" style:list-style-name="L58">
      <style:paragraph-properties fo:margin-top="0cm" fo:margin-bottom="0cm" loext:contextual-spacing="false"/>
    </style:style>
    <style:style style:name="P192" style:family="paragraph" style:parent-style-name="Text_20_body" style:list-style-name="L59">
      <style:paragraph-properties fo:margin-top="0cm" fo:margin-bottom="0cm" loext:contextual-spacing="false"/>
    </style:style>
    <style:style style:name="P193" style:family="paragraph" style:parent-style-name="Text_20_body" style:list-style-name="L60">
      <style:paragraph-properties fo:margin-top="0cm" fo:margin-bottom="0cm" loext:contextual-spacing="false"/>
    </style:style>
    <style:style style:name="P194" style:family="paragraph" style:parent-style-name="Text_20_body" style:list-style-name="L62">
      <style:paragraph-properties fo:margin-top="0cm" fo:margin-bottom="0cm" loext:contextual-spacing="false"/>
    </style:style>
    <style:style style:name="P195" style:family="paragraph" style:parent-style-name="Text_20_body" style:list-style-name="L63">
      <style:paragraph-properties fo:margin-top="0cm" fo:margin-bottom="0cm" loext:contextual-spacing="false"/>
    </style:style>
    <style:style style:name="P196" style:family="paragraph" style:parent-style-name="Text_20_body" style:list-style-name="L64">
      <style:paragraph-properties fo:margin-top="0cm" fo:margin-bottom="0cm" loext:contextual-spacing="false"/>
    </style:style>
    <style:style style:name="P197" style:family="paragraph" style:parent-style-name="Text_20_body" style:list-style-name="L65">
      <style:paragraph-properties fo:margin-top="0cm" fo:margin-bottom="0cm" loext:contextual-spacing="false"/>
    </style:style>
    <style:style style:name="P198" style:family="paragraph" style:parent-style-name="Text_20_body" style:list-style-name="L66">
      <style:paragraph-properties fo:margin-top="0cm" fo:margin-bottom="0cm" loext:contextual-spacing="false"/>
    </style:style>
    <style:style style:name="P199" style:family="paragraph" style:parent-style-name="Text_20_body" style:list-style-name="L67">
      <style:paragraph-properties fo:margin-top="0cm" fo:margin-bottom="0cm" loext:contextual-spacing="false"/>
    </style:style>
    <style:style style:name="P200" style:family="paragraph" style:parent-style-name="Text_20_body" style:list-style-name="L68">
      <style:paragraph-properties fo:margin-top="0cm" fo:margin-bottom="0cm" loext:contextual-spacing="false"/>
    </style:style>
    <style:style style:name="P201" style:family="paragraph" style:parent-style-name="Text_20_body" style:list-style-name="L69">
      <style:paragraph-properties fo:margin-top="0cm" fo:margin-bottom="0cm" loext:contextual-spacing="false"/>
    </style:style>
    <style:style style:name="P202" style:family="paragraph" style:parent-style-name="Text_20_body" style:list-style-name="L71">
      <style:paragraph-properties fo:margin-top="0cm" fo:margin-bottom="0cm" loext:contextual-spacing="false"/>
    </style:style>
    <style:style style:name="P203" style:family="paragraph" style:parent-style-name="Text_20_body" style:list-style-name="L72">
      <style:paragraph-properties fo:margin-top="0cm" fo:margin-bottom="0cm" loext:contextual-spacing="false"/>
    </style:style>
    <style:style style:name="P204" style:family="paragraph" style:parent-style-name="Text_20_body" style:list-style-name="L73">
      <style:paragraph-properties fo:margin-top="0cm" fo:margin-bottom="0cm" loext:contextual-spacing="false"/>
    </style:style>
    <style:style style:name="P205" style:family="paragraph" style:parent-style-name="Text_20_body" style:list-style-name="L74">
      <style:paragraph-properties fo:margin-top="0cm" fo:margin-bottom="0cm" loext:contextual-spacing="false"/>
    </style:style>
    <style:style style:name="P206" style:family="paragraph" style:parent-style-name="Text_20_body" style:list-style-name="L75">
      <style:paragraph-properties fo:margin-top="0cm" fo:margin-bottom="0cm" loext:contextual-spacing="false"/>
    </style:style>
    <style:style style:name="P207" style:family="paragraph" style:parent-style-name="Text_20_body" style:list-style-name="L76">
      <style:paragraph-properties fo:margin-top="0cm" fo:margin-bottom="0cm" loext:contextual-spacing="false"/>
    </style:style>
    <style:style style:name="P208" style:family="paragraph" style:parent-style-name="Text_20_body" style:list-style-name="L77">
      <style:paragraph-properties fo:margin-top="0cm" fo:margin-bottom="0cm" loext:contextual-spacing="false"/>
    </style:style>
    <style:style style:name="P209" style:family="paragraph" style:parent-style-name="Text_20_body" style:list-style-name="L78">
      <style:paragraph-properties fo:margin-top="0cm" fo:margin-bottom="0cm" loext:contextual-spacing="false"/>
    </style:style>
    <style:style style:name="P210" style:family="paragraph" style:parent-style-name="Text_20_body" style:list-style-name="L79">
      <style:paragraph-properties fo:margin-top="0cm" fo:margin-bottom="0cm" loext:contextual-spacing="false"/>
    </style:style>
    <style:style style:name="P211" style:family="paragraph" style:parent-style-name="Text_20_body" style:list-style-name="L80">
      <style:paragraph-properties fo:margin-top="0cm" fo:margin-bottom="0cm" loext:contextual-spacing="false"/>
    </style:style>
    <style:style style:name="P212" style:family="paragraph" style:parent-style-name="Text_20_body" style:list-style-name="L81">
      <style:paragraph-properties fo:margin-top="0cm" fo:margin-bottom="0cm" loext:contextual-spacing="false"/>
    </style:style>
    <style:style style:name="P213" style:family="paragraph" style:parent-style-name="Text_20_body" style:list-style-name="L82">
      <style:paragraph-properties fo:margin-top="0cm" fo:margin-bottom="0cm" loext:contextual-spacing="false"/>
    </style:style>
    <style:style style:name="P214" style:family="paragraph" style:parent-style-name="Text_20_body" style:list-style-name="L83">
      <style:paragraph-properties fo:margin-top="0cm" fo:margin-bottom="0cm" loext:contextual-spacing="false"/>
    </style:style>
    <style:style style:name="P215" style:family="paragraph" style:parent-style-name="Text_20_body" style:list-style-name="L84">
      <style:paragraph-properties fo:margin-top="0cm" fo:margin-bottom="0cm" loext:contextual-spacing="false"/>
    </style:style>
    <style:style style:name="P216" style:family="paragraph" style:parent-style-name="Text_20_body" style:list-style-name="L85">
      <style:paragraph-properties fo:margin-top="0cm" fo:margin-bottom="0cm" loext:contextual-spacing="false"/>
    </style:style>
    <style:style style:name="P217" style:family="paragraph" style:parent-style-name="Text_20_body" style:list-style-name="L86">
      <style:paragraph-properties fo:margin-top="0cm" fo:margin-bottom="0cm" loext:contextual-spacing="false"/>
    </style:style>
    <style:style style:name="P218" style:family="paragraph" style:parent-style-name="Text_20_body" style:list-style-name="L87">
      <style:paragraph-properties fo:margin-top="0cm" fo:margin-bottom="0cm" loext:contextual-spacing="false"/>
    </style:style>
    <style:style style:name="P219" style:family="paragraph" style:parent-style-name="Text_20_body" style:list-style-name="L88">
      <style:paragraph-properties fo:margin-top="0cm" fo:margin-bottom="0cm" loext:contextual-spacing="false"/>
    </style:style>
    <style:style style:name="P220" style:family="paragraph" style:parent-style-name="Text_20_body" style:list-style-name="L89">
      <style:paragraph-properties fo:margin-top="0cm" fo:margin-bottom="0cm" loext:contextual-spacing="false"/>
    </style:style>
    <style:style style:name="P221" style:family="paragraph" style:parent-style-name="Text_20_body" style:list-style-name="L90">
      <style:paragraph-properties fo:margin-top="0cm" fo:margin-bottom="0cm" loext:contextual-spacing="false"/>
    </style:style>
    <style:style style:name="P222" style:family="paragraph" style:parent-style-name="Text_20_body" style:list-style-name="L91">
      <style:paragraph-properties fo:margin-top="0cm" fo:margin-bottom="0cm" loext:contextual-spacing="false"/>
    </style:style>
    <style:style style:name="P223" style:family="paragraph" style:parent-style-name="Text_20_body" style:list-style-name="L92">
      <style:paragraph-properties fo:margin-top="0cm" fo:margin-bottom="0cm" loext:contextual-spacing="false"/>
    </style:style>
    <style:style style:name="P224" style:family="paragraph" style:parent-style-name="Text_20_body" style:list-style-name="L94">
      <style:paragraph-properties fo:margin-top="0cm" fo:margin-bottom="0cm" loext:contextual-spacing="false"/>
    </style:style>
    <style:style style:name="P225" style:family="paragraph" style:parent-style-name="Text_20_body" style:list-style-name="L95">
      <style:paragraph-properties fo:margin-top="0cm" fo:margin-bottom="0cm" loext:contextual-spacing="false"/>
    </style:style>
    <style:style style:name="P226" style:family="paragraph" style:parent-style-name="Text_20_body" style:list-style-name="L96">
      <style:paragraph-properties fo:margin-top="0cm" fo:margin-bottom="0cm" loext:contextual-spacing="false"/>
    </style:style>
    <style:style style:name="P227" style:family="paragraph" style:parent-style-name="Text_20_body" style:list-style-name="L97">
      <style:paragraph-properties fo:margin-top="0cm" fo:margin-bottom="0cm" loext:contextual-spacing="false"/>
    </style:style>
    <style:style style:name="P228" style:family="paragraph" style:parent-style-name="Text_20_body" style:list-style-name="L99">
      <style:paragraph-properties fo:margin-top="0cm" fo:margin-bottom="0cm" loext:contextual-spacing="false"/>
    </style:style>
    <style:style style:name="P229" style:family="paragraph" style:parent-style-name="Text_20_body" style:list-style-name="L100">
      <style:paragraph-properties fo:margin-top="0cm" fo:margin-bottom="0cm" loext:contextual-spacing="false"/>
    </style:style>
    <style:style style:name="P230" style:family="paragraph" style:parent-style-name="Text_20_body" style:list-style-name="L101">
      <style:paragraph-properties fo:margin-top="0cm" fo:margin-bottom="0cm" loext:contextual-spacing="false"/>
    </style:style>
    <style:style style:name="P231" style:family="paragraph" style:parent-style-name="Text_20_body" style:list-style-name="L102">
      <style:paragraph-properties fo:margin-top="0cm" fo:margin-bottom="0cm" loext:contextual-spacing="false"/>
    </style:style>
    <style:style style:name="P232" style:family="paragraph" style:parent-style-name="Text_20_body" style:list-style-name="L103">
      <style:paragraph-properties fo:margin-top="0cm" fo:margin-bottom="0cm" loext:contextual-spacing="false"/>
    </style:style>
    <style:style style:name="P233" style:family="paragraph" style:parent-style-name="Text_20_body" style:list-style-name="L104">
      <style:paragraph-properties fo:margin-top="0cm" fo:margin-bottom="0cm" loext:contextual-spacing="false"/>
    </style:style>
    <style:style style:name="P234" style:family="paragraph" style:parent-style-name="Text_20_body" style:list-style-name="L105">
      <style:paragraph-properties fo:margin-top="0cm" fo:margin-bottom="0cm" loext:contextual-spacing="false"/>
    </style:style>
    <style:style style:name="P235" style:family="paragraph" style:parent-style-name="Text_20_body" style:list-style-name="L106">
      <style:paragraph-properties fo:margin-top="0cm" fo:margin-bottom="0cm" loext:contextual-spacing="false"/>
    </style:style>
    <style:style style:name="P236" style:family="paragraph" style:parent-style-name="Text_20_body" style:list-style-name="L107">
      <style:paragraph-properties fo:margin-top="0cm" fo:margin-bottom="0cm" loext:contextual-spacing="false"/>
    </style:style>
    <style:style style:name="P237" style:family="paragraph" style:parent-style-name="Text_20_body">
      <style:paragraph-properties fo:break-before="page"/>
    </style:style>
    <style:style style:name="P238" style:family="paragraph" style:parent-style-name="List_20_Heading" style:list-style-name="L93"/>
    <style:style style:name="T1" style:family="text">
      <style:text-properties fo:font-size="8pt" style:font-size-asian="8pt" style:font-size-complex="8pt"/>
    </style:style>
    <style:style style:name="T2" style:family="text">
      <style:text-properties fo:font-size="8pt" officeooo:rsid="00137065" style:font-size-asian="8pt" style:font-size-complex="8pt"/>
    </style:style>
    <style:style style:name="T3" style:family="text">
      <style:text-properties fo:font-weight="bold"/>
    </style:style>
    <style:style style:name="T4" style:family="text">
      <style:text-properties fo:font-style="italic"/>
    </style:style>
    <style:style style:name="T5" style:family="text">
      <style:text-properties style:text-position="33% 80%"/>
    </style:style>
    <style:style style:name="T6" style:family="text">
      <style:text-properties fo:font-size="12pt" style:font-size-asian="12pt" style:font-size-complex="12pt"/>
    </style:style>
    <style:style style:name="T7" style:family="text">
      <style:text-properties fo:font-size="12pt" officeooo:rsid="00137065" style:font-size-asian="12pt" style:font-size-complex="12pt"/>
    </style:style>
    <style:style style:name="T8" style:family="text">
      <style:text-properties fo:font-size="10pt" style:font-size-asian="10pt" style:font-size-complex="10pt"/>
    </style:style>
    <style:style style:name="T9" style:family="text">
      <style:text-properties officeooo:rsid="00137065"/>
    </style:style>
    <style:style style:name="T10" style:family="text">
      <style:text-properties officeooo:rsid="0018e93b"/>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9" text:outline-level="1"/>
        <text:h text:style-name="P9" text:outline-level="1"/>
        <text:h text:style-name="P9" text:outline-level="1"/>
        <text:h text:style-name="P9" text:outline-level="1"><text:bookmark-start text:name="__RefHeading__15838_1021975873"/>Introduction au C++ <text:bookmark-end text:name="__RefHeading__15838_1021975873"/></text:h>
        <text:h text:style-name="P9" text:outline-level="1"><text:bookmark-start text:name="__RefHeading__15840_1021975873"/>et <text:bookmark-end text:name="__RefHeading__15840_1021975873"/></text:h>
        <text:h text:style-name="P9"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6">Version 1</text:span></text:span><text:span text:style-name="Strong_20_Emphasis"><text:span text:style-name="T7">6</text:span></text:span><text:span text:style-name="T6"><text:line-break/></text:span><text:span text:style-name="Emphasis"><text:span text:style-name="T6">(Ma</text:span></text:span><text:span text:style-name="Emphasis"><text:span text:style-name="T7">i 2016</text:span></text:span><text:span text:style-name="Emphasis"><text:span text:style-name="T6">)</text:span></text:span></text:p>
        <text:p text:style-name="P6"/>
        <text:p text:style-name="P4"/>
        <text:p text:style-name="P4"/>
        <text:p text:style-name="P4"/>
        <text:p text:style-name="P4"/>
        <text:p text:style-name="P4"/>
        <text:p text:style-name="P4"/>
        <text:p text:style-name="P4"/>
        <text:p text:style-name="P4"/>
        <text:p text:style-name="P4"/>
        <text:p text:style-name="P4"/>
        <text:p text:style-name="P7">par Emmanuel Courcelle</text:p>
        <text:p text:style-name="P5">emmanuel.courcelle@<text:span text:style-name="T9">inp-</text:span>toulouse.fr</text:p>
        <text:p text:style-name="P6"/>
      </text:section>
      <text:p text:style-name="P10"/>
      <text:p text:style-name="P10"/>
      <text:section text:style-name="Sect1" text:name="Section3">
        <text:section text:style-name="Sect1" text:name="Section2">
          <text:h text:style-name="Heading_20_1" text:outline-level="1"><text:bookmark text:name="contenu"/><text:bookmark-start text:name="__RefHeading__16240_2073142818"/>Introduction<text:bookmark-end text:name="__RefHeading__16240_2073142818"/></text:h>
          <text:h text:style-name="Heading_20_2" text:outline-level="2"><text:bookmark text:name="copyleft"/><text:bookmark-start text:name="__RefHeading__16242_2073142818"/>A propos de ce cours<text:bookmark-end text:name="__RefHeading__16242_2073142818"/></text:h>
          <text:p text:style-name="Text_20_body">Vous pouvez <text:a xlink:type="simple" xlink:href="https://www.calmip.univ-toulouse.fr/c++"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 text:name="symboles"/><text:bookmark-start text:name="__RefHeading__16244_2073142818"/>Symboles et conventions utilisés dans ce cours<text:bookmark-end text:name="__RefHeading__16244_2073142818"/></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15">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16">};</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 text:style-name="Internet_20_link" text:visited-style-name="Visited_20_Internet_20_Link"/></text:p>
          <text:h text:style-name="Heading_20_2" text:outline-level="2"><text:bookmark text:name="impasses"/><text:bookmark-start text:name="__RefHeading__16246_2073142818"/>Impasses...<text:bookmark-end text:name="__RefHeading__16246_2073142818"/></text:h>
          <text:p text:style-name="Text_20_body">J'ai volontairement fait l'impasse sur plusieurs aspects du langage:</text:p>
          <text:p text:style-name="List_20_Heading"><text:span text:style-name="T3">Fichiers sources</text:span> </text:p>
          <text:p text:style-name="List_20_Contents">Le découpage en fichiers <text:span text:style-name="Source_20_Text">.h</text:span> et <text:span text:style-name="Source_20_Text">.cpp</text:span> n'est pas abordé. </text:p>
          <text:p text:style-name="List_20_Heading"><text:span text:style-name="T3">Fonctions </text:span><text:span text:style-name="Source_20_Text"><text:span text:style-name="T3">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3">Héritage privé ou protégé</text:span> </text:p>
          <text:p text:style-name="List_20_Contents">L'héritage privé ou protégé n'est pas abordé. </text:p>
          <text:p text:style-name="List_20_Heading"><text:span text:style-name="T3">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3">C++11</text:span> </text:p>
          <text:p text:style-name="P15">Les innovations de la nouvelle norme du C++, ne sont que très partiellement évoquées. </text:p>
          <text:h text:style-name="Heading_20_2" text:outline-level="2"><text:bookmark text:name="historique"/><text:bookmark-start text:name="__RefHeading__16248_2073142818"/>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1039936435575923221" text:style-name="L1">
            <text:list-item>
              <text:p text:style-name="P136">1965-1970 Le langage BCPL est largement utilisé pour la programmation système, en particulier chez ATT </text:p>
            </text:list-item>
            <text:list-item>
              <text:p text:style-name="P136">1969-1972 Naissance du langage B, une évolution de BCPL, puis du langage C, lui-même une évolution de B </text:p>
            </text:list-item>
            <text:list-item>
              <text:p text:style-name="P136">1978 The C Programming Language par Richie et Kernighan, ce livre a tenu lieu de manuel de référence du langage pendant plusieurs années. </text:p>
            </text:list-item>
            <text:list-item>
              <text:p text:style-name="P136">1979 Bjorne Stroustrup commence à travailler sur un nouveau C ("C with Classes") </text:p>
            </text:list-item>
            <text:list-item>
              <text:p text:style-name="P136">1983 La première version du C++ est utilisée en interne chez ATT </text:p>
            </text:list-item>
            <text:list-item>
              <text:p text:style-name="P136">1983 Mise en place de la commission de normalisation du C par l'ANSI </text:p>
            </text:list-item>
            <text:list-item>
              <text:p text:style-name="P136">1985 Première implémentation commerciale du C++ </text:p>
            </text:list-item>
            <text:list-item>
              <text:p text:style-name="P136">1985 Normalisation du C ("C Ansi") </text:p>
            </text:list-item>
            <text:list-item>
              <text:p text:style-name="P136">1989 Premiers travaux de normalisation du C++ </text:p>
            </text:list-item>
            <text:list-item>
              <text:p text:style-name="P136">Nov 1997 - Approbation du nouveau standard (Ansi C++) par le comité de normalisation. Aussi appelé C++98 ou C++03 </text:p>
            </text:list-item>
            <text:list-item>
              <text:p text:style-name="P136">1998-2011 - Reprise des travaux de normalisation </text:p>
            </text:list-item>
            <text:list-item>
              <text:p text:style-name="P136">Juillet 2011 - Approbation du dernier standard à ce jour: C++11, appelé dans un premier temps C++0x. Ce document porte essentiellement sur le C++98, cependant certaines innovations du C++11 ont été ajoutées et seront signalées. </text:p>
            </text:list-item>
            <text:list-item>
              <text:p text:style-name="P32"><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7386698700015911669" text:style-name="L2">
            <text:list-item>
              <text:p text:style-name="P137">La notion de pointeur ne présente aucune difficulté à implémenter </text:p>
            </text:list-item>
            <text:list-item>
              <text:p text:style-name="P33">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3545666774157924432" text:style-name="L3">
            <text:list-item>
              <text:p text:style-name="P138">Les opérateurs mettant en jeu des pointeurs, conçus pour des machines sur 18 bits, deviennent très inefficaces avec la nouvelle machine. </text:p>
            </text:list-item>
            <text:list-item>
              <text:p text:style-name="P34">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11" text:outline-level="1"/>
          <text:h text:style-name="P11" text:outline-level="1"><text:bookmark text:name="contenu1"/><text:bookmark-start text:name="__RefHeading__16252_2073142818"/>La programmation objet<text:bookmark-end text:name="__RefHeading__16252_2073142818"/></text:h>
          <text:h text:style-name="Heading_20_2" text:outline-level="2"><text:bookmark text:name="probl"/><text:bookmark-start text:name="__RefHeading__16254_2073142818"/>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16256_2073142818"/>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 text:name="proc"/><text:bookmark-start text:name="__RefHeading__16258_2073142818"/>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text:bookmark-start text:name="__RefHeading__16260_2073142818"/>Qu'est-ce qu'une fonction ? <text:bookmark-end text:name="__RefHeading__16260_2073142818"/></text:h>
          <text:p text:style-name="Text_20_body">Une fonction est un sous-programme caractérisé par:</text:p>
          <text:list xml:id="list5500449654554040591" text:style-name="L4">
            <text:list-item>
              <text:p text:style-name="P139">Son nom </text:p>
            </text:list-item>
            <text:list-item>
              <text:p text:style-name="P139">Des données en entrée (les paramètres) </text:p>
            </text:list-item>
            <text:list-item>
              <text:p text:style-name="P139">Une valeur de retour </text:p>
            </text:list-item>
            <text:list-item>
              <text:p text:style-name="P35">Une action sur le système, représentée par un algorithme </text:p>
            </text:list-item>
          </text:list>
          <text:h text:style-name="Heading_20_3" text:outline-level="3"><text:bookmark text:name="loca-glo"/><text:bookmark-start text:name="__RefHeading__16262_2073142818"/>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16264_2073142818"/>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2160032510994128640" text:style-name="L5">
            <text:list-item>
              <text:p text:style-name="P140">Une <text:span text:style-name="Emphasis">interface</text:span> qui spécifie exactement les fonctions qui seront visibles depuis l'extérieur. </text:p>
            </text:list-item>
            <text:list-item>
              <text:p text:style-name="P36">Une <text:span text:style-name="Emphasis">implémentation</text:span> qui contient des variables d'une part, du code d'autre part. </text:p>
            </text:list-item>
          </text:list>
          <text:h text:style-name="Heading_20_3" text:outline-level="3"><text:bookmark text:name="interf"/><text:bookmark-start text:name="__RefHeading__16266_2073142818"/>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text:bookmark-start text:name="__RefHeading__16268_2073142818"/>...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text:bookmark-start text:name="__RefHeading__16270_2073142818"/>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16">}</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text:bookmark-start text:name="__RefHeading__16272_2073142818"/>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16274_2073142818"/>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16">void push (char);</text:p>
          <text:p text:style-name="Text_20_body">On peut dire qu'un tel module est un "archéo-objet". Mais nous aimerions répondre aux trois questions suivantes:</text:p>
          <text:list xml:id="list872397289757253228" text:style-name="L6">
            <text:list-item>
              <text:p text:style-name="P141">Comment faire si nous avons besoin de plusieurs piles dans notre programme ? </text:p>
            </text:list-item>
            <text:list-item>
              <text:p text:style-name="P141">Comment classer nos objets par "familles d'objets" ? </text:p>
            </text:list-item>
            <text:list-item>
              <text:p text:style-name="P37">Comment faire si nous avons besoin de piles d'entiers ? </text:p>
            </text:list-item>
          </text:list>
          <text:h text:style-name="Heading_20_3" text:outline-level="3"><text:bookmark text:name="obj-typ"/><text:bookmark-start text:name="__RefHeading__16276_2073142818"/>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16">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16">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16">stack[10] Stacks;</text:p>
          <text:p text:style-name="Text_20_body">Une variable pourra être initialisée:</text:p>
          <text:p text:style-name="P16">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16">B=A;</text:p>
          <text:p text:style-name="Text_20_body">On pourra faire un transtypage (cast) d'un type dans un autre:</text:p>
          <text:p text:style-name="Preformatted_20_Text">stack A;</text:p>
          <text:p text:style-name="Preformatted_20_Text">int B;</text:p>
          <text:p text:style-name="Preformatted_20_Text">...</text:p>
          <text:p text:style-name="P16">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text:bookmark-start text:name="__RefHeading__16284_2073142818"/>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16">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16">};</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1590142394388531177" text:style-name="L7">
            <text:list-item>
              <text:p text:style-name="P142">Plus le nombre de formes sera grand, plus la fonction draw sera longue. </text:p>
            </text:list-item>
            <text:list-item>
              <text:p text:style-name="P38">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16">}</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16">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16">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16"/>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text:bookmark-start text:name="__RefHeading__16300_2073142818"/>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4">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16">stack&lt;shape&gt; pile-de-formes;</text:p>
          <text:h text:style-name="Heading_20_3" text:outline-level="3"><text:bookmark text:name="heritcor"/><text:bookmark-start text:name="__RefHeading__16302_2073142818"/>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16304_2073142818"/>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16306_2073142818"/>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 text:name="cafeteria"/><text:bookmark-start text:name="__RefHeading__16308_2073142818"/>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132254540833552772" text:style-name="L8">
            <text:list-item>
              <text:p text:style-name="P143">Les machines à café utilisant du café en grain </text:p>
            </text:list-item>
            <text:list-item>
              <text:p text:style-name="P143">Les machines à café utilisant du café moulu </text:p>
            </text:list-item>
            <text:list-item>
              <text:p text:style-name="P39">Les machines à café utilisant du café soluble </text:p>
            </text:list-item>
          </text:list>
          <text:h text:style-name="Heading_20_3" text:outline-level="3"><text:bookmark text:name="cafproc"/><text:bookmark-start text:name="__RefHeading__16310_2073142818"/>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16">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16">}</text:p>
          <text:p text:style-name="Text_20_body">Il faut connaître pour chaque machine quel est son type, cela peut faire l'objet d'un tableau <text:span text:style-name="Source_20_Text">caf_types</text:span>:</text:p>
          <text:p text:style-name="P16">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6">}</text:p>
          <text:h text:style-name="Heading_20_3" text:outline-level="3"><text:bookmark text:name="cafobj"/><text:bookmark-start text:name="__RefHeading__16312_2073142818"/>Le café en programmation objet<text:bookmark-end text:name="__RefHeading__16312_2073142818"/></text:h>
          <text:p text:style-name="Text_20_body">Tout cela est bien beau, mais on voit d'emblée que cette manière de procéder peut poser quelques problèmes:</text:p>
          <text:list xml:id="list7053326820827837628" text:style-name="L9">
            <text:list-item>
              <text:p text:style-name="P144">Ecrite de cette manière, la programmation n'a qu'un très lointain rapport avec la manière dont nous pensons, de sorte qu'elle a un côté artificiel, y compris lors de la conception du programme. </text:p>
            </text:list-item>
            <text:list-item>
              <text:p text:style-name="P40">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4">correspondant aux cafetières existant déjà</text:span>. </text:p>
            </text:list-item>
          </text:list>
          <text:h text:style-name="Heading_20_4" text:outline-level="4"><text:bookmark text:name="cafmodele"/><text:bookmark-start text:name="__RefHeading__16314_2073142818"/>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4880854406446137347" text:style-name="L10">
            <text:list-item>
              <text:p text:style-name="P145">Ont un grand nombre de points en commun (il s'agit toujours de machines à café) </text:p>
            </text:list-item>
            <text:list-item>
              <text:p text:style-name="P145">Sont cependant de plusieurs types </text:p>
            </text:list-item>
            <text:list-item>
              <text:p text:style-name="P145">Ont une certaine structure (en fait, ils contiennent d'autres objets), ainsi qu'un comportement vis-à-vis du monde extérieur: </text:p>
              <text:list>
                <text:list-item>
                  <text:p text:style-name="P145">On peut leur "donner l'ordre" de faire le café. </text:p>
                </text:list-item>
                <text:list-item>
                  <text:p text:style-name="P41">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text:bookmark-start text:name="__RefHeading__16316_2073142818"/>qu'est-ce qu'une cafetière ?<text:bookmark-end text:name="__RefHeading__16316_2073142818"/></text:h>
          <text:p text:style-name="Text_20_body">Nous dirons qu'une cafetière est un objet. Cet objet est un ensemble de composants:</text:p>
          <text:list xml:id="list6825439062691936755" text:style-name="L11">
            <text:list-item>
              <text:p text:style-name="P146">Réservoir d'eau </text:p>
            </text:list-item>
            <text:list-item>
              <text:p text:style-name="P146">Réservoir de café </text:p>
            </text:list-item>
            <text:list-item>
              <text:p text:style-name="P146">Réservoir de sucre </text:p>
            </text:list-item>
            <text:list-item>
              <text:p text:style-name="P146">Réservoir de cuillers </text:p>
            </text:list-item>
            <text:list-item>
              <text:p text:style-name="P146">Réservoir de gobelets </text:p>
            </text:list-item>
            <text:list-item>
              <text:p text:style-name="P42">Résistance chauffante </text:p>
            </text:list-item>
          </text:list>
          <text:p text:style-name="Text_20_body">Lorsque nous écrirons le programme, il nous suffira de représenter ces objets par des <text:span text:style-name="Emphasis">variables</text:span>, ainsi il sera possible d'écrire:</text:p>
          <text:p text:style-name="P16">cafetiere A;</text:p>
          <text:p text:style-name="Text_20_body">de la même manière qu'on écrit en C:</text:p>
          <text:p text:style-name="P16">int B;</text:p>
          <text:h text:style-name="Heading_20_4" text:outline-level="4"><text:bookmark text:name="cafesortes"/><text:bookmark-start text:name="__RefHeading__16318_2073142818"/>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text:bookmark-start text:name="__RefHeading__16320_2073142818"/>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16">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l'utilisateur: c'est moins confortable, mais ça fait tout-de-même du café). Donc la fonction <text:span text:style-name="Source_20_Text">force()</text:span> sera une méthode <text:soft-page-break/>de <text:span text:style-name="Source_20_Text">cafetiere_grain</text:span>, <text:span text:style-name="Emphasis">pas</text:span> de <text:span text:style-name="Source_20_Text">cafetiere</text:span>.</text:p>
          <text:h text:style-name="Heading_20_4" text:outline-level="4"><text:bookmark text:name="voyants"/><text:bookmark-start text:name="__RefHeading__16322_2073142818"/>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text:bookmark-start text:name="__RefHeading__16324_2073142818"/>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6">}</text:p>
          <text:h text:style-name="Heading_20_4" text:outline-level="4"><text:bookmark text:name="robusta"/><text:bookmark-start text:name="__RefHeading__16326_2073142818"/>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16328_2073142818"/>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3314483818701738396" text:style-name="L12">
            <text:list-item>
              <text:p text:style-name="P147">Un état </text:p>
            </text:list-item>
            <text:list-item>
              <text:p text:style-name="P147">Un comportement </text:p>
            </text:list-item>
            <text:list-item>
              <text:p text:style-name="P43">Une identité </text:p>
            </text:list-item>
          </text:list>
          <text:h text:style-name="Heading_20_4" text:outline-level="4"><text:bookmark text:name="obj-etat"/><text:bookmark-start text:name="__RefHeading__16330_2073142818"/>L'état d'un objet:<text:bookmark-end text:name="__RefHeading__16330_2073142818"/></text:h>
          <text:p text:style-name="Text_20_body">L'état d'un objet est la combinaison de ses propriétés: celles-ci peuvent elles-mêmes être des objets. Par exemple, l'état de la machine à café sera:</text:p>
          <text:list xml:id="list951891366646237552" text:style-name="L13">
            <text:list-item>
              <text:p text:style-name="P148">En fonctionnement </text:p>
            </text:list-item>
            <text:list-item>
              <text:p text:style-name="P148">Prête à faire le café </text:p>
            </text:list-item>
            <text:list-item>
              <text:p text:style-name="P148">Réservoir à café plein ou vide </text:p>
            </text:list-item>
            <text:list-item>
              <text:p text:style-name="P44">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bookmark-start text:name="__RefHeading__16332_2073142818"/>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text:soft-page-break/>peut générer un comportement particulier (le réservoir à café se vide: l'objet téléphone à la maintenance), et réciproquement une action entraînera un changement d'état.</text:p>
          <text:h text:style-name="Heading_20_4" text:outline-level="4"><text:bookmark text:name="obj-id"/><text:bookmark-start text:name="__RefHeading__16334_2073142818"/>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text:bookmark-start text:name="__RefHeading__16336_2073142818"/>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text:bookmark-start text:name="__RefHeading__16338_2073142818"/>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5">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11" text:outline-level="1"><text:bookmark text:name="type-base"/><text:bookmark text:name="contenu2"/><text:bookmark-start text:name="__RefHeading__16340_2073142818"/>Au coeur des langages C/C++<text:bookmark-end text:name="__RefHeading__16340_2073142818"/></text:h>
          <text:h text:style-name="Heading_20_2" text:outline-level="2"><text:bookmark text:name="expressions"/><text:bookmark-start text:name="__RefHeading__16342_2073142818"/>Les expressions<text:bookmark-end text:name="__RefHeading__16342_2073142818"/></text:h>
          <text:p text:style-name="Text_20_body">Une expression est composée d'opérateurs et d'opérandes (variables ou constantes). L'expression la plus simple ne comporte qu'une variable. Par exemple:</text:p>
          <text:p text:style-name="P16">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16344_2073142818"/>Les instructions<text:bookmark-end text:name="__RefHeading__16344_2073142818"/></text:h>
          <text:p text:style-name="Text_20_body">Une instruction est :</text:p>
          <text:list xml:id="list271234184628237059" text:style-name="L14">
            <text:list-item>
              <text:p text:style-name="P149">soit une instruction simple: elle se termine toujours par un ";" </text:p>
            </text:list-item>
            <text:list-item>
              <text:p text:style-name="P149">soit un bloc d'instructions (instruction composée): il a la structure suivante: </text:p>
              <text:list>
                <text:list-item>
                  <text:p text:style-name="P149">Une accolade ouvrante "<text:span text:style-name="Source_20_Text"><text:span text:style-name="T3">{</text:span></text:span>" </text:p>
                </text:list-item>
                <text:list-item>
                  <text:p text:style-name="P149">Des définitions optionnelles (déclarations de variables) locales au bloc et des instructions </text:p>
                </text:list-item>
                <text:list-item>
                  <text:p text:style-name="P45">Une accolade fermante "<text:span text:style-name="Source_20_Text"><text:span text:style-name="T3">}</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3">if ( expression ) instruction</text:span></text:span> L'expression est évaluée : si le résultat est différent de 0 (en C) ou de <text:span text:style-name="Source_20_Text">false</text:span> (en C++), l'instruction est exécutée, sinon rien n'est fait. Exemple:</text:p>
          <text:p text:style-name="P16"><text:s text:c="3"/>if (i==0) nb = nb + 1;</text:p>
          <text:p text:style-name="Text_20_body">L'instruction <text:span text:style-name="Source_20_Text">if</text:span> peut aussi rendre la forme <text:span text:style-name="Source_20_Text"><text:span text:style-name="T3">if... else</text:span></text:span><text:span text:style-name="Source_20_Text"> </text:span>:</text:p>
          <text:p text:style-name="Preformatted_20_Text">if ( expression ) </text:p>
          <text:p text:style-name="Preformatted_20_Text"><text:s text:c="3"/>instruction1;</text:p>
          <text:p text:style-name="Preformatted_20_Text">else</text:p>
          <text:p text:style-name="P16"><text:s text:c="3"/>instruction2;</text:p>
          <text:p text:style-name="Text_20_body">ou encore <text:span text:style-name="Source_20_Text"><text:span text:style-name="T3">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16"><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3">switch</text:span></text:span> offre une meilleure structuration du code:</text:p>
          <text:p text:style-name="Preformatted_20_Text"><text:span text:style-name="T3">switch(expression)</text:span> {</text:p>
          <text:p text:style-name="Preformatted_20_Text"><text:s text:c="4"/><text:span text:style-name="T3">case valeur constante</text:span>: instructions1;</text:p>
          <text:p text:style-name="Preformatted_20_Text"><text:s text:c="4"/><text:span text:style-name="T3">case autre valeur constante</text:span>: instructions2;</text:p>
          <text:p text:style-name="Preformatted_20_Text"><text:s text:c="4"/><text:span text:style-name="T3">default</text:span>: instructions;</text:p>
          <text:p text:style-name="P16">}</text:p>
          <text:p text:style-name="Text_20_body">Le <text:span text:style-name="Source_20_Text"><text:span text:style-name="T3">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3">break</text:span>;</text:p>
          <text:p text:style-name="Preformatted_20_Text"><text:s text:c="7"/>case '+' : exp = a + b: <text:span text:style-name="T3">break</text:span>;</text:p>
          <text:p text:style-name="Preformatted_20_Text"><text:s text:c="7"/>default <text:s/>: cout &lt;&lt; "Operateur inconnu\n";</text:p>
          <text:p text:style-name="P16"><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3">switch</text:span></text:span> ou <text:span text:style-name="Source_20_Text"><text:span text:style-name="T3">if</text:span></text:span>.</text:p>
          <text:h text:style-name="Heading_20_3" text:outline-level="3"><text:bookmark-start text:name="__RefHeading__16350_2073142818"/>L'instruction <text:span text:style-name="T3">while</text:span><text:bookmark-end text:name="__RefHeading__16350_2073142818"/></text:h>
          <text:p text:style-name="Text_20_body"><text:span text:style-name="Source_20_Text"><text:span text:style-name="T3">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3">while</text:span> (c!=' ') {</text:p>
          <text:p text:style-name="Preformatted_20_Text"><text:s text:c="3"/>c = getchar();</text:p>
          <text:p text:style-name="Preformatted_20_Text"><text:s text:c="3"/>chaine[i++] = c;</text:p>
          <text:p text:style-name="P16">}</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3">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3">expression1; while(expression2) {instruction; expression3; }</text:span></text:span>. Exemple d'utilisation de la boucle for; calcul de 2 <text:span text:style-name="T5">n</text:span>:</text:p>
          <text:p text:style-name="Preformatted_20_Text"><text:s text:c="3"/>x=1;</text:p>
          <text:p text:style-name="Preformatted_20_Text"><text:s text:c="3"/><text:span text:style-name="T3">for</text:span> (int i=0; i&lt;n; i++)</text:p>
          <text:p text:style-name="P16"><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3">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16">}</text:p>
          <text:p text:style-name="P16">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3">return</text:span></text:span> ou <text:span text:style-name="Source_20_Text"><text:span text:style-name="T3">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3">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3">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3">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3">on doit</text:span></text:span> s'en passer.</text:p>
          <text:h text:style-name="Heading_20_2" text:outline-level="2"><text:bookmark text:name="constC"/><text:bookmark-start text:name="__RefHeading__16362_2073142818"/>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16">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4708539507429742435" text:style-name="L15">
            <text:list-item>
              <text:p text:style-name="P150">un nombre qui ne commence pas par un 0 (chiffre zéro) est en base 10 </text:p>
            </text:list-item>
            <text:list-item>
              <text:p text:style-name="P150">un nombre qui commence par un 0 suivi d'un ou plusieurs chiffres est en base 8 </text:p>
            </text:list-item>
            <text:list-item>
              <text:p text:style-name="P46">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3">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3">float</text:span></text:span>), l ou L (pour <text:span text:style-name="Teletype"><text:span text:style-name="T3">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5">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5">-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5">-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5">-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3">"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16376_2073142818"/><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4211086903267113504" text:style-name="L16">
            <text:list-item>
              <text:p text:style-name="P151">Le type <text:span text:style-name="Source_20_Text">bool</text:span> </text:p>
            </text:list-item>
            <text:list-item>
              <text:p text:style-name="P151">La notion de référence </text:p>
            </text:list-item>
            <text:list-item>
              <text:p text:style-name="P47">Le type <text:span text:style-name="Source_20_Text">class</text:span> (fondamental, car c'est lui qui permet de définir les objets) </text:p>
            </text:list-item>
          </text:list>
          <text:h text:style-name="Heading_20_3" text:outline-level="3"><text:bookmark text:name="portee-nom"/><text:bookmark-start text:name="__RefHeading__16378_2073142818"/>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4381959421441517248" text:style-name="L17">
            <text:list-item>
              <text:p text:style-name="P152">Elle commence à la ligne de déclaration de <text:span text:style-name="Source_20_Text">A</text:span> </text:p>
            </text:list-item>
            <text:list-item>
              <text:p text:style-name="P48">Elle se termine à la fin du bloc dans lequel la variable <text:span text:style-name="Source_20_Text">A</text:span> a été définie. La fin de bloc est marquée par une accolade fermante <text:span text:style-name="Source_20_Text"><text:span text:style-name="T3">}</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3">int A=5; <text:s text:c="3"/>// DEBUT DE LA PORTEE DE A</text:span></text:p>
          <text:p text:style-name="Preformatted_20_Text"><text:s text:c="3"/>...</text:p>
          <text:p text:style-name="Preformatted_20_Text"><text:s text:c="3"/><text:span text:style-name="T3">}; <text:s text:c="9"/>// FIN DE LA PORTEE DE A</text:span></text:p>
          <text:p text:style-name="P16">...</text:p>
          <text:h text:style-name="Heading_20_4" text:outline-level="4"><text:bookmark text:name="nom-global"/><text:bookmark-start text:name="__RefHeading__16380_2073142818"/>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18">int A; <text:s text:c="12"/>// variable globale</text:p>
          <text:p text:style-name="Preformatted_20_Text"/>
          <text:p text:style-name="Preformatted_20_Text">int main() {</text:p>
          <text:p text:style-name="Preformatted_20_Text"><text:s text:c="4"/><text:span text:style-name="T3">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3">C += B; <text:s text:c="7"/>// ERREUR B n'est pas connu ici</text:span></text:p>
          <text:p text:style-name="Preformatted_20_Text"><text:s text:c="4"/>return C;</text:p>
          <text:p text:style-name="Preformatted_20_Text">};</text:p>
          <text:p text:style-name="P16"/>
          <text:h text:style-name="Heading_20_4" text:outline-level="4"><text:bookmark text:name="portee-var"/><text:bookmark-start text:name="__RefHeading__16382_2073142818"/>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3">int i=0</text:span>; i&lt;10;i++) <text:s text:c="3"/>// DEBUT DE PORTEE DE i</text:p>
          <text:p text:style-name="Preformatted_20_Text"><text:s text:c="3"/>{...</text:p>
          <text:p text:style-name="Preformatted_20_Text"><text:s text:c="4"/>...</text:p>
          <text:p text:style-name="P16"><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203706584557658635" text:style-name="L18">
            <text:list-item>
              <text:p text:style-name="P153">Un descripteur optionnel (<text:span text:style-name="Source_20_Text">const</text:span>, <text:span text:style-name="Source_20_Text">extern</text:span>, <text:span text:style-name="Source_20_Text">virtual</text:span>, ...) </text:p>
            </text:list-item>
            <text:list-item>
              <text:p text:style-name="P153">Un type de base <text:span text:style-name="Emphasis">obligatoire</text:span> (<text:span text:style-name="Source_20_Text">int</text:span> etc., ou type défini par le programmeur) </text:p>
            </text:list-item>
            <text:list-item>
              <text:p text:style-name="P153">Un déclarateur <text:span text:style-name="Emphasis">obligatoire</text:span>. Celui-ci est constitué de: </text:p>
              <text:list>
                <text:list-item>
                  <text:p text:style-name="P153">un nom choisi par le programmeur </text:p>
                </text:list-item>
                <text:list-item>
                  <text:p text:style-name="P153">un ou plusieurs opérateurs de déclaration. </text:p>
                </text:list-item>
              </text:list>
            </text:list-item>
            <text:list-item>
              <text:p text:style-name="P49">Un initialiseur optionnel. </text:p>
            </text:list-item>
          </text:list>
          <text:p text:style-name="Text_20_body">Exemple:</text:p>
          <text:p text:style-name="P16">int* A [];</text:p>
          <text:p text:style-name="Text_20_body">La déclaration de variables ci-dessus est constituée de la manière suivante:</text:p>
          <text:list xml:id="list5079287041216231089" text:style-name="L19">
            <text:list-item>
              <text:p text:style-name="P154">Pas de descripteur </text:p>
            </text:list-item>
            <text:list-item>
              <text:p text:style-name="P154">Type de base: <text:span text:style-name="Source_20_Text">int</text:span> </text:p>
            </text:list-item>
            <text:list-item>
              <text:p text:style-name="P154">Déclarateur constitué de: </text:p>
              <text:list>
                <text:list-item>
                  <text:p text:style-name="P154">Le nom <text:span text:style-name="Source_20_Text">A</text:span> </text:p>
                </text:list-item>
                <text:list-item>
                  <text:p text:style-name="P154">Les deux opérateurs de déclaration <text:span text:style-name="Source_20_Text"><text:span text:style-name="T3">*</text:span></text:span> et <text:span text:style-name="Source_20_Text"><text:span text:style-name="T3">[]</text:span></text:span>. Les opérateurs <text:span text:style-name="Emphasis">postfixés</text:span> (<text:span text:style-name="Source_20_Text"><text:span text:style-name="T3">[]</text:span></text:span>) ayant une priorité supérieure aux opérateur <text:span text:style-name="Emphasis">préfixés</text:span> (<text:span text:style-name="Source_20_Text"><text:span text:style-name="T3">*</text:span></text:span>), on a déclaré un tableau de pointeurs, non pas un pointeur vers un tableau. </text:p>
                </text:list-item>
              </text:list>
            </text:list-item>
            <text:list-item>
              <text:p text:style-name="P50">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16">int B; <text:s text:c="37"/>// 2 parties seulement</text:p>
          <text:p text:style-name="Text_20_body">quelques descripteurs sur lesquels nous reviendrons ultérieurement:</text:p>
          <text:p text:style-name="List_20_Heading"><text:span text:style-name="Source_20_Text"><text:span text:style-name="T3">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3">mutable</text:span></text:span> </text:p>
          <text:p text:style-name="List_20_Contents">Utilisé dans les déclaration de classes, en lien avec <text:span text:style-name="Source_20_Text">const</text:span> </text:p>
          <text:p text:style-name="List_20_Heading"><text:span text:style-name="Source_20_Text"><text:span text:style-name="T3">static</text:span></text:span> </text:p>
          <text:p text:style-name="List_20_Contents">Utilisé dans les déclarations de classes ou de fonctions </text:p>
          <text:p text:style-name="List_20_Heading"><text:span text:style-name="Source_20_Text"><text:span text:style-name="T3">virtual</text:span></text:span> </text:p>
          <text:p text:style-name="P15">Utilisé dans les déclaration de classes </text:p>
          <text:h text:style-name="Heading_20_2" text:outline-level="2"><text:bookmark text:name="type-predef"/><text:bookmark-start text:name="__RefHeading__16386_2073142818"/>Les types de base<text:bookmark-end text:name="__RefHeading__16386_2073142818"/></text:h>
          <text:h text:style-name="Heading_20_3" text:outline-level="3"><text:bookmark text:name="char"/><text:bookmark-start text:name="__RefHeading__16388_2073142818"/>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8426575736151689533" text:style-name="L20">
            <text:list-item>
              <text:p text:style-name="P155">-128 à +127 s'il est signé <text:span text:style-name="Source_20_Text">signed char</text:span> (positif ou négatif) </text:p>
            </text:list-item>
            <text:list-item>
              <text:p text:style-name="P51">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text:bookmark-start text:name="__RefHeading__16392_2073142818"/>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3">enum</text:span> jour_t {lundi, mardi, mercredi, jeudi, vendredi, samedi, dimanche};</text:p>
          <text:p text:style-name="Preformatted_20_Text">jour_t jour;</text:p>
          <text:p text:style-name="Preformatted_20_Text">...</text:p>
          <text:p text:style-name="P16">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16"><text:span text:style-name="T3">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5388118736226320007" text:style-name="L21">
            <text:list-item>
              <text:p text:style-name="P156"><text:span text:style-name="T3">float</text:span>: c'est le type réel simple précision, codé sur 32 bits </text:p>
            </text:list-item>
            <text:list-item>
              <text:p text:style-name="P156"><text:span text:style-name="T3">double</text:span>: c'est le type réel en double précision, codé sur 64 bits. </text:p>
            </text:list-item>
            <text:list-item>
              <text:p text:style-name="P52"><text:span text:style-name="T3">long double</text:span>: c'est le type réel en précision étendue ou quadruple précision, codé sur 128 bits. </text:p>
            </text:list-item>
          </text:list>
          <text:h text:style-name="Heading_20_3" text:outline-level="3"><text:bookmark text:name="void"/><text:bookmark-start text:name="__RefHeading__16398_2073142818"/>Le type <text:span text:style-name="Emphasis">void</text:span><text:bookmark-end text:name="__RefHeading__16398_2073142818"/></text:h>
          <text:p text:style-name="Text_20_body">Il s'agit d'un "pseudo-type", qui veut dire "rien". On peut l'employer comme type de pointeur;</text:p>
          <text:p text:style-name="P16">void*</text:p>
          <text:p text:style-name="Text_20_body">signifie "pointeur vers n'importe quoi". <text:span text:style-name="Source_20_Text">void</text:span> peut aussi être employé comme type de retour de fonction:</text:p>
          <text:p text:style-name="P16">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16">fonction();</text:p>
          <text:p text:style-name="Text_20_body">est illégale en C++, mais correspond en C à une fonction qui renvoie une valeur entière (la valeur par défaut). Pour ne rien renvoyer il faut spécifier:</text:p>
          <text:p text:style-name="P16">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16"><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16">uint32_t c</text:p>
          <text:h text:style-name="Heading_20_2" text:outline-level="2"><text:bookmark text:name="type-deriv"/><text:bookmark-start text:name="__RefHeading__16404_2073142818"/>Types dérivés<text:bookmark-end text:name="__RefHeading__16404_2073142818"/></text:h>
          <text:p text:style-name="Text_20_body">En plus des types de base, il existe un nombre théoriquement infini de types pouvant être construits à partir des types de base :</text:p>
          <text:list xml:id="list4953051467809022344" text:style-name="L22">
            <text:list-item>
              <text:p text:style-name="P157">Des tableaux d'objets d'un certain type ; </text:p>
            </text:list-item>
            <text:list-item>
              <text:p text:style-name="P157">Des fonctions renvoyant des objets d'un certain type ; </text:p>
            </text:list-item>
            <text:list-item>
              <text:p text:style-name="P157">Des pointeurs (C/C++) ou des références (C++) sur des objets d'un certain type (cf. ci-dessous); </text:p>
            </text:list-item>
            <text:list-item>
              <text:p text:style-name="P157">Des structures contenant des objets de types divers ; </text:p>
            </text:list-item>
            <text:list-item>
              <text:p text:style-name="P53">Des unions qui peuvent contenir un objet parmi plusieurs de types divers. </text:p>
            </text:list-item>
          </text:list>
          <text:p text:style-name="P3">Ces constructions de types dérivés peuvent se faire en général de manière récursive.</text:p>
          <text:h text:style-name="Heading_20_2" text:outline-level="2"><text:bookmark text:name="type-auto"/><text:bookmark-start text:name="__RefHeading__16406_2073142818"/>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16"><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16408_2073142818"/>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3">0</text:span></text:span> à <text:span text:style-name="Source_20_Text"><text:span text:style-name="T3">n-1</text:span></text:span>.</text:p>
          <text:p text:style-name="Preformatted_20_Text"><text:span text:style-name="T3">int tab[10]</text:span>; <text:s text:c="4"/>/* Tableau de 10 entiers, les indices vont de 0 à 9 */</text:p>
          <text:p text:style-name="Preformatted_20_Text">tab[0] = 5;</text:p>
          <text:p text:style-name="P16">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3">#define</text:span></text:span> du préprocesseur:</text:p>
          <text:p text:style-name="Preformatted_20_Text"><text:soft-page-break/><text:span text:style-name="T3">#define TAILLE 10</text:span> <text:s text:c="8"/>/* Attention à la syntaxe: pas de ; */</text:p>
          <text:p text:style-name="P16">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3">int tab[5]</text:span> = {0,1,2,3,4};</text:p>
          <text:p text:style-name="Preformatted_20_Text"><text:span text:style-name="T3">float x[5]</text:span> = {1.3,2.4,9.3}; <text:s text:c="2"/>/* Les constantes sont affectées aux 3 premiers éléments, </text:p>
          <text:p text:style-name="Preformatted_20_Text"><text:s text:c="33"/>les 2 derniers sont initialisés à 0 */</text:p>
          <text:p text:style-name="Preformatted_20_Text"><text:span text:style-name="T3">int num[]</text:span> = {0,1,2}; <text:s text:c="9"/>/* On peut ne pas spécifier la dimension, </text:p>
          <text:p text:style-name="P16"><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3540311563271197907" text:style-name="L23">
            <text:list-item>
              <text:p text:style-name="P158">L'adresse de base du tableau </text:p>
            </text:list-item>
            <text:list-item>
              <text:p text:style-name="P54">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7797084184086444151" text:style-name="L24">
            <text:list-item>
              <text:p text:style-name="P159">Utiliser la notation <text:span text:style-name="Source_20_Text">int tab[]</text:span>: il n'y a pas d'allocation mémoire à réaliser, donc la dimension du tableau n'est pas spécifiée dans la déclaration. </text:p>
            </text:list-item>
            <text:list-item>
              <text:p text:style-name="P55">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16"><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3">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16"><text:s text:c="3"/>y[i]=i*i;</text:p>
          <text:p text:style-name="Text_20_body"><text:span text:style-name="T3">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16">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3">char ligne[80];</text:span> <text:s text:c="35"/>/* Déclaration d'une chaine de 80 caractères */</text:p>
          <text:p text:style-name="Preformatted_20_Text"><text:span text:style-name="T3">char titre[]</text:span> = "Introduction"; <text:s text:c="20"/>/* Initialisation d'une chaine de 13 caractères */</text:p>
          <text:p text:style-name="Preformatted_20_Text"><text:span text:style-name="T3">char salut[]</text:span> = {'b','o','n','j','o','u','r','\0'}; /* Initialisation lourde mais correcte */</text:p>
          <text:p text:style-name="Preformatted_20_Text"><text:span text:style-name="T3">char salut[]</text:span> = "bonjour"; <text:s text:c="25"/>/* Pareil, mais plus élégant */</text:p>
          <text:p text:style-name="P16"><text:span text:style-name="T3">char pasplein[15]</text:span>="pas plein"; <text:s text:c="20"/>/* La chaine est complétée par des \0 */</text:p>
          <text:p text:style-name="Text_20_body">Stockage mémoire de la variable <text:span text:style-name="Source_20_Text"><text:span text:style-name="T3">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16">int tab[10][20];</text:p>
          <text:p text:style-name="Text_20_body">Pour accéder à un élément du tableau : </text:p>
          <text:p text:style-name="P16"><text:span text:style-name="T3">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16"><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16">}</text:p>
          <text:h text:style-name="Heading_20_2" text:outline-level="2"><text:bookmark text:name="struct"/><text:bookmark-start text:name="__RefHeading__16426_2073142818"/>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3">struct</text:span> personne {</text:p>
          <text:p text:style-name="Preformatted_20_Text"><text:s text:c="3"/>char nom[20];</text:p>
          <text:p text:style-name="Preformatted_20_Text"><text:s text:c="3"/>char prenom[20];</text:p>
          <text:p text:style-name="Preformatted_20_Text"><text:s text:c="3"/>int no_ss;</text:p>
          <text:p text:style-name="P16">}</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16">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3">.</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16436_2073142818"/>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16">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16438_2073142818"/>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16">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16">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16"><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16">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16">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16">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16">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16">A = 4, B = 5; // La valeur retournée par cette expression est 5</text:p>
          <text:h text:style-name="Heading_20_2" text:outline-level="2"><text:bookmark text:name="fonctions"/><text:bookmark-start text:name="__RefHeading__16456_2073142818"/>Les fonctions<text:bookmark-end text:name="__RefHeading__16456_2073142818"/></text:h>
          <text:h text:style-name="Heading_20_3" text:outline-level="3"><text:bookmark text:name="decl-def"/><text:bookmark-start text:name="__RefHeading__16458_2073142818"/>Déclaration et définition de fonctions <text:bookmark-end text:name="__RefHeading__16458_2073142818"/></text:h>
          <text:p text:style-name="Text_20_body">Une <text:span text:style-name="Emphasis">fonction</text:span> comprend une ou deux parties distinctes:</text:p>
          <text:list xml:id="list548041902398446703" text:style-name="L25">
            <text:list-item>
              <text:p text:style-name="P160"><text:span text:style-name="Emphasis">La déclaration</text:span> (optionnelle): Le nom de la fonction, les paramètres dont elle a besoin, et ce qu'elle renverra. </text:p>
            </text:list-item>
            <text:list-item>
              <text:p text:style-name="P56"><text:span text:style-name="Emphasis">La définition</text:span>: la déclaration (redite au besoin), suivie de ce que fait la fonction (le code). </text:p>
            </text:list-item>
          </text:list>
          <text:h text:style-name="Heading_20_4" text:outline-level="4"><text:bookmark text:name="decl"/><text:bookmark-start text:name="__RefHeading__16460_2073142818"/><text:soft-page-break/>Déclaration<text:bookmark-end text:name="__RefHeading__16460_2073142818"/></text:h>
          <text:p text:style-name="Text_20_body">Une <text:span text:style-name="Emphasis">déclaration de fonction</text:span> comprend trois parties:</text:p>
          <text:list xml:id="list8801425621720025041" text:style-name="L26">
            <text:list-item>
              <text:p text:style-name="P161">Le type de retour (éventuellement <text:span text:style-name="Source_20_Text">void</text:span> si elle ne renvoie rien) </text:p>
            </text:list-item>
            <text:list-item>
              <text:p text:style-name="P161">Le nom de la fonction </text:p>
            </text:list-item>
            <text:list-item>
              <text:p text:style-name="P57">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16">int f1 (int,int,int);</text:p>
          <text:h text:style-name="Heading_20_4" text:outline-level="4"><text:bookmark text:name="def"/><text:bookmark-start text:name="__RefHeading__16462_2073142818"/>Définition<text:bookmark-end text:name="__RefHeading__16462_2073142818"/></text:h>
          <text:p text:style-name="Text_20_body">Une <text:span text:style-name="Emphasis">définition de fonction</text:span> comprend deux parties:</text:p>
          <text:list xml:id="list1431387022968382917" text:style-name="L27">
            <text:list-item>
              <text:p text:style-name="P162">La <text:span text:style-name="Emphasis">déclaration</text:span> de la fonction, <text:span text:style-name="Emphasis">avec cette fois le nom des paramètres</text:span> </text:p>
            </text:list-item>
            <text:list-item>
              <text:p text:style-name="P58">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text:bookmark-start text:name="__RefHeading__16464_2073142818"/>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16">int factorielle(int n) {return n==1?1:n*factorielle(n-1);}</text:p>
          <text:h text:style-name="Heading_20_2" text:outline-level="2"><text:bookmark text:name="lrvalue"/><text:bookmark-start text:name="__RefHeading__16466_2073142818"/>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16">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16">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 text:name="ptr-ref-const"/><text:bookmark-start text:name="__RefHeading__16468_2073142818"/>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3">Note typographique</text:span>. On le verra dans la suite, il est aisé de confondre:</text:p>
          <text:list xml:id="list7530696204161068610" text:style-name="L28">
            <text:list-item>
              <text:p text:style-name="P163">les deux significations du caractère * dans: <text:span text:style-name="Source_20_Text">int * x</text:span> et <text:span text:style-name="Source_20_Text">y = *x </text:span></text:p>
            </text:list-item>
            <text:list-item>
              <text:p text:style-name="P59">les deux significations du caractère &amp; dans: <text:span text:style-name="Source_20_Text">int &amp; </text:span>et <text:span text:style-name="Source_20_Text">x = &amp; y </text:span></text:p>
            </text:list-item>
          </text:list>
          <text:p text:style-name="Text_20_body">Pour faciliter les choses, on écrira: </text:p>
          <text:list xml:id="list6437543103528951106" text:style-name="L29">
            <text:list-item>
              <text:p text:style-name="P164"><text:span text:style-name="Source_20_Text"><text:span text:style-name="T3">int* x</text:span></text:span> ou <text:span text:style-name="Source_20_Text"><text:span text:style-name="T3">int&amp; y </text:span></text:span>pour les déclarations </text:p>
            </text:list-item>
            <text:list-item>
              <text:p text:style-name="P60"><text:span text:style-name="Source_20_Text"><text:span text:style-name="T3">*x </text:span></text:span>ou <text:span text:style-name="Source_20_Text"><text:span text:style-name="T3">&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4">types</text:span> <text:span text:style-name="Source_20_Text">int*</text:span> ou <text:span text:style-name="Source_20_Text">int&amp;</text:span>.</text:p>
          <text:h text:style-name="Heading_20_2" text:outline-level="2"><text:bookmark text:name="ptr-ana"/><text:bookmark-start text:name="__RefHeading__16470_2073142818"/><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text:bookmark-start text:name="__RefHeading__16474_2073142818"/>Initialisation = Clônage<text:bookmark-end text:name="__RefHeading__16474_2073142818"/></text:h>
          <text:p text:style-name="Preformatted_20_Text">homme jacques;</text:p>
          <text:p text:style-name="P17">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text:bookmark-start text:name="__RefHeading__16476_2073142818"/>Opérateur= : Je me prends pour un autre.<text:bookmark-end text:name="__RefHeading__16476_2073142818"/></text:h>
          <text:p text:style-name="Preformatted_20_Text">homme pierre;</text:p>
          <text:p text:style-name="Preformatted_20_Text">...</text:p>
          <text:p text:style-name="P17">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4">égaux</text:span>, on l'a vu, mais pas <text:span text:style-name="T4">identiques</text:span>.</text:p>
          <text:h text:style-name="Heading_20_3" text:outline-level="3"><text:bookmark text:name="ptr-surnom"/><text:bookmark-start text:name="__RefHeading__16478_2073142818"/>Références = Surnoms<text:bookmark-end text:name="__RefHeading__16478_2073142818"/></text:h>
          <text:p text:style-name="Preformatted_20_Text">homme pierre;</text:p>
          <text:p text:style-name="P18">homme&amp; pierrot = pierre;</text:p>
          <text:p text:style-name="P17">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4">identiques</text:span> (donc aussi égaux). </text:p>
          <text:h text:style-name="Heading_20_3" text:outline-level="3"><text:bookmark text:name="ptr-ptr"/><text:bookmark-start text:name="__RefHeading__16480_2073142818"/>Pointeurs = Attention, on vous montre du doigt<text:bookmark-end text:name="__RefHeading__16480_2073142818"/></text:h>
          <text:p text:style-name="Preformatted_20_Text">homme pierre;</text:p>
          <text:p text:style-name="P18">homme* ce_mec = pierre;</text:p>
          <text:p text:style-name="P18">homme* le_type_la_bas = pierre;</text:p>
          <text:p text:style-name="P17">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3318175118326406889" text:style-name="L30">
            <text:list-item>
              <text:p text:style-name="P165">Le pointeur est détruit, mais pas l'objet pointé. Si rien ne pointe plus sur lui, on peut perdre sa trace dans la mémoire de l'ordinateur... celui-ci a alors la migraine (fuites de mémoire). </text:p>
            </text:list-item>
            <text:list-item>
              <text:p text:style-name="P61">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 text:name="ptr-prmval"/><text:bookmark-start text:name="__RefHeading__16484_2073142818"/>Passage des paramètres par valeur<text:bookmark-end text:name="__RefHeading__16484_2073142818"/></text:h>
          <text:p text:style-name="Preformatted_20_Text">void coupe(<text:span text:style-name="T3">homme coiffeur, homme client</text:span>);</text:p>
          <text:p text:style-name="Preformatted_20_Text">...</text:p>
          <text:p text:style-name="Preformatted_20_Text">homme pierre;</text:p>
          <text:p text:style-name="Preformatted_20_Text">homme jacques;</text:p>
          <text:p text:style-name="P16">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text:bookmark-start text:name="__RefHeading__16486_2073142818"/>Passage du client par référence<text:bookmark-end text:name="__RefHeading__16486_2073142818"/></text:h>
          <text:p text:style-name="Preformatted_20_Text">void coupe(<text:span text:style-name="T3">homme coiffeur, homme&amp; client</text:span>);</text:p>
          <text:p text:style-name="Preformatted_20_Text">...</text:p>
          <text:p text:style-name="Preformatted_20_Text">homme pierre;</text:p>
          <text:p text:style-name="Preformatted_20_Text">homme jacques;</text:p>
          <text:p text:style-name="P16">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text:bookmark-start text:name="__RefHeading__16488_2073142818"/>Passage du coiffeur par const référence<text:bookmark-end text:name="__RefHeading__16488_2073142818"/></text:h>
          <text:p text:style-name="Preformatted_20_Text">void coupe(<text:span text:style-name="T3">const homme&amp; coiffeur, homme&amp; client</text:span>);</text:p>
          <text:p text:style-name="Preformatted_20_Text">...</text:p>
          <text:p text:style-name="Preformatted_20_Text">homme pierre;</text:p>
          <text:p text:style-name="Preformatted_20_Text">homme jacques;</text:p>
          <text:p text:style-name="P16">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 text:name="ptr-retval"/><text:bookmark-start text:name="__RefHeading__16492_2073142818"/><text:soft-page-break/>Retour d'un paramètre par valeur<text:bookmark-end text:name="__RefHeading__16492_2073142818"/></text:h>
          <text:p text:style-name="Preformatted_20_Text"><text:span text:style-name="T3">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6">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 text:name="ptr-retref"/><text:bookmark-start text:name="__RefHeading__16494_2073142818"/>Retour d'un paramètre par référence<text:bookmark-end text:name="__RefHeading__16494_2073142818"/></text:h>
          <text:p text:style-name="Preformatted_20_Text"><text:span text:style-name="T3">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6">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 text:name="ptr-retptr"/><text:bookmark-start text:name="__RefHeading__16496_2073142818"/>Retour d'un paramètre par pointeur<text:bookmark-end text:name="__RefHeading__16496_2073142818"/></text:h>
          <text:p text:style-name="Preformatted_20_Text"><text:span text:style-name="T3">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6">humain* nouveau_ne = coit(pierre,marie);</text:p>
          <text:p text:style-name="Text_20_body">Cette fois, ça va mieux: l'enfant est créé par <text:span text:style-name="Source_20_Text">new</text:span>, mais il est <text:span text:style-name="T4">quelque part ailleurs</text:span>, et <text:span text:style-name="T4">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 text:name="move"/><text:bookmark-start text:name="__RefHeading__16498_2073142818"/>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 text:name="ptr-virt"/><text:bookmark-start text:name="__RefHeading__16500_2073142818"/><text:soft-page-break/>Retour au monde virtuel...<text:bookmark-end text:name="__RefHeading__16500_2073142818"/></text:h>
          <text:h text:style-name="Heading_20_3" text:outline-level="3"><text:bookmark text:name="ref"/><text:bookmark-start text:name="__RefHeading__16502_2073142818"/>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16">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16"><text:span text:style-name="T3">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17">a=B;</text:p>
          <text:p text:style-name="Text_20_body">L'expression: <text:span text:style-name="Source_20_Text"><text:span text:style-name="T3">a=B</text:span></text:span> changera la <text:span text:style-name="Emphasis">valeur</text:span> de <text:span text:style-name="Source_20_Text">a</text:span>, donc aussi la valeur de <text:span text:style-name="Source_20_Text">A</text:span>.</text:p>
          <text:h text:style-name="Heading_20_3" text:outline-level="3"><text:bookmark text:name="ptr"/><text:bookmark-start text:name="__RefHeading__16504_2073142818"/>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18">a = &amp;A;</text:p>
          <text:p text:style-name="Preformatted_20_Text">A++;</text:p>
          <text:p text:style-name="P16">cout &lt;&lt; "valeur de A = " &lt;&lt; A &lt;&lt; "valeur pointee par a = " &lt;&lt; *a &lt;&lt; "\n";</text:p>
          <text:p text:style-name="Text_20_body"><text:span text:style-name="Source_20_Text"><text:span text:style-name="T3">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3">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18">a= &amp;A;</text:p>
          <text:p text:style-name="Preformatted_20_Text">cout &lt;&lt; "valeur de A = " &lt;&lt; A &lt;&lt; "valeur pointee par a = " &lt;&lt; *a &lt;&lt; "\n";</text:p>
          <text:p text:style-name="P18">a= &amp;B;</text:p>
          <text:p text:style-name="P16">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3">a= &amp;B</text:span></text:span> le signe <text:span text:style-name="Source_20_Text"><text:span text:style-name="T3">&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16">}</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16">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3">tab+1</text:span></text:span> pointe sur l'élément d'indice 1 de <text:span text:style-name="Source_20_Text">tab</text:span>.</text:p>
          <text:p text:style-name="Text_20_body">De façon plus générale, on peut ajouter un entier i à un pointeur: <text:span text:style-name="Source_20_Text"><text:span text:style-name="T3">tab+i</text:span></text:span> pointe sur l'élément d'indice i de tab. Les écritures <text:span text:style-name="Source_20_Text"><text:span text:style-name="T3">tab[i]</text:span></text:span> et <text:span text:style-name="Source_20_Text"><text:span text:style-name="T3">*(tab+i)</text:span></text:span> sont équivalentes, elles renvoient le <text:span text:style-name="Emphasis">contenu</text:span> de la cellule i du tableau. De même, <text:span text:style-name="Source_20_Text"><text:span text:style-name="T3">&amp;tab[i]</text:span></text:span> et <text:span text:style-name="Source_20_Text"><text:span text:style-name="T3">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16">}</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 text:name="structptr"/><text:bookmark-start text:name="__RefHeading__16510_2073142818"/>Pointeurs sur une structure<text:bookmark-end text:name="__RefHeading__16510_2073142818"/></text:h>
          <text:p text:style-name="Text_20_body">L'accès aux champs d'une structure par l'intermédiaire d'un pointeur se fait avec l'opérateur <text:span text:style-name="Source_20_Text"><text:span text:style-name="T3">-&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16">p -&gt; age <text:s text:c="3"/>= 20;</text:p>
          <text:p text:style-name="Text_20_body">Dans l'exemple ci-dessus, on aurait aussi pu accéder au champ age par: <text:span text:style-name="Source_20_Text"><text:span text:style-name="T3">*(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text:bookmark-start text:name="__RefHeading__16512_2073142818"/>Une référence, pour quoi faire ?<text:bookmark-end text:name="__RefHeading__16512_2073142818"/></text:h>
          <text:p text:style-name="Text_20_body">Les principales utilisations des références sont les suivantes:</text:p>
          <text:list xml:id="list2330418326966711663" text:style-name="L31">
            <text:list-item>
              <text:p text:style-name="P166">Le passage des paramètres aux fonctions </text:p>
            </text:list-item>
            <text:list-item>
              <text:p text:style-name="P166">La déclaration de membres de classes </text:p>
            </text:list-item>
            <text:list-item>
              <text:p text:style-name="P62">La valeur de retour renvoyée par les fonctions </text:p>
            </text:list-item>
          </text:list>
          <text:p text:style-name="Text_20_body">Les deux premières utilisations sont utiles pour:</text:p>
          <text:list xml:id="list8634380314426058497" text:style-name="L32">
            <text:list-item>
              <text:p text:style-name="P167">Economiser de la place en mémoire, si les objets à passer prennent beaucoup de mémoire. </text:p>
            </text:list-item>
            <text:list-item>
              <text:p text:style-name="P63">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text:p>
            </text:list-item>
          </text:list>
          <text:h text:style-name="Heading_20_4" text:outline-level="4"><text:bookmark text:name="prm-ref"/><text:bookmark-start text:name="__RefHeading__16514_2073142818"/>Passage des paramètres par référence<text:bookmark-end text:name="__RefHeading__16514_2073142818"/></text:h>
          <text:p text:style-name="Text_20_body">Le programme ci-dessous imprime 5:</text:p>
          <text:p text:style-name="Preformatted_20_Text">void f(<text:span text:style-name="T3">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6">};</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3">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6">};</text:p>
          <text:p text:style-name="Text_20_body">En effet, la déclaration <text:span text:style-name="Source_20_Text"><text:span text:style-name="T3">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3">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bookmark-start text:name="__RefHeading__16516_2073142818"/>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3">renvAouB(true) = 5;</text:span> </text:p>
          <text:p text:style-name="Preformatted_20_Text"><text:s text:c="2"/>cout &lt;&lt; A &lt;&lt; B &lt;&lt;"\n"; <text:s/>// ecrit 5 20</text:p>
          <text:p text:style-name="P16">};</text:p>
          <text:p text:style-name="Text_20_body">La fonction renv renvoie une <text:span text:style-name="Emphasis">référence</text:span> vers la variable <text:span text:style-name="Source_20_Text">A</text:span>. Il est donc légal d'écrire <text:span text:style-name="Source_20_Text"><text:span text:style-name="T3">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3">map</text:span></text:span>, <text:span text:style-name="Source_20_Text"><text:span text:style-name="T3">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3">int A=99;</text:span></text:p>
          <text:p text:style-name="Preformatted_20_Text"><text:s text:c="2"/>return A; <text:s text:c="5"/>// boum !!! plantage probable.</text:p>
          <text:p text:style-name="P16">};</text:p>
          <text:h text:style-name="Heading_20_3" text:outline-level="3"><text:bookmark text:name="desc-const"/><text:bookmark-start text:name="__RefHeading__16518_2073142818"/>Le descripteur const<text:bookmark-end text:name="__RefHeading__16518_2073142818"/></text:h>
          <text:h text:style-name="Heading_20_4" text:outline-level="4"><text:bookmark text:name="const-ref"/><text:bookmark-start text:name="__RefHeading__16520_2073142818"/>Utilisation avec des références:<text:bookmark-end text:name="__RefHeading__16520_2073142818"/></text:h>
          <text:p text:style-name="Text_20_body">Pourquoi passer les paramètres par référence ? Pour deux raisons:</text:p>
          <text:list xml:id="list7210797379192795505" text:style-name="L34">
            <text:list-item>
              <text:p text:style-name="P168">Le paramètre est utilisé <text:span text:style-name="Emphasis">en entrée</text:span>, mais aussi <text:span text:style-name="Emphasis">en sortie</text:span>... cf. ci-dessus. </text:p>
            </text:list-item>
            <text:list-item>
              <text:p text:style-name="P64">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3">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3">X=0;</text:span> <text:s text:c="9"/>// Erreur, car X est constant</text:p>
          <text:p text:style-name="P16">};</text:p>
          <text:h text:style-name="Heading_20_5" text:outline-level="5"><text:bookmark text:name="ptr-prm"/><text:bookmark-start text:name="__RefHeading__16522_2073142818"/>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3">En C:</text:p>
          <text:p text:style-name="Preformatted_20_Text">void f(<text:span text:style-name="T3">int*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mp;A);</text:span></text:p>
          <text:p text:style-name="P16">};</text:p>
          <text:p text:style-name="P3">En C++:</text:p>
          <text:p text:style-name="Preformatted_20_Text"><text:soft-page-break/>void f(<text:span text:style-name="T3">int&amp;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16">};</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6"><draw:image xlink:href="../../html/diam.gif" xlink:type="simple" xlink:show="embed" xlink:actuate="onLoad"/><svg:title>REGLE  D'OR</svg:title></draw:frame> Il n'est utile de passer les paramètres par pointeur que dans deux cas:</text:p>
          <text:list xml:id="list2809915648210491665" text:style-name="L35">
            <text:list-item>
              <text:p text:style-name="P169">Pour passer un tableau, mais dans ce cas la notation [] est probablement plus lisible. </text:p>
            </text:list-item>
            <text:list-item>
              <text:p text:style-name="P65">si le cas pointeur=NULL doit être envisagé: </text:p>
              <text:p text:style-name="P24">void f( int* X) {</text:p>
              <text:p text:style-name="P24"><text:s text:c="3"/>if (X == NULL) {</text:p>
              <text:p text:style-name="P24"><text:s text:c="6"/>...faire quelque chose</text:p>
              <text:p text:style-name="P24"><text:s text:c="3"/>} else {</text:p>
              <text:p text:style-name="P24"><text:s text:c="6"/>...faire autre chose</text:p>
              <text:p text:style-name="P24"><text:s text:c="3"/>};</text:p>
              <text:p text:style-name="P25">};</text:p>
              <text:p text:style-name="P65">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7"><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3">const int&amp; x</text:span>) {</text:p>
          <text:p text:style-name="Preformatted_20_Text"><text:s text:c="2"/><text:span text:style-name="T3">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16">};</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8"><draw:image xlink:href="../../html/apres.gif" xlink:type="simple" xlink:show="embed" xlink:actuate="onLoad"/><svg:title>apres</svg:title></draw:frame></draw:a></text:p>
          <text:h text:style-name="Heading_20_4" text:outline-level="4"><text:bookmark text:name="const-ptr"/><text:bookmark-start text:name="__RefHeading__16524_2073142818"/>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3">const</text:span> int* a <text:s text:c="5"/>= new(int);</text:p>
          <text:p text:style-name="Preformatted_20_Text"><text:span text:style-name="T3">*</text:span>a = 10; <text:s text:c="23"/>// Erreur car *a est constant</text:p>
          <text:p text:style-name="Preformatted_20_Text">int* <text:span text:style-name="T3">const</text:span> b <text:s text:c="5"/>= new(int);</text:p>
          <text:p text:style-name="Preformatted_20_Text">b = <text:span text:style-name="T3">new</text:span>(int); <text:s text:c="18"/>// Erreur car b est constant</text:p>
          <text:p text:style-name="Preformatted_20_Text"><text:span text:style-name="T3">const</text:span> int* <text:span text:style-name="T3">const</text:span> c = new(int);</text:p>
          <text:p text:style-name="Preformatted_20_Text"><text:span text:style-name="T3">*</text:span>c = 10; <text:s text:c="23"/>// Erreur car *c est constant</text:p>
          <text:p text:style-name="P16">c <text:s/>= <text:span text:style-name="T3">new</text:span>(int); <text:s text:c="17"/>// Erreur car c est constant</text:p>
          <text:p text:style-name="Text_20_body"><draw:frame draw:style-name="fr2" draw:name="images78" text:anchor-type="as-char" svg:width="0.397cm" svg:height="0.397cm" draw:z-index="169"><draw:image xlink:href="../../html/attention.gif" xlink:type="simple" xlink:show="embed" xlink:actuate="onLoad"/><svg:title>ATTENTION</svg:title></draw:frame> L'expression <text:span text:style-name="Source_20_Text"><text:span text:style-name="T3">const int* a</text:span></text:span> <text:span text:style-name="Emphasis">ne garantit pas</text:span> que <text:span text:style-name="Source_20_Text"><text:span text:style-name="T3">*a</text:span></text:span> ne changera jamais de valeur. Il garantit <text:span text:style-name="Emphasis">uniquement</text:span> qu'il sera impossible de taper quelque chose dans le style <text:span text:style-name="Source_20_Text"><text:span text:style-name="T3">*a=10</text:span></text:span>. Mais le code suivant montre qu'il est parfaitement possible que <text:span text:style-name="Source_20_Text"><text:span text:style-name="T3">*a</text:span></text:span> change de valeur. Il suffit pour cela qu'un autre pointeur, non constant, soit défini avec la même adresse:</text:p>
          <text:p text:style-name="Preformatted_20_Text"><text:soft-page-break/>int A=10;</text:p>
          <text:p text:style-name="Preformatted_20_Text">const int* a = &amp;A;</text:p>
          <text:p text:style-name="Preformatted_20_Text">cout &lt;&lt; "*a = " &lt;&lt; *a &lt;&lt; "\n";</text:p>
          <text:p text:style-name="Preformatted_20_Text">A=100;</text:p>
          <text:p text:style-name="P16">cout &lt;&lt; "*a = " &lt;&lt; *a &lt;&lt; "\n";</text:p>
          <text:h text:style-name="Heading_20_2" text:outline-level="2"><text:bookmark text:name="malloc"/><text:bookmark-start text:name="__RefHeading__16526_2073142818"/>Allocation dynamique de la mémoire en C<text:bookmark-end text:name="__RefHeading__16526_2073142818"/></text:h>
          <text:p text:style-name="Text_20_body">Un programme C ou C++ dispose en général de 4 types de mémoire :</text:p>
          <text:list xml:id="list8249149224256500670" text:style-name="L36">
            <text:list-item>
              <text:p text:style-name="P170">une mémoire statique, ou permanente, gérée par le compilateur (allocation statique) où les variables restent pendant toute la durée de l'exécution du programme ; </text:p>
            </text:list-item>
            <text:list-item>
              <text:p text:style-name="P170">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70">quelques registres, dont l'allocation dynamique est faite par le compilateur à la demande du programmeur qui souhaite optimiser le temps d'accès à certaines variables ; </text:p>
            </text:list-item>
            <text:list-item>
              <text:p text:style-name="P66">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16">segmentation fault : core dump</text:p>
          <text:p text:style-name="Text_20_body">Les fonctions d'allocation mémoire sont principalement <text:span text:style-name="Source_20_Text"><text:span text:style-name="T3">malloc</text:span></text:span> (allocation simple) et <text:span text:style-name="Source_20_Text"><text:span text:style-name="T3">realloc</text:span></text:span> (modification de la dimension d'un espace mémoire précédemment alloué). La fonction de desallocation (libération de la mémoire) est : <text:span text:style-name="Source_20_Text"><text:span text:style-name="T3">free</text:span></text:span></text:p>
          <text:h text:style-name="Heading_20_3" text:outline-level="3"><text:bookmark-start text:name="__RefHeading__16530_2073142818"/>Prototype des fonctions (tels qu'ils sont définis dans stdlib.h)<text:bookmark-end text:name="__RefHeading__16530_2073142818"/></text:h>
          <text:list xml:id="list6925878679273239439" text:style-name="L37">
            <text:list-item>
              <text:p text:style-name="P171"><text:span text:style-name="Source_20_Text"><text:span text:style-name="T3">void * malloc (size_t size);</text:span></text:span> </text:p>
            </text:list-item>
            <text:list-item>
              <text:p text:style-name="P171"><text:span text:style-name="Source_20_Text"><text:span text:style-name="T3">void * realloc (void * ptr, size_t size);</text:span></text:span> </text:p>
            </text:list-item>
            <text:list-item>
              <text:p text:style-name="P67"><text:span text:style-name="Source_20_Text"><text:span text:style-name="T3">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realloc</text:span> modifie la taille du bloc mémoire pointé par <text:span text:style-name="Source_20_Text">ptr</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text:p>
          <text:p text:style-name="Text_20_body">Voici un exemple d'utilisation de <text:span text:style-name="Source_20_Text">malloc</text:span>, dans lequel on alloue dynamiquement un tableau de 1000 entiers:</text:p>
          <text:p text:style-name="Preformatted_20_Text">size_t dimension = 1000;</text:p>
          <text:p text:style-name="Preformatted_20_Text">int* tab = (int *) malloc ( dimension * sizeof(int) );</text:p>
          <text:p text:style-name="Preformatted_20_Text">...</text:p>
          <text:p text:style-name="P16">free(tab);</text:p>
          <text:h text:style-name="Heading_20_2" text:outline-level="2"><text:bookmark text:name="class"/><text:bookmark-start text:name="__RefHeading__16532_2073142818"/>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text:soft-page-break/><draw:frame draw:style-name="fr2" draw:name="images79" text:anchor-type="as-char" svg:width="0.397cm" svg:height="0.397cm" draw:z-index="170"><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text:bookmark-start text:name="__RefHeading__16534_2073142818"/>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18">public:</text:p>
          <text:p text:style-name="Preformatted_20_Text"><text:s text:c="3"/>void init(float x, float y);</text:p>
          <text:p text:style-name="Preformatted_20_Text"><text:s text:c="3"/>void copie(const complexe&amp; y);</text:p>
          <text:p text:style-name="P18">private:</text:p>
          <text:p text:style-name="Preformatted_20_Text"><text:s text:c="3"/>float r;</text:p>
          <text:p text:style-name="Preformatted_20_Text"><text:s text:c="3"/>float i;</text:p>
          <text:p text:style-name="P16">}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3950663597838464450" text:style-name="L38">
            <text:list-item>
              <text:p text:style-name="P172">Certains membres sont des fonctions </text:p>
            </text:list-item>
            <text:list-item>
              <text:p text:style-name="P172">On peut déclarer des membres qui sont eux-mêmes des types <draw:a xlink:type="simple" xlink:href="../../html/stdlib.html#localtype"><draw:frame draw:style-name="fr3" draw:name="images80" text:anchor-type="as-char" svg:width="0.291cm" svg:height="0.344cm" draw:z-index="171"><draw:image xlink:href="../../html/apres.gif" xlink:type="simple" xlink:show="embed" xlink:actuate="onLoad"/><svg:title>apres</svg:title></draw:frame></draw:a>(on parle alors de types locaux). </text:p>
            </text:list-item>
            <text:list-item>
              <text:p text:style-name="P68">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text:bookmark-start text:name="__RefHeading__16536_2073142818"/>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2"><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18">X.r=0;</text:p>
          <text:p text:style-name="P17">X.i=0;</text:p>
          <text:p text:style-name="Text_20_body"><draw:frame draw:style-name="fr2" draw:name="images82" text:anchor-type="as-char" svg:width="0.529cm" svg:height="0.529cm" draw:z-index="173"><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18">private:</text:p>
          <text:p text:style-name="Preformatted_20_Text"><text:s text:c="3"/>float r;</text:p>
          <text:p text:style-name="Preformatted_20_Text"><text:s text:c="3"/>float i;</text:p>
          <text:p text:style-name="P16">} <text:s text:c="2"/></text:p>
          <text:h text:style-name="Heading_20_4" text:outline-level="4"><text:bookmark text:name="priv-nota"/><text:bookmark-start text:name="__RefHeading__16538_2073142818"/>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 text:name="pub"/><text:bookmark-start text:name="__RefHeading__16540_2073142818"/>Section public<text:bookmark-end text:name="__RefHeading__16540_2073142818"/></text:h>
          <text:p text:style-name="Text_20_body">Tout ce qui est déclaré dans cette section sera utilisable depuis l'extérieur de l'objet. Ainsi, dans l'exemple précédent les <text:soft-page-break/>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16">X.init(0,0);</text:p>
          <text:h text:style-name="Heading_20_3" text:outline-level="3"><text:bookmark text:name="prot"/><text:bookmark-start text:name="__RefHeading__16542_2073142818"/>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4"><draw:image xlink:href="../../html/apres.gif" xlink:type="simple" xlink:show="embed" xlink:actuate="onLoad"/><svg:title>apres</svg:title></draw:frame></draw:a>.</text:p>
          <text:h text:style-name="Heading_20_3" text:outline-level="3"><text:bookmark text:name="fct-memb"/><text:bookmark-start text:name="__RefHeading__16544_2073142818"/>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text:bookmark-start text:name="__RefHeading__16546_2073142818"/>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5"><draw:image xlink:href="../../html/apres.gif" xlink:type="simple" xlink:show="embed" xlink:actuate="onLoad"/><svg:title>apres</svg:title></draw:frame></draw:a>la différence entre déclaration et définition). Cela offre deux avantages:</text:p>
          <text:list xml:id="list4904950752874809136" text:style-name="L39">
            <text:list-item>
              <text:p text:style-name="P173">Code plus compact et plus lisible pour de petites fonctions </text:p>
            </text:list-item>
            <text:list-item>
              <text:p text:style-name="P69">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text:bookmark-start text:name="__RefHeading__16548_2073142818"/>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6"><draw:image xlink:href="../../html/apres.gif" xlink:type="simple" xlink:show="embed" xlink:actuate="onLoad"/><svg:title>apres</svg:title></draw:frame></draw:a></text:p>
          <text:p text:style-name="Text_20_body"><draw:frame draw:style-name="fr2" draw:name="images86" text:anchor-type="as-char" svg:width="0.397cm" svg:height="0.397cm" draw:z-index="177"><draw:image xlink:href="../../html/attention.gif" xlink:type="simple" xlink:show="embed" xlink:actuate="onLoad"/><svg:title>ATTENTION</svg:title></draw:frame> Une fonction-membre d'une classe a accès aux données privées <text:span text:style-name="T4">de tous les objets de sa classe</text:span>. Cela revient à dire que l'unité de protection n'est pas l'objet, mais <text:span text:style-name="T4">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text:bookmark-start text:name="__RefHeading__16550_2073142818"/>Accès aux données<text:bookmark-end text:name="__RefHeading__16550_2073142818"/></text:h>
          <text:p text:style-name="Text_20_body"><draw:frame draw:style-name="fr2" draw:name="images87" text:anchor-type="as-char" svg:width="0.503cm" svg:height="0.503cm" draw:z-index="178"><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4404946499210943513" text:style-name="L40">
            <text:list-item>
              <text:p text:style-name="P174">Les types (énumérations notamment) peuvent être définis aussi bien dans la section <text:span text:style-name="Source_20_Text">public</text:span> que dans la section <text:span text:style-name="Source_20_Text">private</text:span>. </text:p>
            </text:list-item>
            <text:list-item>
              <text:p text:style-name="P174">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74">Les fonctions peuvent être définies aussi bien dans la section <text:span text:style-name="Source_20_Text">private</text:span> que dans la section <text:span text:style-name="Source_20_Text">public</text:span>. </text:p>
              <text:list>
                <text:list-item>
                  <text:p text:style-name="P174">Dans la section <text:span text:style-name="Source_20_Text">private</text:span>, on trouvera les fonctions qui participent au <text:span text:style-name="Emphasis">fonctionnement interne</text:span> de l'objet. </text:p>
                </text:list-item>
                <text:list-item>
                  <text:p text:style-name="P70">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text:soft-page-break/>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3">void init(float x, float y)</text:span> {r=x; <text:s text:c="2"/>i=y; _calc_module();};</text:p>
          <text:p text:style-name="Preformatted_20_Text"><text:s text:c="3"/><text:span text:style-name="T3">copie(const complexe&amp; y)</text:span> <text:s/>{r=y.r; i=y.i; m=y.m;};</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 _calc_module();};</text:p>
          <text:p text:style-name="Preformatted_20_Text"><text:s text:c="3"/><text:span text:style-name="T3">void set_i(float x)</text:span> { i=x; _calc_module();};</text:p>
          <text:p text:style-name="Preformatted_20_Text"><text:s text:c="3"/><text:span text:style-name="T3">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16">}</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79"><draw:image xlink:href="../../html/nepasfaire.png" xlink:type="simple" xlink:show="embed" xlink:actuate="onLoad"/><svg:title>NOOON</svg:title></draw:frame> </text:p>
          <text:p text:style-name="Preformatted_20_Text">complexe X;</text:p>
          <text:p text:style-name="Preformatted_20_Text">X.init(5,5);</text:p>
          <text:p text:style-name="P17">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4337833682175940472" text:style-name="L41">
            <text:list-item>
              <text:p text:style-name="P175">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71">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3">void init(float x, float y)</text:span> {r=x; <text:s text:c="2"/>i=y;};</text:p>
          <text:p text:style-name="Preformatted_20_Text"><text:s text:c="3"/><text:span text:style-name="T3">copie(const complexe&amp; y)</text:span> <text:s/>{r=y.r; i=y.i;};</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text:p>
          <text:p text:style-name="Preformatted_20_Text"><text:s text:c="3"/><text:span text:style-name="T3">void set_i(float x)</text:span> { i=x;};</text:p>
          <text:p text:style-name="Preformatted_20_Text"><text:s text:c="3"/><text:span text:style-name="T3">float get_m()</text:span> {return sqrt(r*r+i*i);};</text:p>
          <text:p text:style-name="Preformatted_20_Text">private:</text:p>
          <text:p text:style-name="Preformatted_20_Text"><text:s text:c="3"/>float r;</text:p>
          <text:p text:style-name="Preformatted_20_Text"><text:s text:c="3"/>float i;</text:p>
          <text:p text:style-name="P16">}</text:p>
          <text:p text:style-name="Text_20_body">Le nouveau <text:span text:style-name="Source_20_Text">complexe</text:span> est plus simple que le précédent, il calcule le module uniquement lorsque l'on en a besoin: il <text:soft-page-break/>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3">void init(float x, float y)</text:span> {r=x; i=y; m=0; m_flg=false;};</text:p>
          <text:p text:style-name="Preformatted_20_Text"><text:s text:c="2"/><text:span text:style-name="T3">void copie(const complexe&amp; y )</text:span> <text:s/>{r=y.r; i=y.i; m=y.m;};</text:p>
          <text:p text:style-name="Preformatted_20_Text"><text:s text:c="2"/><text:span text:style-name="T3">float get_r()</text:span> { return r;};</text:p>
          <text:p text:style-name="Preformatted_20_Text"><text:s text:c="2"/><text:span text:style-name="T3">float get_i()</text:span> { return i;};</text:p>
          <text:p text:style-name="Preformatted_20_Text"><text:s text:c="2"/><text:span text:style-name="T3">void set_r(float x)</text:span> { r=x; m_flg=false;};</text:p>
          <text:p text:style-name="Preformatted_20_Text"><text:s text:c="2"/><text:span text:style-name="T3">void set_i(float x)</text:span> { i=x; m_flg=false;};</text:p>
          <text:p text:style-name="Preformatted_20_Text"><text:s text:c="2"/><text:span text:style-name="T3">float get_m();</text:span></text:p>
          <text:p text:style-name="Preformatted_20_Text">private:</text:p>
          <text:p text:style-name="Preformatted_20_Text"><text:s text:c="2"/>float r;</text:p>
          <text:p text:style-name="Preformatted_20_Text"><text:s text:c="2"/>float i;</text:p>
          <text:p text:style-name="Preformatted_20_Text"><text:s text:c="2"/><text:span text:style-name="T3">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6">};</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0"><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text:bookmark-start text:name="__RefHeading__16552_2073142818"/>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16">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3516966942279770573" text:style-name="L42">
            <text:list-item>
              <text:p text:style-name="P176">Le nom est imposé (même nom que le nom de la classe). </text:p>
            </text:list-item>
            <text:list-item>
              <text:p text:style-name="P72">Il ne renvoie aucune valeur. </text:p>
            </text:list-item>
          </text:list>
          <text:p text:style-name="Preformatted_20_Text"><text:soft-page-break/>class complexe {</text:p>
          <text:p text:style-name="Preformatted_20_Text">public:</text:p>
          <text:p text:style-name="Preformatted_20_Text"><text:s text:c="2"/><text:span text:style-name="T3">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16">};</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17">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text:bookmark-start text:name="__RefHeading__16554_2073142818"/>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1"><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7206907866189606825" text:style-name="L43">
            <text:list-item>
              <text:p text:style-name="P177">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73">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2"><draw:image xlink:href="../../html/apres.gif" xlink:type="simple" xlink:show="embed" xlink:actuate="onLoad"/><svg:title>apres</svg:title></draw:frame></draw:a>.</text:p>
          <text:p text:style-name="Text_20_body"><draw:frame draw:style-name="fr2" draw:name="images92" text:anchor-type="as-char" svg:width="0.397cm" svg:height="0.397cm" draw:z-index="183"><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text:bookmark-start text:name="__RefHeading__16556_2073142818"/>Initialisation des membres<text:bookmark-end text:name="__RefHeading__16556_2073142818"/></text:h>
          <text:p text:style-name="Text_20_body">Le constructeur est le lieu idéal pour faire deux choses:</text:p>
          <text:list xml:id="list7505404182672244127" text:style-name="L44">
            <text:list-item>
              <text:p text:style-name="P178">Initialiser les données membres </text:p>
            </text:list-item>
            <text:list-item>
              <text:p text:style-name="P74">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text:soft-page-break/>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3">complexe(float x, float y) : r(x), i(y), m(0), m_flg(false) { };</text:span> </text:p>
          <text:p text:style-name="Preformatted_20_Text"><text:s text:c="3"/>...</text:p>
          <text:p text:style-name="P16">}</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4"><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3">complexe&amp; X;</text:span></text:p>
          <text:p text:style-name="Preformatted_20_Text"><text:s text:c="3"/>...</text:p>
          <text:p text:style-name="Preformatted_20_Text">public:</text:p>
          <text:p text:style-name="Preformatted_20_Text"><text:s text:c="3"/><text:span text:style-name="T3">object (const complexe&amp; C) : X(C) {};</text:span></text:p>
          <text:p text:style-name="P16">};</text:p>
          <text:h text:style-name="Heading_20_3" text:outline-level="3"><text:bookmark text:name="destruct"/><text:bookmark-start text:name="__RefHeading__16558_2073142818"/>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7401843646840433906" text:style-name="L45">
            <text:list-item>
              <text:p text:style-name="P179">Le nom est imposé (caractère ~ suivi du nom de la classe) </text:p>
            </text:list-item>
            <text:list-item>
              <text:p text:style-name="P179">Il ne renvoie rien. </text:p>
            </text:list-item>
            <text:list-item>
              <text:p text:style-name="P75">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text:bookmark-start text:name="__RefHeading__16560_2073142818"/>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3">complexe(float x, float y);</text:span></text:p>
          <text:p text:style-name="Preformatted_20_Text"><text:s text:c="3"/><text:span text:style-name="T3">~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18">complexe::complexe(float x, float y):r(x),i(y),m_flg(false) {</text:p>
          <text:p text:style-name="Preformatted_20_Text"><text:s text:c="3"/><text:span text:style-name="T3">cerr &lt;&lt; "Creation d'un objet de type complexe\n";</text:span></text:p>
          <text:p text:style-name="P18">}</text:p>
          <text:p text:style-name="Preformatted_20_Text"/>
          <text:p text:style-name="Preformatted_20_Text"><text:span text:style-name="T3">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3">complexe A(0,0);</text:span> <text:s text:c="2"/>// Appel du constructeur</text:p>
          <text:p text:style-name="Preformatted_20_Text"><text:s text:c="6"/>...</text:p>
          <text:p text:style-name="P16"><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3">}</text:span></text:span>) (fin de la portée de la variable).</text:p>
          <text:h text:style-name="Heading_20_3" text:outline-level="3"><text:bookmark text:name="static"/><text:bookmark-start text:name="__RefHeading__16562_2073142818"/>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3">debflg(false)</text:span> {};</text:p>
          <text:p text:style-name="Preformatted_20_Text"><text:s text:c="3"/>~complexe();</text:p>
          <text:p text:style-name="Preformatted_20_Text"><text:s text:c="3"/><text:span text:style-name="T3">void set_debug() { debflg=true;};</text:span></text:p>
          <text:p text:style-name="Preformatted_20_Text"><text:s text:c="3"/><text:span text:style-name="T3">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3">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3">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3">if (debflg) {cerr &lt;&lt; "Destruction d'un objet de type complexe\n";};</text:span></text:p>
          <text:p text:style-name="P16">}</text:p>
          <text:p text:style-name="Text_20_body">Ce code nous pose deux problèmes:</text:p>
          <text:list xml:id="list4410994371012359325" text:style-name="L46">
            <text:list-item>
              <text:p text:style-name="P180">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76">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text:bookmark-start text:name="__RefHeading__16564_2073142818"/>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3">static</text:span> bool debflg;</text:p>
          <text:p text:style-name="P16">}</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8809280458657553400" text:style-name="L47">
            <text:list-item>
              <text:p text:style-name="P181">la déclaration <text:span text:style-name="Source_20_Text">static bool debflg</text:span> ne provoquera pas de nouvelle allocation mémoire </text:p>
            </text:list-item>
            <text:list-item>
              <text:p text:style-name="P77">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16">bool complexe::debflg=false;</text:p>
          <text:p text:style-name="Text_20_body"><draw:frame draw:style-name="fr2" draw:name="images94" text:anchor-type="as-char" svg:width="0.397cm" svg:height="0.397cm" draw:z-index="185"><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6"><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text:bookmark-start text:name="__RefHeading__16566_2073142818"/>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3">static</text:span> void set_debug() { debflg=1;};</text:p>
          <text:p text:style-name="Preformatted_20_Text"><text:s text:c="3"/><text:span text:style-name="T3">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3">complexe::set_debug();</text:span> <text:s text:c="7"/>// passe en mode debug</text:p>
          <text:p text:style-name="Preformatted_20_Text"><text:s text:c="3"/>...</text:p>
          <text:p text:style-name="P16"><text:s text:c="3"/><text:span text:style-name="T3">complexe::clr_debug();</text:span> <text:s text:c="7"/>// sort du mode debug</text:p>
          <text:p text:style-name="Text_20_body"><draw:frame draw:style-name="fr2" draw:name="images96" text:anchor-type="as-char" svg:width="0.397cm" svg:height="0.397cm" draw:z-index="187"><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2422831235323940171" text:style-name="L48">
            <text:list-item>
              <text:p text:style-name="P182">Ils obéissent aux règles de portée des membres </text:p>
            </text:list-item>
            <text:list-item>
              <text:p text:style-name="P78">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8"><draw:image xlink:href="../../html/apres.gif" xlink:type="simple" xlink:show="embed" xlink:actuate="onLoad"/><svg:title>apres</svg:title></draw:frame></draw:a></text:p>
            </text:list-item>
          </text:list>
          <text:p text:style-name="Text_20_body"><draw:frame draw:style-name="fr2" draw:name="images98" text:anchor-type="as-char" svg:width="0.397cm" svg:height="0.397cm" draw:z-index="189"><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0"><draw:image xlink:href="../../html/avant.gif" xlink:type="simple" xlink:show="embed" xlink:actuate="onLoad"/><svg:title>avant</svg:title></draw:frame></draw:a>:</text:p>
          <text:list xml:id="list2010848279997264029" text:style-name="L49">
            <text:list-item>
              <text:p text:style-name="P183">De même qu'une fonction amie de la classe, elles ont accès à l'ensemble des membres et des fonctions membres (private, protected, public) de celle-ci. </text:p>
            </text:list-item>
            <text:list-item>
              <text:p text:style-name="P183">Par contre, une fonction amie peut être: </text:p>
              <text:list>
                <text:list-item>
                  <text:p text:style-name="P183">Soit une fonction "ordinaire" </text:p>
                </text:list-item>
                <text:list-item>
                  <text:p text:style-name="P183"><text:soft-page-break/>Soit une fonction membre d'une autre classe </text:p>
                </text:list-item>
              </text:list>
              <text:p text:style-name="P79">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text:bookmark-start text:name="__RefHeading__16568_2073142818"/>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1"><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2"><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 buffer; buffer = NULL;};</text:p>
          <text:p text:style-name="Preformatted_20_Text">private:</text:p>
          <text:p text:style-name="Preformatted_20_Text"><text:s text:c="2"/><text:span text:style-name="T3">const</text:span> size_t dimension;</text:p>
          <text:p text:style-name="Preformatted_20_Text"><text:s text:c="2"/>int* buffer;</text:p>
          <text:p text:style-name="Preformatted_20_Text">};</text:p>
          <text:p text:style-name="Preformatted_20_Text"/>
          <text:p text:style-name="Preformatted_20_Text">tableau::tableau(int s) : <text:span text:style-name="T3">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AB(1000);</text:p>
          <text:p text:style-name="P16">};</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3"><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3">float X = i.get_i();</text:span></text:p>
          <text:p text:style-name="P16">}</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3">const</text:span> { return r;};</text:p>
          <text:p text:style-name="Preformatted_20_Text"><text:s text:c="3"/>float get_i() <text:span text:style-name="T3">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16">}</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3">mutable</text:span> bool m_flg;</text:p>
          <text:p text:style-name="Preformatted_20_Text"><text:s text:c="2"/><text:span text:style-name="T3">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6">};</text:p>
          <text:h text:style-name="Heading_20_3" text:outline-level="3"><text:bookmark text:name="this"/><text:bookmark-start text:name="__RefHeading__16580_2073142818"/>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16">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16">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3">complexe&amp;</text:span> set_r(float x) { r=x; return *this;};</text:p>
          <text:p text:style-name="Preformatted_20_Text"><text:s text:c="3"/><text:span text:style-name="T3">complexe&amp;</text:span> set_i(float y) { r=y; return *this;};</text:p>
          <text:p text:style-name="Preformatted_20_Text">private:</text:p>
          <text:p text:style-name="P16"><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4"><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5"><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16">}</text:p>
          <text:p text:style-name="Text_20_body"/>
          <text:p text:style-name="P237"><text:bookmark-start text:name="__RefHeading__16584_2073142818"/><text:bookmark-end text:name="__RefHeading__16584_2073142818"/></text:p>
        </text:section>
        <text:section text:style-name="Sect1" text:name="Section8">
          <text:p text:style-name="P13"/>
        </text:section>
        <text:section text:style-name="Sect1" text:name="Section9">
          <text:h text:style-name="Heading_20_1" text:outline-level="1"><text:bookmark text:name="surch-fonc-op"/><text:bookmark text:name="contenu3"/><text:bookmark-start text:name="__RefHeading__16586_2073142818"/>Surcharger fonctions et opérateurs <text:bookmark-end text:name="__RefHeading__16586_2073142818"/></text:h>
          <text:h text:style-name="Heading_20_2" text:outline-level="2"><text:bookmark text:name="existant"/><text:bookmark-start text:name="__RefHeading__16588_2073142818"/>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7"><draw:image xlink:href="../../html/apres.gif" xlink:type="simple" xlink:show="embed" xlink:actuate="onLoad"/><svg:title>apres</svg:title></draw:frame></draw:a>Comment allons-nous faire ? Deux solutions si nous travaillons en C:</text:p>
          <text:list xml:id="list5589393442573729207" text:style-name="L51">
            <text:list-item>
              <text:p text:style-name="P184">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80">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text:bookmark-start text:name="__RefHeading__16590_2073142818"/>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3">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3">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16">}</text:p>
          <text:p text:style-name="Text_20_body"><draw:frame draw:style-name="fr2" draw:name="images114" text:anchor-type="as-char" svg:width="0.397cm" svg:height="0.397cm" draw:z-index="19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19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text:bookmark-start text:name="__RefHeading__16592_2073142818"/>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3">complexe(float x,float y)</text:span> : r(x), i(y) {};</text:p>
          <text:p text:style-name="Preformatted_20_Text"><text:s text:c="3"/><text:span text:style-name="T3">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16">}</text:p>
          <text:p text:style-name="Text_20_body"><draw:frame draw:style-name="fr2" draw:name="images118" text:anchor-type="as-char" svg:width="0.397cm" svg:height="0.397cm" draw:z-index="20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text:bookmark-start text:name="__RefHeading__16594_2073142818"/>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3">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16">};</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7455319450714282387" text:style-name="L52">
            <text:list-item>
              <text:p text:style-name="P185">Les appels "à l'ancienne mode" type <text:span text:style-name="Source_20_Text">mult (x)</text:span> </text:p>
            </text:list-item>
            <text:list-item>
              <text:p text:style-name="P81">Les appels "à la nouvelle mode" type <text:span text:style-name="Source_20_Text">mult (x,3)</text:span> </text:p>
            </text:list-item>
          </text:list>
          <text:p text:style-name="Text_20_body">Voilà ce que cela donne dans notre exemple:</text:p>
          <text:p text:style-name="Preformatted_20_Text"><text:span text:style-name="T3">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16">};</text:p>
          <text:p text:style-name="Text_20_body"><draw:frame draw:style-name="fr2" draw:name="images120" text:anchor-type="as-char" svg:width="0.397cm" svg:height="0.397cm" draw:z-index="20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text:bookmark-start text:name="__RefHeading__16596_2073142818"/>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3">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16">}</text:p>
          <text:h text:style-name="Heading_20_3" text:outline-level="3"><text:bookmark text:name="facil"/><text:bookmark-start text:name="__RefHeading__16598_2073142818"/>Une facilité d'écriture<text:bookmark-end text:name="__RefHeading__16598_2073142818"/></text:h>
          <text:p text:style-name="Text_20_body">Le code ci-dessus permet d'écrire:</text:p>
          <text:p text:style-name="Preformatted_20_Text">main() {</text:p>
          <text:p text:style-name="Preformatted_20_Text"><text:s text:c="3"/><text:span text:style-name="T3">complexe A(5);</text:span></text:p>
          <text:p text:style-name="Preformatted_20_Text"><text:s text:c="3"/><text:span text:style-name="T3">complexe B=5;</text:span></text:p>
          <text:p text:style-name="Preformatted_20_Text"><text:s text:c="3"/><text:span text:style-name="T3">complexe C;</text:span></text:p>
          <text:p text:style-name="P16">};</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16">}</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16">};</text:p>
          <text:h text:style-name="Heading_20_2" text:outline-level="2"><text:bookmark text:name="surch-op"/><text:bookmark-start text:name="__RefHeading__16602_2073142818"/>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16">}</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 text:name="ope-fonc"/><text:bookmark-start text:name="__RefHeading__16604_2073142818"/>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text:span><text:span text:style-name="Source_20_Text"><text:span text:style-name="T10">B</text:span></text:span><text:span text:style-name="Source_20_Text">)</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16">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 text:name="ope-surch"/><text:bookmark-start text:name="__RefHeading__16606_2073142818"/>Opérateurs: le bestiaire<text:bookmark-end text:name="__RefHeading__16606_2073142818"/></text:h>
          <text:p text:style-name="Text_20_body">Les tables ci-dessous indiquent:</text:p>
          <text:list xml:id="list2814412842455779292" text:style-name="L53">
            <text:list-item>
              <text:p text:style-name="P186">La liste (<text:span text:style-name="T4">non exhaustive</text:span>) des opérateurs, leurs significations, et la possibilité ou non de surcharge </text:p>
            </text:list-item>
            <text:list-item>
              <text:p text:style-name="P82">Les priorités et associativités des principaux opérateurs </text:p>
            </text:list-item>
          </text:list>
          <text:p text:style-name="P8">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0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8">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 text:name="ope-ami"/><text:bookmark-start text:name="__RefHeading__16608_2073142818"/>Fonction membre ou fonction ordinaire ?<text:bookmark-end text:name="__RefHeading__16608_2073142818"/></text:h>
          <text:p text:style-name="Text_20_body"><draw:frame draw:style-name="fr2" draw:name="images125" text:anchor-type="as-char" svg:width="0.503cm" svg:height="0.503cm" draw:z-index="20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2852669034095384592" text:style-name="L54">
            <text:list-item>
              <text:p text:style-name="P187">Opérateur unaire (ex: <text:span text:style-name="Source_20_Text">++</text:span>). Fonction membre </text:p>
            </text:list-item>
            <text:list-item>
              <text:p text:style-name="P83">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text:bookmark-start text:name="__RefHeading__16610_2073142818"/>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3">complexe&amp; operator+= (const complexe&amp;)</text:span>;</text:p>
          <text:p text:style-name="Preformatted_20_Text">};</text:p>
          <text:p text:style-name="Preformatted_20_Text"/>
          <text:p text:style-name="P18">complexe&amp; complexe::operator+=(const complexe&amp; c) {</text:p>
          <text:p text:style-name="Preformatted_20_Text"><text:s text:c="2"/><text:span text:style-name="T3">r += c.r;</text:span></text:p>
          <text:p text:style-name="Preformatted_20_Text"><text:s text:c="2"/><text:span text:style-name="T3">i += c.i;</text:span></text:p>
          <text:p text:style-name="Preformatted_20_Text"><text:s text:c="2"/><text:span text:style-name="T3">return *this;</text:span></text:p>
          <text:p text:style-name="P17">};</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3">r += b;</text:span></text:p>
          <text:p text:style-name="Preformatted_20_Text"><text:s text:c="2"/>return r;</text:p>
          <text:p text:style-name="P16">};</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text:bookmark-start text:name="__RefHeading__16612_2073142818"/>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2601839262530950048" text:style-name="L55">
            <text:list-item>
              <text:p text:style-name="P188">soit préfixées </text:p>
            </text:list-item>
            <text:list-item>
              <text:p text:style-name="P84">soit postfixées </text:p>
            </text:list-item>
          </text:list>
          <text:p text:style-name="Text_20_body">L'opération est la même, simplement la valeur de retour sera différente:</text:p>
          <text:list xml:id="list2692059588185850125" text:style-name="L56">
            <text:list-item>
              <text:p text:style-name="P189">dans le cas <text:span text:style-name="Source_20_Text">++i</text:span>, on incrémente, <text:span text:style-name="Emphasis">puis</text:span> on évalue le résultat et on le renvoie </text:p>
            </text:list-item>
            <text:list-item>
              <text:p text:style-name="P85">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297670808084972730" text:style-name="L57">
            <text:list-item>
              <text:p text:style-name="P190"><text:span text:style-name="Source_20_Text">operator++()</text:span> pour la version <text:span text:style-name="Emphasis">préfixée</text:span> </text:p>
            </text:list-item>
            <text:list-item>
              <text:p text:style-name="P86"><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2"><draw:image xlink:href="../../html/diam.gif" xlink:type="simple" xlink:show="embed" xlink:actuate="onLoad"/><svg:title>REGLE  D'OR</svg:title></draw:frame> Dans le cas de l'opérateur postfixé, on doit:</text:p>
          <text:list xml:id="list7550919674448789480" text:style-name="L58">
            <text:list-item>
              <text:p text:style-name="P191">faire une copie locale de l'objet </text:p>
            </text:list-item>
            <text:list-item>
              <text:p text:style-name="P87">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3"><draw:image xlink:href="../../html/apres.gif" xlink:type="simple" xlink:show="embed" xlink:actuate="onLoad"/><svg:title>après</svg:title></draw:frame></draw:a>.</text:p>
          <text:h text:style-name="Heading_20_3" text:outline-level="3"><text:bookmark text:name="ope-affec"/><text:bookmark-start text:name="__RefHeading__16614_2073142818"/><text:soft-page-break/>L'opérateur d'affectation<text:bookmark-end text:name="__RefHeading__16614_2073142818"/></text:h>
          <text:h text:style-name="Heading_20_4" text:outline-level="4"><text:bookmark text:name="affec-init"/><text:bookmark-start text:name="__RefHeading__16616_2073142818"/>Affectation n'est pas initialisation<text:bookmark-end text:name="__RefHeading__16616_2073142818"/></text:h>
          <text:p text:style-name="Text_20_body"><draw:frame draw:style-name="fr2" draw:name="images130" text:anchor-type="as-char" svg:width="0.529cm" svg:height="0.529cm" draw:z-index="214"><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16">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3">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16">};</text:p>
          <text:h text:style-name="Heading_20_5" text:outline-level="5"><text:bookmark text:name="auto-ref"/><text:bookmark-start text:name="__RefHeading__16618_2073142818"/>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 text:name="affect-trio"/><text:bookmark-start text:name="__RefHeading__16620_2073142818"/>Le trio infernal<text:bookmark-end text:name="__RefHeading__16620_2073142818"/></text:h>
          <text:p text:style-name="Text_20_body">Le trio infernal est constitué par les trois fonctions suivantes:</text:p>
          <text:list xml:id="list6863857509193207142" text:style-name="L59">
            <text:list-item>
              <text:p text:style-name="P192"><text:soft-page-break/>Constructeur de copie </text:p>
            </text:list-item>
            <text:list-item>
              <text:p text:style-name="P192">Opérateur d'affectation </text:p>
            </text:list-item>
            <text:list-item>
              <text:p text:style-name="P88">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5"><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 text:name="trio-cage"/><text:bookmark-start text:name="__RefHeading__16622_2073142818"/>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16"><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6"><draw:image xlink:href="../../html/apres.gif" xlink:type="simple" xlink:show="embed" xlink:actuate="onLoad"/><svg:title>après</svg:title></draw:frame></draw:a>.</text:p>
          <text:h text:style-name="Heading_20_3" text:outline-level="3"><text:bookmark text:name="conv-ope"/><text:bookmark-start text:name="__RefHeading__16624_2073142818"/>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16">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7"><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3">operator float() {return r;};</text:span></text:p>
          <text:p text:style-name="Preformatted_20_Text"><text:s text:c="5"/>private:</text:p>
          <text:p text:style-name="Preformatted_20_Text"><text:s text:c="7"/>...</text:p>
          <text:p text:style-name="P16"><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17">float I = (float)J;</text:p>
          <text:p text:style-name="Text_20_body"><draw:frame draw:style-name="fr2" draw:name="images134" text:anchor-type="as-char" svg:width="0.397cm" svg:height="0.397cm" draw:z-index="218"><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text:bookmark-start text:name="__RefHeading__16630_2073142818"/>Autres opérateurs<text:bookmark-end text:name="__RefHeading__16630_2073142818"/></text:h>
          <text:p text:style-name="Text_20_body">Certains opérateurs seront évoqués un peu plus loin:</text:p>
          <text:list xml:id="list7145350523396686795" text:style-name="L60">
            <text:list-item>
              <text:p text:style-name="P193"><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19"><draw:image xlink:href="../../html/apres.gif" xlink:type="simple" xlink:show="embed" xlink:actuate="onLoad"/><svg:title>après</svg:title></draw:frame></draw:a></text:p>
            </text:list-item>
            <text:list-item>
              <text:p text:style-name="P193"><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0"><draw:image xlink:href="../../html/apres.gif" xlink:type="simple" xlink:show="embed" xlink:actuate="onLoad"/><svg:title>après</svg:title></draw:frame></draw:a></text:p>
            </text:list-item>
            <text:list-item>
              <text:p text:style-name="P193"><text:span text:style-name="Source_20_Text">[]</text:span> permet de définir des opérateurs d'accès aux tableaux. </text:p>
            </text:list-item>
            <text:list-item>
              <text:p text:style-name="P193"><text:span text:style-name="Source_20_Text">()</text:span> permet de simuler des accès à des tableaux multidimensionnels </text:p>
            </text:list-item>
            <text:list-item>
              <text:p text:style-name="P89"><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section>
        <text:section text:style-name="Sect1" text:name="Section11">
          <text:h text:style-name="Heading_20_1" text:outline-level="1"/>
          <text:h text:style-name="P11" text:outline-level="1"/>
          <text:h text:style-name="P11" text:outline-level="1"><text:bookmark text:name="heritage"/><text:bookmark text:name="contenu4"/><text:bookmark-start text:name="__RefHeading__16632_2073142818"/>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16634_2073142818"/>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1"><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8736934230876127441" text:style-name="L62">
            <text:list-item>
              <text:p text:style-name="P194">faire du café </text:p>
            </text:list-item>
            <text:list-item>
              <text:p text:style-name="P194">Produire un système de voyants permettant à l'utilisateur de lire son état. </text:p>
            </text:list-item>
            <text:list-item>
              <text:p text:style-name="P90">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2"><draw:frame draw:style-name="fr5" draw:name="images145" text:anchor-type="as-char" svg:width="5.953cm" svg:height="6.403cm" draw:z-index="298"><draw:image xlink:href="../../html/heritage/cafetiere.png" xlink:type="simple" xlink:show="embed" xlink:actuate="onLoad"/><svg:title>cafetiere en UML</svg:title></draw:frame></text:p>
          <text:p text:style-name="Text_20_body"/>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16">}</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16636_2073142818"/>...Classes concrètes <text:bookmark-end text:name="__RefHeading__16636_2073142818"/></text:h>
          <text:p text:style-name="Text_20_body">Notre cafetière peut se décliner en plusieurs modèles:</text:p>
          <text:list xml:id="list5282476957070013253" text:style-name="L63">
            <text:list-item>
              <text:p text:style-name="P195">Un modèle à café soluble. </text:p>
            </text:list-item>
            <text:list-item>
              <text:p text:style-name="P91">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2"><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16">}</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text:bookmark-start text:name="__RefHeading__16638_2073142818"/>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3"><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4873113579116764174" text:style-name="L64">
            <text:list-item>
              <text:p text:style-name="P196">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92">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4"><draw:image xlink:href="../../html/diam.gif" xlink:type="simple" xlink:show="embed" xlink:actuate="onLoad"/><svg:title>REGLE  D'OR</svg:title></draw:frame> </text:p>
          <text:list xml:id="list3540457204102035566" text:style-name="L65">
            <text:list-item>
              <text:p text:style-name="P197">Dans la section <text:span text:style-name="Source_20_Text">private</text:span>, se trouvent les données encapsulées par l'objet, ainsi que quelques fonctions membres correspondant au conctionnement interne de l'objet. </text:p>
            </text:list-item>
            <text:list-item>
              <text:p text:style-name="P197">Dans la section <text:span text:style-name="Source_20_Text">protected</text:span>, ne se trouvent <text:span text:style-name="T3">que</text:span> des fonctions-membres. </text:p>
            </text:list-item>
            <text:list-item>
              <text:p text:style-name="P93">Dans la fonction <text:span text:style-name="Source_20_Text">public</text:span>, ne se trouvent <text:span text:style-name="T3">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text:bookmark-start text:name="__RefHeading__16640_2073142818"/><text:soft-page-break/>Constructeurs...<text:bookmark-end text:name="__RefHeading__16640_2073142818"/></text:h>
          <text:p text:style-name="Text_20_body">En reprenant les classes définies ci-dessus, que se passe-t-il lorsqu'on écrit:</text:p>
          <text:p text:style-name="P16">CafetiereSoluble ma_cafetiere;</text:p>
          <text:p text:style-name="Text_20_body">Il se passe les choses suivantes:</text:p>
          <text:list xml:id="list8258560302689392301" text:style-name="L66">
            <text:list-item>
              <text:p text:style-name="P198">Allocation de mémoire.<text:line-break/>Autant d'octets que nécessaire compte-tenu des champs de <text:span text:style-name="Source_20_Text">CafetiereSoluble</text:span> <text:span text:style-name="Emphasis">et</text:span> de a (ou ses) classes de base. </text:p>
            </text:list-item>
            <text:list-item>
              <text:p text:style-name="P198">Appel du <text:span text:style-name="Emphasis">constructeur par défaut</text:span> de <text:span text:style-name="Source_20_Text">Cafetiere</text:span> </text:p>
            </text:list-item>
            <text:list-item>
              <text:p text:style-name="P94">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text:bookmark-start text:name="__RefHeading__16642_2073142818"/>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3">CafetiereSoluble(const CafetiereSoluble&amp; m) : Cafetiere(m),cafe(m.cafe) {...};</text:span></text:p>
          <text:p text:style-name="P16">}</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5"><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26"><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27"><draw:image xlink:href="../../html/apres.gif" xlink:type="simple" xlink:show="embed" xlink:actuate="onLoad"/><svg:title>apres</svg:title></draw:frame></draw:a>. </text:p>
          <text:h text:style-name="Heading_20_3" text:outline-level="3"><text:bookmark text:name="autres-const"/><text:bookmark-start text:name="__RefHeading__16644_2073142818"/>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3">Cafetiere(float e, int g, int c,float s) : eau(e), gobelets(g),</text:span></text:p>
          <text:p text:style-name="Preformatted_20_Text"><text:s/><text:span text:style-name="T3">cuillers(c), sucre(s) {};</text:span></text:p>
          <text:p text:style-name="Preformatted_20_Text">...</text:p>
          <text:p text:style-name="P16">}</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3">CafetiereSoluble(float e, int g, int c,float s, float f) : </text:span></text:p>
          <text:p text:style-name="Preformatted_20_Text"><text:s text:c="3"/><text:span text:style-name="T3">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3">CafetierePoudre(float e, int g, int c,float s, float f) : </text:span></text:p>
          <text:p text:style-name="Preformatted_20_Text"><text:s text:c="3"/><text:span text:style-name="T3">Cafetiere(e,g,c,s), cafe(f) {};</text:span></text:p>
          <text:p text:style-name="Preformatted_20_Text">...</text:p>
          <text:p text:style-name="P16">}</text:p>
          <text:p text:style-name="Text_20_body"><draw:frame draw:style-name="fr2" draw:name="images152" text:anchor-type="as-char" svg:width="0.397cm" svg:height="0.397cm" draw:z-index="228"><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16">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 text:name="dest"/><text:bookmark-start text:name="__RefHeading__16646_2073142818"/>...et destructeurs<text:bookmark-end text:name="__RefHeading__16646_2073142818"/></text:h>
          <text:p text:style-name="Text_20_body">Lorsqu'un objet de type <text:span text:style-name="Source_20_Text">CafetiereSoluble</text:span> est détruit, il se passe la séquence suivante:</text:p>
          <text:list xml:id="list6929116876976565980" text:style-name="L67">
            <text:list-item>
              <text:p text:style-name="P199">Le destructeur de <text:span text:style-name="Source_20_Text">CafetiereSoluble</text:span> est appelé </text:p>
            </text:list-item>
            <text:list-item>
              <text:p text:style-name="P199">Le destructeur de <text:span text:style-name="Source_20_Text">Cafetiere</text:span> est appelé </text:p>
            </text:list-item>
            <text:list-item>
              <text:p text:style-name="P95">La mémoire est rendue au système </text:p>
            </text:list-item>
          </text:list>
          <text:p text:style-name="Text_20_body"><draw:frame draw:style-name="fr2" draw:name="images153" text:anchor-type="as-char" svg:width="0.397cm" svg:height="0.397cm" draw:z-index="229"><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0"><draw:image xlink:href="../../html/apres.gif" xlink:type="simple" xlink:show="embed" xlink:actuate="onLoad"/><svg:title>apres</svg:title></draw:frame></draw:a></text:p>
          <text:h text:style-name="Heading_20_3" text:outline-level="3"><text:bookmark text:name="poly"/><text:bookmark-start text:name="__RefHeading__16648_2073142818"/>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16">};</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3">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3">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1"><draw:image xlink:href="../../html/attention.gif" xlink:type="simple" xlink:show="embed" xlink:actuate="onLoad"/><svg:title>ATTENTION</svg:title></draw:frame> Lorsque vous redéfinissez une fonction virtuelle, <text:span text:style-name="T3">la nouvelle définition doit avoir soit le même type de retour</text:span> que la fonction originale, soit <text:span text:style-name="T3">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2"><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3"><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16650_2073142818"/><text:soft-page-break/>Classes de bases abstraites<text:bookmark-end text:name="__RefHeading__16650_2073142818"/></text:h>
          <text:p text:style-name="Text_20_body">Le code suivant ne sera jamais compilé:</text:p>
          <text:p text:style-name="P16"><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3">pas</text:span></text:span><text:span text:style-name="Emphasis"> par valeur</text:span> à une fonction, mais on ne peut pas déclarer d'objet de cette classe.</text:p>
          <text:p text:style-name="Text_20_body">Ainsi, le code suivant ne pose aucun problème:</text:p>
          <text:p text:style-name="P16"><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4"><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16"><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text:bookmark-start text:name="__RefHeading__16652_2073142818"/>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 text:name="virt-dest"/><text:bookmark-start text:name="__RefHeading__16654_2073142818"/>...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16"><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16">};</text:p>
          <text:p text:style-name="Text_20_body"><draw:frame draw:style-name="fr2" draw:name="images159" text:anchor-type="as-char" svg:width="0.503cm" svg:height="0.503cm" draw:z-index="235"><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text:bookmark-start text:name="__RefHeading__16656_2073142818"/>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16">}</text:p>
          <text:h text:style-name="Heading_20_4" text:outline-level="4"><text:bookmark text:name="prot-affect"/><text:bookmark-start text:name="__RefHeading__16658_2073142818"/>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36"><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16">}</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16">}</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16">};</text:p>
          <text:h text:style-name="Heading_20_3" text:outline-level="3"><text:bookmark text:name="clonage-polymorphique"/><text:bookmark-start text:name="__RefHeading__16660_2073142818"/>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3">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3">virtual CafetiereSoluble* Clone()</text:span></text:p>
          <text:p text:style-name="Preformatted_20_Text"><text:s text:c="3"/><text:span text:style-name="T3">{</text:span></text:p>
          <text:p text:style-name="Preformatted_20_Text"><text:s text:c="8"/><text:span text:style-name="T3">return new CafetiereSoluble(*this);</text:span></text:p>
          <text:p text:style-name="Preformatted_20_Text"><text:s text:c="3"/><text:span text:style-name="T3">}</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16">}</text:p>
          <text:p text:style-name="Text_20_body"><draw:frame draw:style-name="fr2" draw:name="images161" text:anchor-type="as-char" svg:width="0.397cm" svg:height="0.397cm" draw:z-index="237"><draw:image xlink:href="../../html/attention.gif" xlink:type="simple" xlink:show="embed" xlink:actuate="onLoad"/><svg:title>ATTENTION</svg:title></draw:frame> La fonction Clone doit être redéfinie dans <text:span text:style-name="T3">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 text:name="mult"/><text:bookmark-start text:name="__RefHeading__16662_2073142818"/>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6164766141902173612" text:style-name="L68">
            <text:list-item>
              <text:p text:style-name="P200">Un objet de type <text:span text:style-name="Source_20_Text">traitement</text:span> appelle la fonction-membre <text:span text:style-name="Source_20_Text">run()</text:span>, qui dure plusieurs minutes. </text:p>
            </text:list-item>
            <text:list-item>
              <text:p text:style-name="P200">Cet objet fait partie d'une chaîne d'héritage, c'est-à-dire qu'il hérite d'un autre objet, ainsi qu'il a paru judicieux au concepteur de la chaîne de traitement de concevoir la chose. </text:p>
            </text:list-item>
            <text:list-item>
              <text:p text:style-name="P96">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
          <text:p text:style-name="Text_20_body">Le pattern observateur permet de répondre à ce cahier des charges:</text:p>
          <text:p text:style-name="Text_20_body"><draw:frame draw:style-name="fr6" draw:name="images162" text:anchor-type="as-char" svg:y="-6.311cm" svg:width="17cm" svg:height="6.973cm" draw:z-index="238"><draw:image xlink:href="../../html/heritage/observateur.png" xlink:type="simple" xlink:show="embed" xlink:actuate="onLoad"/><svg:title>diagramme UML</svg:title></draw:frame></text:p>
          <text:p text:style-name="Preformatted_20_Text"><text:soft-page-break/><text:span text:style-name="T3">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3">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3">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3">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16">};</text:p>
          <text:p text:style-name="Text_20_body">Une fois n'est pas coutune, vous pouvez <text:a xlink:type="simple" xlink:href="../../html/heritage/pattern_observateur.tgz" text:style-name="Internet_20_link" text:visited-style-name="Visited_20_Internet_20_Link">télécharger ici</text:a> un petit programme que vous devriez pouvoir compiler. On voit que:</text:p>
          <text:list xml:id="list6579796213649320147" text:style-name="L69">
            <text:list-item>
              <text:p text:style-name="P201">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01">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01">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01">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97"><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section>
        <text:section text:style-name="Sect1" text:name="Section13">
          <text:h text:style-name="Heading_20_1" text:outline-level="1"/>
          <text:p text:style-name="P237"/>
          <text:h text:style-name="P11" text:outline-level="1"><text:bookmark text:name="modeles"/><text:bookmark text:name="titre_page"/><text:bookmark text:name="contenu5"/><text:bookmark-start text:name="__RefHeading__16668_2073142818"/>Les modèles <text:bookmark-end text:name="__RefHeading__16668_2073142818"/></text:h>
          <text:p text:style-name="Text_20_body">Nous sommes maintenant capables d'exprimer plusieurs types de relations entre objets:</text:p>
          <text:list xml:id="list6813002468346053713" text:style-name="L71">
            <text:list-item>
              <text:p text:style-name="P202">Associations, agrégation, composition: </text:p>
            </text:list-item>
            <text:list-item>
              <text:p text:style-name="P98">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s170" text:anchor-type="as-char" svg:width="0.291cm" svg:height="0.344cm" draw:z-index="239"><draw:image xlink:href="../../html/apres.gif" xlink:type="simple" xlink:show="embed" xlink:actuate="onLoad"/><svg:title>apres</svg:title></draw:frame></draw:a></text:p>
          <text:h text:style-name="Heading_20_2" text:outline-level="2"><text:bookmark text:name="modele-fct"/><text:bookmark-start text:name="__RefHeading__16670_2073142818"/>Les modèles de fonctions<text:bookmark-end text:name="__RefHeading__16670_2073142818"/></text:h>
          <text:p text:style-name="Text_20_body">La fonction <text:span text:style-name="Source_20_Text">min</text:span> ci-dessous renvoie simplement le plus petit de deux nombres... ou de deux objets:</text:p>
          <text:p text:style-name="P18">template &lt;typename T&gt; const min(T const&amp; a,T const&amp; b)</text:p>
          <text:p text:style-name="P18">{</text:p>
          <text:p text:style-name="Preformatted_20_Text"><text:s text:c="3"/><text:span text:style-name="T3">return a &gt; b ? b : a;</text:span></text:p>
          <text:p text:style-name="P17">}</text:p>
          <text:p text:style-name="Text_20_body">La fonction peut être utilisée avec n'importe quel objet (ou presque):</text:p>
          <text:p text:style-name="P18">int i=4,j=6;</text:p>
          <text:p text:style-name="P18">int m = min(i,j);</text:p>
          <text:p text:style-name="Preformatted_20_Text"/>
          <text:p text:style-name="P18">float x=3.14, y=5.65;</text:p>
          <text:p text:style-name="P18">float z= min(x,y);</text:p>
          <text:p text:style-name="Preformatted_20_Text"/>
          <text:p text:style-name="P18">string s1="houlala", s2="aieaieaie";</text:p>
          <text:p text:style-name="P18">string s = min(s1, s2);</text:p>
          <text:p text:style-name="Preformatted_20_Text"/>
          <text:p text:style-name="P18">complexe c1=0, c2=1;</text:p>
          <text:p text:style-name="P17">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17">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17">cout &lt;&lt; min&lt;float&gt;(i,y) &lt;&lt; endl;</text:p>
          <text:h text:style-name="Heading_20_2" text:outline-level="2"><text:bookmark text:name="class-param"/><text:bookmark-start text:name="__RefHeading__16672_2073142818"/>Classes paramétrées<text:bookmark-end text:name="__RefHeading__16672_2073142818"/></text:h>
          <text:h text:style-name="Heading_20_3" text:outline-level="3"><text:bookmark text:name="def-class-param"/><text:bookmark-start text:name="__RefHeading__16674_2073142818"/>Définition d'une classe paramétrée<text:bookmark-end text:name="__RefHeading__16674_2073142818"/></text:h>
          <text:p text:style-name="Text_20_body">Voici la nouvelle définition de la classe <text:span text:style-name="Source_20_Text">complexe</text:span>, en utilisant des modèles:</text:p>
          <text:p text:style-name="Preformatted_20_Text"><text:soft-page-break/><text:span text:style-name="T3">template&lt;typename NUM=float&gt;</text:span> class complexe {</text:p>
          <text:p text:style-name="Preformatted_20_Text">public:</text:p>
          <text:p text:style-name="Preformatted_20_Text"><text:s/>complexe(<text:span text:style-name="T3">NUM</text:span> x=0, <text:span text:style-name="T3">NUM</text:span> y=0);</text:p>
          <text:p text:style-name="Preformatted_20_Text"><text:s/>complexe(const <text:span text:style-name="T3">complexe&lt;NUM&gt;</text:span> &amp; );</text:p>
          <text:p text:style-name="Preformatted_20_Text"><text:s/>~complexe();</text:p>
          <text:p text:style-name="Preformatted_20_Text"><text:s/>operator <text:span text:style-name="T3">NUM</text:span>();</text:p>
          <text:p text:style-name="Preformatted_20_Text"><text:s/><text:span text:style-name="T3">complexe&lt;NUM&gt;</text:span> &amp; operator=(const <text:span text:style-name="T3">complexe&lt;NUM&gt;</text:span> &amp;);</text:p>
          <text:p text:style-name="Preformatted_20_Text"><text:s/><text:span text:style-name="T3">complexe&lt;NUM&gt;</text:span> &amp; operator+= (const <text:span text:style-name="T3">complexe&lt;NUM&gt;</text:span> &amp;);</text:p>
          <text:p text:style-name="Preformatted_20_Text"><text:s/><text:span text:style-name="T3">NUM</text:span> get_r() const { return r;};</text:p>
          <text:p text:style-name="Preformatted_20_Text"><text:s/><text:span text:style-name="T3">NUM</text:span> get_i() const { return i;};</text:p>
          <text:p text:style-name="Preformatted_20_Text"><text:s/>void set_r(<text:span text:style-name="T3">NUM</text:span> x) { r=x; m_flg=false;};</text:p>
          <text:p text:style-name="Preformatted_20_Text"><text:s/>void set_i(<text:span text:style-name="T3">NUM</text:span> x) { i=x; m_flg=false;};</text:p>
          <text:p text:style-name="Preformatted_20_Text"><text:s/><text:span text:style-name="T3">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3">NUM</text:span> r;</text:p>
          <text:p text:style-name="Preformatted_20_Text"><text:s/><text:span text:style-name="T3">NUM</text:span> i;</text:p>
          <text:p text:style-name="Preformatted_20_Text"><text:s/>mutable bool m_flg;</text:p>
          <text:p text:style-name="Preformatted_20_Text"><text:s/>mutable <text:span text:style-name="T3">NUM</text:span> m;</text:p>
          <text:p text:style-name="Preformatted_20_Text"><text:s/>static bool debflg;</text:p>
          <text:p text:style-name="Preformatted_20_Text"><text:s/>void _calc_module() const {m=sqrt(r*r+i*i);};</text:p>
          <text:p text:style-name="P16">};</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s171" text:anchor-type="as-char" svg:width="0.397cm" svg:height="0.397cm" draw:z-index="240"><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s172" text:anchor-type="as-char" svg:width="0.397cm" svg:height="0.397cm" draw:z-index="241"><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s173" text:anchor-type="as-char" svg:width="0.397cm" svg:height="0.397cm" draw:z-index="242"><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16"><text:span text:style-name="T3">template &lt;typename NUM&gt; complexe&lt;NUM&gt;</text:span>::~complexe()</text:p>
          <text:p text:style-name="Text_20_body">Ce qui signifie:</text:p>
          <text:list xml:id="list6434128582985858075" text:style-name="L72">
            <text:list-item>
              <text:p text:style-name="P203">la fonction est un modèle paramétré par <text:span text:style-name="Source_20_Text">NUM</text:span> </text:p>
            </text:list-item>
            <text:list-item>
              <text:p text:style-name="P203">Le nom de la classe est <text:span text:style-name="Source_20_Text"><text:span text:style-name="T3">complexe&lt;NUM&gt;</text:span></text:span> </text:p>
            </text:list-item>
            <text:list-item>
              <text:p text:style-name="P99">Le nom de la fonction est <text:span text:style-name="Source_20_Text">~complexe</text:span> (le destructeur, en l'occurrence) </text:p>
            </text:list-item>
          </text:list>
          <text:h text:style-name="Heading_20_3" text:outline-level="3"><text:bookmark text:name="def-prm"/><text:bookmark-start text:name="__RefHeading__16676_2073142818"/>Paramètres par défaut<text:bookmark-end text:name="__RefHeading__16676_2073142818"/></text:h>
          <text:p text:style-name="Text_20_body">Dans le code ci-dessus, on remarque la structure <text:span text:style-name="Source_20_Text"><text:span text:style-name="T3">typename NUM=float</text:span></text:span>, qui revient à donner à <text:span text:style-name="Source_20_Text">NUM</text:span> une valeur par défaut (<text:span text:style-name="Source_20_Text">float</text:span> en l'occurrence).</text:p>
          <text:h text:style-name="Heading_20_3" text:outline-level="3"><text:bookmark text:name="instant"/><text:bookmark-start text:name="__RefHeading__16678_2073142818"/>Instantiation<text:bookmark-end text:name="__RefHeading__16678_2073142818"/></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16">}</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text:bookmark-start text:name="__RefHeading__16680_2073142818"/><text:soft-page-break/>Paramètres utilisables<text:bookmark-end text:name="__RefHeading__16680_2073142818"/></text:h>
          <text:p text:style-name="Text_20_body">On peut mettre plusieurs paramètres dans les modèles. Ces paramètres peuvent être de deux sortes:</text:p>
          <text:list xml:id="list7523197195581624561" text:style-name="L73">
            <text:list-item>
              <text:p text:style-name="P204">Le mot-clé <text:span text:style-name="Source_20_Text">typename</text:span> suivi d'un nom de type existant. </text:p>
            </text:list-item>
            <text:list-item>
              <text:p text:style-name="P100"><text:span text:style-name="Source_20_Text">int</text:span> suivi d'un nombre, pour exprimer par exemple une dimension. </text:p>
            </text:list-item>
          </text:list>
          <text:h text:style-name="Heading_20_4" text:outline-level="4"><text:bookmark-start text:name="__RefHeading__16682_2073142818"/>Exemple: La classe tableau<text:bookmark-end text:name="__RefHeading__16682_2073142818"/></text:h>
          <text:p text:style-name="Text_20_body">La classe <text:span text:style-name="Source_20_Text">tableau</text:span> <draw:a xlink:type="simple" xlink:href="../../html/types.html#const"><draw:frame draw:style-name="fr3" draw:name="images174" text:anchor-type="as-char" svg:width="0.291cm" svg:height="0.344cm" draw:z-index="243"><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char buffer[TAILLE];</text:p>
          <text:p text:style-name="Preformatted_20_Text"><text:s/>void copie(const tableau&lt;TAILLE&gt; &amp;);</text:p>
          <text:p text:style-name="Preformatted_20_Text">public:</text:p>
          <text:p text:style-name="Preformatted_20_Text"><text:s/>tableau(){};</text:p>
          <text:p text:style-name="Preformatted_20_Text"><text:s/>tableau(const tableau &amp;);</text:p>
          <text:p text:style-name="Preformatted_20_Text"><text:s/>tableau&lt;TAILLE&gt; &amp; operator=(const tableau&lt;TAILLE&gt; &amp;);</text:p>
          <text:p text:style-name="Preformatted_20_Text"><text:s/>~tableau() {delete buffer;};</text:p>
          <text:p text:style-name="Preformatted_20_Text">};</text:p>
          <text:p text:style-name="Preformatted_20_Text">template&lt;size_t TAILLE&gt; tableau&lt;TAILLE&gt;::tableau(const tableau &amp; b ) {</text:p>
          <text:p text:style-name="Preformatted_20_Text"><text:s/>copie(b);</text:p>
          <text:p text:style-name="Preformatted_20_Text"><text:s/>cout &lt;&lt; "copie effectuee par const de copie\n";</text:p>
          <text:p text:style-name="Preformatted_20_Text">};</text:p>
          <text:p text:style-name="Preformatted_20_Text">template&lt;size_t TAILLE&gt; void tableau&lt;TAILLE&gt;::copie(const</text:p>
          <text:p text:style-name="Preformatted_20_Text">tableau&lt;TAILLE&gt; &amp; b) { </text:p>
          <text:p text:style-name="Preformatted_20_Text"><text:s/>memcpy(buffer,b.buffer,TAILLE);</text:p>
          <text:p text:style-name="P16">};</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s175" text:anchor-type="as-char" svg:width="0.291cm" svg:height="0.344cm" draw:z-index="244"><draw:image xlink:href="../../html/avant.gif" xlink:type="simple" xlink:show="embed" xlink:actuate="onLoad"/><svg:title>avant</svg:title></draw:frame></draw:a>Par contre, on ne peut plus choisir la taille du tableau lors de l'exécution du code, celle-ci doit être fixée à la compilation.</text:p>
          <text:h text:style-name="Heading_20_2" text:outline-level="2"><text:bookmark text:name="modele-spe"/><text:bookmark-start text:name="__RefHeading__16684_2073142818"/>Spécialisation<text:bookmark-end text:name="__RefHeading__16684_2073142818"/></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3">template&lt;&gt; class pile&lt;bool&gt;</text:span> {</text:p>
          <text:p text:style-name="P16">}</text:p>
          <text:p text:style-name="Text_20_body">Le nom de type correspondant à la spécialisation se trouve <text:span text:style-name="Emphasis">après</text:span> le nom du template.</text:p>
          <text:h text:style-name="Heading_20_3" text:outline-level="3"><text:bookmark-start text:name="__RefHeading__16686_2073142818"/>Spécialisation partielle<text:bookmark-end text:name="__RefHeading__16686_2073142818"/></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16">}</text:p>
          <text:p text:style-name="Text_20_body">peut être spécialisée de plusieurs manières:</text:p>
          <text:p text:style-name="Preformatted_20_Text"><text:soft-page-break/>// Les deux paramètres ont le même type</text:p>
          <text:p text:style-name="Preformatted_20_Text"><text:span text:style-name="T3">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3">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3">template&lt;typename T1, typename T2&gt; class Machin&lt;T1 *, T2 *&gt;</text:span> {</text:p>
          <text:p text:style-name="Preformatted_20_Text">...</text:p>
          <text:p text:style-name="P16">}</text:p>
          <text:h text:style-name="Heading_20_2" text:outline-level="2"><text:bookmark text:name="conseils"/><text:bookmark-start text:name="__RefHeading__16688_2073142818"/>Quelques conseils...<text:bookmark-end text:name="__RefHeading__16688_2073142818"/></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2623521109191952704" text:style-name="L74">
            <text:list-item>
              <text:p text:style-name="P205"><text:span text:style-name="Emphasis">toujours</text:span> utiliser des <text:span text:style-name="Source_20_Text">typedef</text:span>, afin de n'entrer qu'une seule fois le modèle lui-même avec toute sa complexité. </text:p>
            </text:list-item>
            <text:list-item>
              <text:p text:style-name="P101">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P4"/>
        </text:section>
        <text:section text:style-name="Sect1" text:name="Section15">
          <text:h text:style-name="P11" text:outline-level="1"><text:bookmark text:name="surch-fonc-op1"/><text:bookmark text:name="contenu6"/><text:bookmark-start text:name="__RefHeading__16690_2073142818"/>Exceptions<text:bookmark-end text:name="__RefHeading__16690_2073142818"/></text:h>
          <text:h text:style-name="Heading_20_2" text:outline-level="2"><text:bookmark text:name="erreur"/><text:bookmark-start text:name="__RefHeading__16692_2073142818"/>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384666267918141180" text:style-name="L75">
            <text:list-item>
              <text:p text:style-name="P206">Retourner un code d'erreur comme valeur de retour de la fonction. </text:p>
            </text:list-item>
            <text:list-item>
              <text:p text:style-name="P206">Mettre un code d'erreur dans une valeur globale (<text:span text:style-name="Source_20_Text">errno</text:span> en C) </text:p>
            </text:list-item>
            <text:list-item>
              <text:p text:style-name="P102">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 text:name="poste"/><text:bookmark-start text:name="__RefHeading__16694_2073142818"/><draw:frame draw:style-name="fr2" draw:name="images183" text:anchor-type="as-char" svg:width="0.529cm" svg:height="0.529cm" draw:z-index="245"><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4945831741337213512" text:style-name="L76">
            <text:list-item>
              <text:p text:style-name="P207">Service National des Postes </text:p>
            </text:list-item>
            <text:list-item>
              <text:p text:style-name="P207">Service Régional des Postes </text:p>
            </text:list-item>
            <text:list-item>
              <text:p text:style-name="P207">Bureau de Postes de quartier </text:p>
            </text:list-item>
            <text:list-item>
              <text:p text:style-name="P103">Facteur </text:p>
            </text:list-item>
          </text:list>
          <text:p text:style-name="Text_20_body">Il faut comprendre cette analogie de la manière suivante:</text:p>
          <text:list xml:id="list141167680606722974" text:style-name="L77">
            <text:list-item>
              <text:p text:style-name="P208">Le Service National des Postes correspond au programme principal </text:p>
            </text:list-item>
            <text:list-item>
              <text:p text:style-name="P208">Le Service Régional correspond à une fonction appelée par le programme principal. </text:p>
            </text:list-item>
            <text:list-item>
              <text:p text:style-name="P208">Le Bureau de postes de quartier correspond à une fonction appelée par la fonction précédente. </text:p>
            </text:list-item>
            <text:list-item>
              <text:p text:style-name="P104">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4">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5580409817963149525" text:style-name="L78">
            <text:list-item>
              <text:p text:style-name="P209">Si une fonction peut traiter l'exception, elle la traite. </text:p>
            </text:list-item>
            <text:list-item>
              <text:p text:style-name="P105">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16696_2073142818"/>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16">}</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3">throw</text:span> ( "division par zéro" ); <text:s/></text:p>
          <text:p text:style-name="Preformatted_20_Text"><text:s text:c="2"/>r /= x;</text:p>
          <text:p text:style-name="Preformatted_20_Text"><text:s text:c="2"/>i /= x;</text:p>
          <text:p text:style-name="Preformatted_20_Text"><text:s text:c="2"/>return *this;</text:p>
          <text:p text:style-name="P16">}</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3">try</text:span></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16">}</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s text:c="3"/>return 0;</text:p>
          <text:p text:style-name="P16">}</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16">}</text:p>
          <text:h text:style-name="Heading_20_3" text:outline-level="3"><text:bookmark text:name="hier"/><text:bookmark-start text:name="__RefHeading__16698_2073142818"/>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46"><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2">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8">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8">bad_alloc()</text:span></text:span></text:p>
                <text:p text:style-name="Table_20_Contents"><text:span text:style-name="Teletype"><text:span text:style-name="T8"/></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8">failure(const string&amp;)</text:span></text:span></text:p>
                <text:p text:style-name="Table_20_Contents"><text:span text:style-name="Teletype"><text:span text:style-name="T8"/></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8">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8">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8">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8">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8">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8">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8">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8">length_error(const string&amp;)</text:span></text:span></text:p>
                <text:p text:style-name="Table_20_Contents"><text:span text:style-name="Teletype"><text:span text:style-name="T8"/></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8">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3">domain_error e ("division par zero" );</text:span></text:p>
          <text:p text:style-name="Preformatted_20_Text"><text:s text:c="5"/><text:span text:style-name="T3">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6">}</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3">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6">}</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16">}</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3">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16">}</text:p>
          <text:p text:style-name="Text_20_body"><draw:frame draw:style-name="fr2" draw:name="images185" text:anchor-type="as-char" svg:width="0.397cm" svg:height="0.397cm" draw:z-index="247"><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7057721193332938595" text:style-name="L79">
            <text:list-item>
              <text:p text:style-name="P210">On pourrait se contenter de capturer les exceptions de type <text:span text:style-name="Source_20_Text">domain_error</text:span> </text:p>
            </text:list-item>
            <text:list-item>
              <text:p text:style-name="P210">Dans un traitement plus grossier, on peut capturer les exceptions de type <text:span text:style-name="Source_20_Text">logic_error</text:span> </text:p>
            </text:list-item>
            <text:list-item>
              <text:p text:style-name="P106">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48"><draw:image xlink:href="../../html/diam.gif" xlink:type="simple" xlink:show="embed" xlink:actuate="onLoad"/><svg:title>REGLE  D'OR</svg:title></draw:frame> Il est donc important de passer l'objet exception par <text:span text:style-name="Source_20_Text"><text:span text:style-name="T3">const exception &amp;</text:span></text:span>, afin de s'assurer que le bon objet sera au final utilisé (notamment la bonne version de la fonction <text:span text:style-name="Source_20_Text">what()</text:span>).</text:p>
          <text:p text:style-name="Text_20_body"><text:soft-page-break/><draw:frame draw:style-name="fr2" draw:name="images187" text:anchor-type="as-char" svg:width="0.503cm" svg:height="0.503cm" draw:z-index="249"><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text:bookmark-start text:name="__RefHeading__16700_2073142818"/>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16">} </text:p>
          <text:h text:style-name="Heading_20_3" text:outline-level="3"><text:bookmark text:name="line"/><text:bookmark-start text:name="__RefHeading__16702_2073142818"/>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16">throw(runtime_error(AT));</text:p>
          <text:h text:style-name="Heading_20_3" text:outline-level="3"><text:bookmark text:name="callstack"/><text:bookmark-start text:name="__RefHeading__16704_2073142818"/>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5906214747613305763" text:style-name="L80">
            <text:list-item>
              <text:p text:style-name="P211"><text:span text:style-name="Teletype">backtrace</text:span> </text:p>
            </text:list-item>
            <text:list-item>
              <text:p text:style-name="P211"><text:span text:style-name="Teletype">backtrace_symbols</text:span> </text:p>
            </text:list-item>
            <text:list-item>
              <text:p text:style-name="P107"><text:span text:style-name="Teletype">abi::__cxa_demangle</text:span> </text:p>
            </text:list-item>
          </text:list>
          <text:p text:style-name="Text_20_body">Le programme peut être téléchargé ici:</text:p>
          <text:list xml:id="list114725521121510433" text:style-name="L81">
            <text:list-item>
              <text:p text:style-name="P212"><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08"><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 text:name="exceptet"/><text:bookmark-start text:name="__RefHeading__16706_2073142818"/><text:soft-page-break/>Exceptions et ...<text:bookmark-end text:name="__RefHeading__16706_2073142818"/></text:h>
          <text:h text:style-name="Heading_20_3" text:outline-level="3"><text:bookmark text:name="const2"/><text:bookmark-start text:name="__RefHeading__16708_2073142818"/>...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text:bookmark-start text:name="__RefHeading__16710_2073142818"/>...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50"><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4"/>
        </text:section>
        <text:section text:style-name="Sect1" text:name="Section17">
          <text:h text:style-name="Heading_20_1" text:outline-level="1"/>
          <text:h text:style-name="P11" text:outline-level="1"/>
          <text:h text:style-name="P11" text:outline-level="1"><text:bookmark text:name="surch-fonc-op2"/><text:bookmark text:name="contenu7"/><text:bookmark-start text:name="__RefHeading__16712_2073142818"/>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16714_2073142818"/>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51"><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3103580528142252833" text:style-name="L82">
            <text:list-item>
              <text:p text:style-name="P213">d'une part l'utilisation de pointeurs </text:p>
            </text:list-item>
            <text:list-item>
              <text:p text:style-name="P109">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52"><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text:bookmark-start text:name="__RefHeading__16716_2073142818"/>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text:bookmark-start text:name="__RefHeading__16718_2073142818"/>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text:bookmark-start text:name="__RefHeading__16720_2073142818"/>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text:bookmark-start text:name="__RefHeading__16722_2073142818"/>Propriétaires et référents<text:bookmark-end text:name="__RefHeading__16722_2073142818"/></text:h>
          <text:p text:style-name="Text_20_body">Compte tenu de ce qui précède, on voit donc qu'on peut définir deux sortes de pointeurs:</text:p>
          <text:list xml:id="list5438576599192417017" text:style-name="L83">
            <text:list-item>
              <text:p text:style-name="P214">Un pointeur <text:span text:style-name="Emphasis">propriétaire</text:span> de l'objet. Il a la responsabilité de la destruction de cet objet. L'objet est le <text:span text:style-name="Emphasis">référent</text:span>. </text:p>
            </text:list-item>
            <text:list-item>
              <text:p text:style-name="P110">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 text:name="oper"/><text:bookmark-start text:name="__RefHeading__16724_2073142818"/>Opérateurs et fonctions<text:bookmark-end text:name="__RefHeading__16724_2073142818"/></text:h>
          <text:h text:style-name="Heading_20_3" text:outline-level="3"><text:bookmark text:name="new"/><text:bookmark-start text:name="__RefHeading__16726_2073142818"/>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3">complexe* C = new complexe(5,5);</text:span></text:p>
          <text:p text:style-name="Preformatted_20_Text"><text:s text:c="3"/>*C = J;</text:p>
          <text:p text:style-name="Preformatted_20_Text"><text:s text:c="3"/><text:span text:style-name="T3">delete C;</text:span></text:p>
          <text:p text:style-name="P16">};</text:p>
          <text:h text:style-name="Heading_20_3" text:outline-level="3"><text:bookmark text:name="new-tab"/><text:bookmark-start text:name="__RefHeading__16728_2073142818"/>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3">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3">delete[] C;</text:span></text:p>
          <text:p text:style-name="P16">};</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53"><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54"><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text:bookmark-start text:name="__RefHeading__16730_2073142818"/>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7580818200665401060" text:style-name="L84">
            <text:list-item>
              <text:p text:style-name="P215"><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15"><text:span text:style-name="Source_20_Text">delete</text:span> appelle le destructeur <text:span text:style-name="T4">puis</text:span> rend la mémoire au système. <text:span text:style-name="Source_20_Text">free</text:span> <text:span text:style-name="Emphasis">n'appelle pas le destructeur</text:span>. Attention donc au code qui ne sera pas exécuté </text:p>
            </text:list-item>
            <text:list-item>
              <text:p text:style-name="P215"><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111"><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text:bookmark-start text:name="__RefHeading__16732_2073142818"/>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3935526693872634267" text:style-name="L85">
            <text:list-item>
              <text:p text:style-name="P216">L'objet source est propriétaire d'un objet référent, l'objet copié pointe vers le référent sans être propriétaire. </text:p>
            </text:list-item>
            <text:list-item>
              <text:p text:style-name="P216">L'objet source est propriétaire d'un référent, à la suite de la copie l'objet copié devient le nouveau propriétaire. </text:p>
            </text:list-item>
            <text:list-item>
              <text:p text:style-name="P112">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55"><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56"><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 text:name="obj1"/><text:bookmark-start text:name="__RefHeading__16736_2073142818"/>Objets utilisés pour la gestion de la mémoire<text:bookmark-end text:name="__RefHeading__16736_2073142818"/></text:h>
          <text:h text:style-name="Heading_20_3" text:outline-level="3"><text:bookmark text:name="auto_ptr"/><text:bookmark-start text:name="__RefHeading__16738_2073142818"/>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57"><draw:image xlink:href="../../html/apres.gif" xlink:type="simple" xlink:show="embed" xlink:actuate="onLoad"/><svg:title>apres</svg:title></draw:frame></draw:a>. Il sert à définir un pointeur "intelligent"... en tous cas fort sympathique, ayant les caractéristiques suivantes:</text:p>
          <text:list xml:id="list193367221446095163" text:style-name="L86">
            <text:list-item>
              <text:p text:style-name="P217">Un <text:span text:style-name="Source_20_Text">auto_ptr</text:span> est <text:span text:style-name="Emphasis">toujours</text:span> propriétaire de l'objet sur lequel il pointe </text:p>
            </text:list-item>
            <text:list-item>
              <text:p text:style-name="P217">Lorsque l'<text:span text:style-name="Source_20_Text">auto_ptr</text:span> est détruit, l'objet sur lequel il pointe est détruit également. On est donc assuré de ne pas avoir de pointeur pendouillant. </text:p>
            </text:list-item>
            <text:list-item>
              <text:p text:style-name="P113">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3">complexe_ptr c2(new complexe);</text:span> <text:s text:c="11"/>// allocation d'un auto_ptr.</text:p>
          <text:p text:style-name="Preformatted_20_Text"><text:s text:c="2"/>{</text:p>
          <text:p text:style-name="Preformatted_20_Text"><text:s text:c="4"/><text:span text:style-name="T3">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16">}</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58"><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 text:name="gest"/><text:bookmark-start text:name="__RefHeading__16740_2073142818"/>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59"><draw:image xlink:href="../../html/diam.gif" xlink:type="simple" xlink:show="embed" xlink:actuate="onLoad"/><svg:title>REGLE  D'OR</svg:title></draw:frame> Les trois principes fondamentaux pour gérer les ressources sont:</text:p>
          <text:p text:style-name="List_20_Heading"><text:span text:style-name="T3">Propriété</text:span> </text:p>
          <text:p text:style-name="List_20_Contents">A chaque ressource allouée, correspond <text:span text:style-name="Emphasis">un et un seul</text:span> objet gestionnaire, qui sera propriétaire de cette ressource. </text:p>
          <text:p text:style-name="List_20_Heading"><text:span text:style-name="T3">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3">Simplicité</text:span> </text:p>
          <text:p text:style-name="P15"><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 text:name="robuste"/><text:bookmark-start text:name="__RefHeading__16742_2073142818"/>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60"><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61"><draw:image xlink:href="../../html/nepasfaire.png" xlink:type="simple" xlink:show="embed" xlink:actuate="onLoad"/><svg:title>NOOON</svg:title></draw:frame></text:p>
          <text:p text:style-name="Preformatted_20_Text">delete p ;</text:p>
          <text:p text:style-name="P16">p = new toto();</text:p>
          <text:p text:style-name="Text_20_body"><draw:frame draw:style-name="fr2" draw:name="images207" text:anchor-type="as-char" svg:width="0.503cm" svg:height="0.503cm" draw:z-index="262"><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16"/>
          <text:h text:style-name="Heading_20_3" text:outline-level="3"><text:bookmark text:name="compt"/><text:bookmark-start text:name="__RefHeading__16748_2073142818"/>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12"/>
        </text:section>
        <text:section text:style-name="Sect1" text:name="Section19">
          <text:h text:style-name="Heading_20_1" text:outline-level="1"/>
          <text:h text:style-name="P11" text:outline-level="1"><text:bookmark text:name="contenu8"/><text:bookmark-start text:name="__RefHeading__16750_207314281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16752_2073142818"/>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text:bookmark-start text:name="__RefHeading__16754_2073142818"/>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text:bookmark-start text:name="__RefHeading__16756_2073142818"/>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16">}</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16">}</text:p>
          <text:p text:style-name="Text_20_body">pour la seconde.</text:p>
          <text:h text:style-name="Heading_20_4" text:outline-level="4"><text:bookmark text:name="namealia"/><text:bookmark-start text:name="__RefHeading__16758_2073142818"/>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16">namespace SB = SublimeBibliotheque;</text:p>
          <text:h text:style-name="Heading_20_4" text:outline-level="4"><text:bookmark text:name="nameutil"/><text:bookmark-start text:name="__RefHeading__16760_2073142818"/>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4832778841407211893" text:style-name="L87">
            <text:list-item>
              <text:p text:style-name="P218">L'opérateur de portée </text:p>
            </text:list-item>
            <text:list-item>
              <text:p text:style-name="P218">Les déclarations <text:span text:style-name="Source_20_Text">using</text:span> </text:p>
            </text:list-item>
            <text:list-item>
              <text:p text:style-name="P114">La directive <text:span text:style-name="Source_20_Text">using</text:span> </text:p>
            </text:list-item>
          </text:list>
          <text:p text:style-name="Text_20_body">L'opérateur de portée permet de spécifier la totalité du nom, comme indiqué ci-dessous:</text:p>
          <text:p text:style-name="P16"><text:soft-page-break/>GB::string S;</text:p>
          <text:p text:style-name="Text_20_body">La notation est lourde, conduisant à un code peu lisible.</text:p>
          <text:p text:style-name="Text_20_body">Les <text:span text:style-name="T4">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16">string S;</text:p>
          <text:p text:style-name="Text_20_body">On a autant de contrôle qu'avec la méthode précédente, mais sans la lourdeur de la notation.</text:p>
          <text:p text:style-name="Text_20_body">La <text:span text:style-name="T4">directive</text:span> <text:span text:style-name="Source_20_Text">using</text:span> est plus radicale: elle dit au compilateur que tous les objets de l'espace de noms considéré doivent être accessibles:</text:p>
          <text:p text:style-name="Preformatted_20_Text">using namespace GB;</text:p>
          <text:p text:style-name="P16">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text:bookmark-start text:name="__RefHeading__16762_2073142818"/>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16">using namespace std;</text:p>
          <text:p text:style-name="Text_20_body"><draw:frame draw:style-name="fr2" draw:name="images214" text:anchor-type="as-char" svg:width="0.397cm" svg:height="0.397cm" draw:z-index="263"><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text:bookmark-start text:name="__RefHeading__16764_2073142818"/>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4">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text:bookmark-start text:name="__RefHeading__16766_2073142818"/>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64"><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16">}</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65"><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16"><text:soft-page-break/>typedef vector &lt;int&gt;::iterator i_int;</text:p>
          <text:h text:style-name="Heading_20_3" text:outline-level="3"><text:bookmark text:name="typename"/><text:bookmark-start text:name="__RefHeading__16768_2073142818"/>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4367067943442003454" text:style-name="L88">
            <text:list-item>
              <text:p text:style-name="P219">Soit rien n'est spécifié, dans ce cas il s'agit d'une variable </text:p>
            </text:list-item>
            <text:list-item>
              <text:p text:style-name="P115">Si on veut forcer une définition de type, on emploie <text:span text:style-name="Source_20_Text">typename</text:span> </text:p>
            </text:list-item>
          </text:list>
          <text:h text:style-name="Heading_20_2" text:outline-level="2"><text:bookmark text:name="conteneurs"/><text:bookmark-start text:name="__RefHeading__16770_2073142818"/>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66"><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8397068610308840675" text:style-name="L89">
            <text:list-item>
              <text:p text:style-name="P220">Allocation dynamique et automatique de mémoire </text:p>
            </text:list-item>
            <text:list-item>
              <text:p text:style-name="P220">Possibilité d'insérer ou supprimer les éléments, pour certains types de conteneurs </text:p>
            </text:list-item>
            <text:list-item>
              <text:p text:style-name="P116">Utilisation d'algorithmes prédéfinis sur ces conteneurs </text:p>
            </text:list-item>
          </text:list>
          <text:p text:style-name="Text_20_body"><draw:frame draw:style-name="fr2" draw:name="images218" text:anchor-type="as-char" svg:width="0.397cm" svg:height="0.397cm" draw:z-index="267"><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text:bookmark-start text:name="__RefHeading__16772_2073142818"/>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68"><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69"><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70"><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71"><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72"><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73"><draw:image xlink:href="../../html/diam.gif" xlink:type="simple" xlink:show="embed" xlink:actuate="onLoad"/><svg:title>REGLE D'OR</svg:title></draw:frame> La règle d'or:</text:p>
          <text:list xml:id="list5291749985428471494" text:style-name="L90">
            <text:list-item>
              <text:p text:style-name="P221">Utilisez les <text:span text:style-name="Emphasis">conteneurs de valeurs</text:span>, sauf si vous ne pouvez faire autrement. </text:p>
            </text:list-item>
            <text:list-item>
              <text:p text:style-name="P221"><text:soft-page-break/>Dans ce cas, utilisez les <text:span text:style-name="Emphasis">conteneurs de pointeurs.</text:span> </text:p>
            </text:list-item>
            <text:list-item>
              <text:p text:style-name="P221">Utilisez les <text:span text:style-name="Emphasis">conteneurs homogènes</text:span> autant que possible. </text:p>
            </text:list-item>
            <text:list-item>
              <text:p text:style-name="P221">En cas de besoin, les conteneurs hétérogènes sont utilisables également. Ils seront implémentés sous la forme de conteneurs de pointeurs vers une classe de base. </text:p>
            </text:list-item>
            <text:list-item>
              <text:p text:style-name="P117">En aucun cas, vous ne pourrez utiliser de <text:span text:style-name="Emphasis">conteneurs de références.</text:span> </text:p>
            </text:list-item>
          </text:list>
          <text:h text:style-name="Heading_20_3" text:outline-level="3"><text:bookmark text:name="contseqass"/><text:bookmark-start text:name="__RefHeading__16776_2073142818"/>Conteneurs séquentiels et conteneurs associatifs (ordonnés).<text:bookmark-end text:name="__RefHeading__16776_2073142818"/></text:h>
          <text:p text:style-name="Text_20_body">Les conteneurs de la bibliothèque standard se regroupent en deux familles principales:</text:p>
          <text:list xml:id="list605845200495511366" text:style-name="L91">
            <text:list-item>
              <text:p text:style-name="P222">Conteneurs séquentiels </text:p>
            </text:list-item>
            <text:list-item>
              <text:p text:style-name="P118">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74"><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16">p.second=54;</text:p>
          <text:h text:style-name="Heading_20_3" text:outline-level="3"><text:bookmark text:name="constd"/><text:bookmark-start text:name="__RefHeading__16778_2073142818"/>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 text:style-name="Internet_20_link" text:visited-style-name="Visited_20_Internet_20_Link"><text:span text:style-name="Source_20_Text">vector</text:span></text:a> </text:p>
          <text:p text:style-name="List_20_Contents">Tableau à une dimension </text:p>
          <text:p text:style-name="List_20_Heading"><text:a xlink:type="simple" xlink:href="http://www.cplusplus.com/reference/stl/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stl/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 text:style-name="Internet_20_link" text:visited-style-name="Visited_20_Internet_20_Link"><text:span text:style-name="Source_20_Text">stack</text:span></text:a> </text:p>
          <text:p text:style-name="P15">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 text:style-name="Internet_20_link" text:visited-style-name="Visited_20_Internet_20_Link"><text:span text:style-name="Source_20_Text">map</text:span></text:a>, <text:a xlink:type="simple" xlink:href="http://www.cplusplus.com/reference/stl/multimap" text:style-name="Internet_20_link" text:visited-style-name="Visited_20_Internet_20_Link"><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 text:style-name="Internet_20_link" text:visited-style-name="Visited_20_Internet_20_Link"><text:span text:style-name="Source_20_Text">set</text:span></text:a>, <text:a xlink:type="simple" xlink:href="http://www.cplusplus.com/reference/stl/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 text:style-name="Internet_20_link" text:visited-style-name="Visited_20_Internet_20_Link"><text:span text:style-name="Source_20_Text">priority_queue</text:span></text:a> </text:p>
          <text:p text:style-name="P15">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soft-page-break/><text:a xlink:type="simple" xlink:href="http://www.cplusplus.com/reference/stl/bitset" text:style-name="Internet_20_link" text:visited-style-name="Visited_20_Internet_20_Link"><text:span text:style-name="Source_20_Text">bitset</text:span></text:a> </text:p>
          <text:p text:style-name="P15">Tableau de booléens. </text:p>
          <text:p text:style-name="Text_20_body"><draw:frame draw:style-name="fr2" draw:name="images226" text:anchor-type="as-char" svg:width="0.397cm" svg:height="0.397cm" draw:z-index="275"><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ext:bookmark-start text:name="__RefHeading__16786_2073142818"/>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2964675587425079683" text:style-name="L92">
            <text:list-item>
              <text:p text:style-name="P223"><text:span text:style-name="Source_20_Text">seq&lt;objet&gt;</text:span> (un conteneur séquentiel) </text:p>
            </text:list-item>
            <text:list-item>
              <text:p text:style-name="P119"><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76"><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3">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3">reference</text:span></text:span> </text:p>
          <text:p text:style-name="List_20_Contents"><text:span text:style-name="Source_20_Text"><text:span text:style-name="T3">value_type&amp;</text:span></text:span> (ici <text:span text:style-name="Source_20_Text"><text:span text:style-name="T3">objet &amp;</text:span></text:span>) </text:p>
          <text:p text:style-name="List_20_Heading"><text:span text:style-name="Source_20_Text"><text:span text:style-name="T3">const_reference</text:span></text:span> </text:p>
          <text:p text:style-name="List_20_Contents"><text:span text:style-name="Source_20_Text"><text:span text:style-name="T3">const value_type &amp; </text:span></text:span>(ici <text:span text:style-name="Source_20_Text"><text:span text:style-name="T3">const objet &amp; </text:span></text:span>) </text:p>
          <text:p text:style-name="List_20_Heading"><text:span text:style-name="Source_20_Text"><text:span text:style-name="T3">size_type</text:span></text:span> </text:p>
          <text:p text:style-name="List_20_Contents">Numéros d'indices, nombre d'éléments, etc. </text:p>
          <text:p text:style-name="List_20_Heading"><text:span text:style-name="Source_20_Text"><text:span text:style-name="T3">iterator</text:span></text:span> </text:p>
          <text:p text:style-name="List_20_Contents"><text:span text:style-name="Source_20_Text"><text:span text:style-name="T3">value_type*</text:span></text:span>, (ici <text:span text:style-name="Source_20_Text"><text:span text:style-name="T3">objet *</text:span></text:span>) permet de balayer le conteneur <draw:a xlink:type="simple" xlink:href="../../html/stdlib.html#iterateurs"><draw:frame draw:style-name="fr3" draw:name="images228" text:anchor-type="as-char" svg:width="0.291cm" svg:height="0.344cm" draw:z-index="277"><draw:image xlink:href="../../html/apres.gif" xlink:type="simple" xlink:show="embed" xlink:actuate="onLoad"/><svg:title>apres</svg:title></draw:frame></draw:a></text:p>
          <text:p text:style-name="List_20_Heading"><text:span text:style-name="Source_20_Text"><text:span text:style-name="T3">const_iterator</text:span></text:span> </text:p>
          <text:p text:style-name="List_20_Contents">Méme chose, mais garantit que les objets récupérés ne seront pas modifiés. </text:p>
          <text:p text:style-name="List_20_Heading"><text:span text:style-name="Source_20_Text"><text:span text:style-name="T3">reverse_iterator</text:span></text:span> </text:p>
          <text:p text:style-name="List_20_Contents">Pour balayer le conteneur à l'envers </text:p>
          <text:p text:style-name="List_20_Heading"><text:span text:style-name="Source_20_Text"><text:span text:style-name="T3">const_reverse_iterator</text:span></text:span> </text:p>
          <text:p text:style-name="List_20_Contents">no comment </text:p>
          <text:p text:style-name="List_20_Heading"><text:span text:style-name="Source_20_Text"><text:span text:style-name="T3">difference_type</text:span></text:span> </text:p>
          <text:p text:style-name="P15">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3">Key</text:span></text:span> ou <text:span text:style-name="Source_20_Text"><text:span text:style-name="T3">key_type</text:span></text:span> </text:p>
          <text:p text:style-name="List_20_Contents">Clé d'accès aux éléments. (Ici, <text:span text:style-name="Source_20_Text">cle</text:span>) </text:p>
          <text:p text:style-name="List_20_Heading"><text:span text:style-name="Source_20_Text"><text:span text:style-name="T3">T</text:span></text:span> ou <text:span text:style-name="Source_20_Text"><text:span text:style-name="T3">data_type</text:span></text:span> </text:p>
          <text:p text:style-name="List_20_Contents">Type d'éléments stockés. (Ici, <text:span text:style-name="Source_20_Text">valeur</text:span>) </text:p>
          <text:p text:style-name="List_20_Heading"><text:span text:style-name="Source_20_Text"><text:span text:style-name="T3">pair&lt;key,T&gt;</text:span></text:span> </text:p>
          <text:p text:style-name="P15">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bookmark-start text:name="__RefHeading__16790_2073142818"/>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2503020088554953120" text:style-name="L93">
            <text:list-item>
              <text:p text:style-name="P120"><text:span text:style-name="T3">Itérateurs</text:span> </text:p>
              <text:p text:style-name="P238"><text:span text:style-name="Source_20_Text"><text:span text:style-name="T3">iterator begin()</text:span></text:span>, <text:span text:style-name="Source_20_Text"><text:span text:style-name="T3">const_iterator begin()</text:span></text:span> <text:span text:style-name="Emphasis">(tous)</text:span> </text:p>
              <text:p text:style-name="P28">Retourne un itérateur qui pointe sur le premier élément. Permet donc de démarrer une boucle pour faire <text:soft-page-break/>défiler tous les éléments du conteneur. </text:p>
              <text:p text:style-name="P238"><text:span text:style-name="Source_20_Text"><text:span text:style-name="T3">iterator end()</text:span></text:span>,<text:span text:style-name="Source_20_Text"><text:span text:style-name="T3">const_iterator begin()</text:span></text:span> <text:span text:style-name="Emphasis">(tous)</text:span> </text:p>
              <text:p text:style-name="P29">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78"><draw:image xlink:href="../../html/apres.gif" xlink:type="simple" xlink:show="embed" xlink:actuate="onLoad"/><svg:title>apres</svg:title></draw:frame></draw:a>), par exemple <text:span text:style-name="Source_20_Text">find</text:span> pour signifier que l'objet recherché n'a pas été trouvé. </text:p>
              <text:p text:style-name="P26">typedef conteneur&lt;int&gt;::const_iterator citr;</text:p>
              <text:p text:style-name="P26">for (citr i=V1.begin(); i!=V1.end(); ++i) {</text:p>
              <text:p text:style-name="P26"><text:s text:c="3"/>cout &lt;&lt; *i &lt;&lt; endl;</text:p>
              <text:p text:style-name="P27">}</text:p>
              <text:p text:style-name="P29"><text:span text:style-name="Emphasis">ou, plus lisible, en c++11:</text:span> </text:p>
              <text:p text:style-name="P26">for ( auto i=V1.begin(); i!=V1.end(); ++i) {</text:p>
              <text:p text:style-name="P26"><text:s text:c="3"/>cout &lt;&lt; *i &lt;&lt; endl;</text:p>
              <text:p text:style-name="P27">}</text:p>
              <text:p text:style-name="P29"><text:span text:style-name="Emphasis">encore plus lisible, toujours en c++11:</text:span> </text:p>
              <text:p text:style-name="P26">for ( auto x : V1 ) {</text:p>
              <text:p text:style-name="P26"><text:s text:c="3"/>cout &lt;&lt; x &lt;&lt; endl;</text:p>
              <text:p text:style-name="P27">}</text:p>
            </text:list-item>
            <text:list-item>
              <text:p text:style-name="P120"><text:span text:style-name="T3">Accès aux éléments</text:span> </text:p>
              <text:p text:style-name="P238"><text:span text:style-name="Source_20_Text"><text:span text:style-name="T3">reference top() const</text:span></text:span>, <text:span text:style-name="Source_20_Text"><text:span text:style-name="T3">const_reference top() const</text:span></text:span> <text:span text:style-name="Emphasis">(stack)</text:span> </text:p>
              <text:p text:style-name="P28">Renvoie l'élément situé en haut de la pile. Temps d'exécution constant. La pile ne doit pas être vide. </text:p>
              <text:p text:style-name="P238"><text:span text:style-name="Source_20_Text"><text:span text:style-name="T3">reference front() const</text:span></text:span>, <text:span text:style-name="Source_20_Text"><text:span text:style-name="T3">const_reference front() const</text:span></text:span> <text:span text:style-name="Emphasis">(vector,list,deque)</text:span> </text:p>
              <text:p text:style-name="P28">Renvoie le premier élément </text:p>
              <text:p text:style-name="P238"><text:span text:style-name="Source_20_Text"><text:span text:style-name="T3">reference back() const</text:span></text:span>,<text:span text:style-name="Source_20_Text"><text:span text:style-name="T3">const_reference back() const</text:span></text:span> <text:span text:style-name="Emphasis">(vector,list,deque)</text:span> </text:p>
              <text:p text:style-name="P29">Renvoie le dernier élément </text:p>
              <text:p text:style-name="P26">vector&lt;int&gt; V1;</text:p>
              <text:p text:style-name="P26">...</text:p>
              <text:p text:style-name="P26">int f = V1.front();</text:p>
              <text:p text:style-name="P26">int b = V1.back();</text:p>
              <text:p text:style-name="P26"/>
              <text:p text:style-name="P26">cout &lt;&lt; "Premier entier " &lt;&lt; f <text:s/>&lt;&lt; endl;</text:p>
              <text:p text:style-name="P27">cout &lt;&lt; "Dernier entier " &lt;&lt; b <text:s/>&lt;&lt; endl;</text:p>
              <text:p text:style-name="P238"><text:span text:style-name="Source_20_Text"><text:span text:style-name="T3">reference operator[](size_type n)</text:span></text:span>, <text:span text:style-name="Source_20_Text"><text:span text:style-name="T3">const_reference operator[](size_type n)</text:span></text:span> <text:span text:style-name="Emphasis">(vector,string,deque )</text:span> </text:p>
              <text:p text:style-name="P29">Permet d'accéder à un élément indicé. Attention, il n'y a pas de contrôle de débordement. Le premier élément a l'indice 0. </text:p>
              <text:p text:style-name="P26">string s = "hello";</text:p>
              <text:p text:style-name="P27">cout &lt;&lt; s[0]; // renvoie h</text:p>
              <text:p text:style-name="P238"><text:span text:style-name="Source_20_Text"><text:span text:style-name="T3">data_type &amp; operator[](const key_type&amp; k)</text:span></text:span> <text:span text:style-name="Emphasis">(map)</text:span> </text:p>
              <text:p text:style-name="P29">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6">map&lt;string,string&gt; couleurs;</text:p>
              <text:p text:style-name="P26">...</text:p>
              <text:p text:style-name="P26">couleurs["foreground_color"]="rouge";</text:p>
              <text:p text:style-name="P27">couleurs["background_color"]="blanc";</text:p>
              <text:p text:style-name="P238"><text:span text:style-name="Source_20_Text"><text:span text:style-name="T3">iterator find(const key_type &amp; k)</text:span></text:span>, <text:span text:style-name="Source_20_Text"><text:span text:style-name="T3">const_iterator find(const key_type &amp; k)</text:span></text:span> <text:span text:style-name="Emphasis">(map,set)</text:span> </text:p>
              <text:p text:style-name="P29">Renvoie un itérateur pointant sur l'élément de clé <text:span text:style-name="Source_20_Text">k</text:span>. S'il n'y a pas d'élément de clé k, renvoie <text:span text:style-name="Source_20_Text">end()</text:span> </text:p>
              <text:p text:style-name="P26"><text:soft-page-break/>map&lt;string,string&gt; couleurs;</text:p>
              <text:p text:style-name="P26">...</text:p>
              <text:p text:style-name="P26">map&lt;string,string&gt;::iterator i = couleurs.find("foreground_color");</text:p>
              <text:p text:style-name="P26">if (i==couleurs.end()) {</text:p>
              <text:p text:style-name="P26"><text:s text:c="3"/>cout &lt;&lt; "Pas trouvé" &lt;&lt; endl;</text:p>
              <text:p text:style-name="P26">} else {</text:p>
              <text:p text:style-name="P27"><text:s text:c="3"/>cout <text:s/>&lt;&lt; "clé=" &lt;&lt; i-&gt;first &lt;&lt; "valeur=" &lt;&lt; i-&gt;second &lt;&lt; endl;</text:p>
              <text:p text:style-name="P29"><text:span text:style-name="Emphasis">ou, plus lisible, en c++11:</text:span> </text:p>
              <text:p text:style-name="P26">map&lt;string,string&gt; couleurs;</text:p>
              <text:p text:style-name="P26">...</text:p>
              <text:p text:style-name="P26">auto i = couleurs.find("foreground_color");</text:p>
              <text:p text:style-name="P26">if (i==couleurs.end()) {</text:p>
              <text:p text:style-name="P26"><text:s text:c="3"/>cout &lt;&lt; "Pas trouvé" &lt;&lt; endl;</text:p>
              <text:p text:style-name="P26">} else {</text:p>
              <text:p text:style-name="P27"><text:s text:c="3"/>cout <text:s/>&lt;&lt; "clé=" &lt;&lt; i-&gt;first &lt;&lt; "valeur=" &lt;&lt; i-&gt;second &lt;&lt; endl;</text:p>
            </text:list-item>
            <text:list-item>
              <text:p text:style-name="P120"><text:span text:style-name="T3">Opérations d'insertion et de suppression d'éléments.</text:span> </text:p>
              <text:p text:style-name="P238"><text:span text:style-name="Source_20_Text"><text:span text:style-name="T3">void push(const value_type &amp; x)</text:span></text:span><text:span text:style-name="Emphasis">(stack,queue)</text:span> </text:p>
              <text:p text:style-name="P28">Insère <text:span text:style-name="Source_20_Text">x</text:span> en haut de la pile ou à la fin de la queue. Temps d'exécution constant. </text:p>
              <text:p text:style-name="P238"><text:span text:style-name="Source_20_Text"><text:span text:style-name="T3">void pop()</text:span></text:span><text:span text:style-name="Emphasis">(stack,queue)</text:span> </text:p>
              <text:p text:style-name="P28">Supprime l'élément situé en haut de la pile ou en tête de la queue. Temps d'exécution constant. La pile ou la queue ne doit pas être vide. </text:p>
              <text:p text:style-name="P238"><text:span text:style-name="Source_20_Text"><text:span text:style-name="T3">void push_front(const value_type &amp; x)</text:span></text:span> <text:span text:style-name="Emphasis">(deque,list)</text:span> </text:p>
              <text:p text:style-name="P28">Insère <text:span text:style-name="Source_20_Text">x</text:span> au début. </text:p>
              <text:p text:style-name="P238"><text:span text:style-name="Source_20_Text"><text:span text:style-name="T3">void pop_front()</text:span></text:span> <text:span text:style-name="Emphasis">(deque,list)</text:span> </text:p>
              <text:p text:style-name="P28">Supprime <text:span text:style-name="Source_20_Text">x</text:span> du début. Ces fonctions ont un comportement indéfini si le conteneur est vide: utiliser la fonction <text:span text:style-name="Source_20_Text">empty()</text:span> auparavant. </text:p>
              <text:p text:style-name="P238"><text:span text:style-name="Source_20_Text"><text:span text:style-name="T3">void push_back(const value_type &amp; x)</text:span></text:span> <text:span text:style-name="Emphasis">(string, deque,list,vector)</text:span> </text:p>
              <text:p text:style-name="P28">Insère <text:span text:style-name="Source_20_Text">x</text:span> à la fin. </text:p>
              <text:p text:style-name="P238"><text:span text:style-name="Source_20_Text"><text:span text:style-name="T3">void pop_back()</text:span></text:span> <text:span text:style-name="Emphasis">(string, deque,list,vector)</text:span> </text:p>
              <text:p text:style-name="P28">Supprime <text:span text:style-name="Source_20_Text">x</text:span> à la fin. Ces fonctions ont un comportement indéfini si le conteneur est vide: utiliser la fonction <text:span text:style-name="Source_20_Text">empty()</text:span> auparavant. </text:p>
              <text:p text:style-name="P238"><text:span text:style-name="Source_20_Text"><text:span text:style-name="T3">iterator insert(iterator p,const value_type &amp; x)</text:span></text:span> <text:span text:style-name="Emphasis">(vector,list,deque)</text:span> </text:p>
              <text:p text:style-name="P28">Insère <text:span text:style-name="Source_20_Text">x</text:span> avant <text:span text:style-name="Source_20_Text">p</text:span> et retourne un itérateur pointant sur <text:span text:style-name="Source_20_Text">x</text:span>. </text:p>
              <text:p text:style-name="P238"><text:span text:style-name="Source_20_Text"><text:span text:style-name="T3">void insert(iterator p, In first, In last)</text:span></text:span> <text:span text:style-name="Emphasis">(vector,list,deque)</text:span> </text:p>
              <text:p text:style-name="P29">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6">vector&lt;int&gt; V1;</text:p>
              <text:p text:style-name="P26">list&lt;int&gt; L1;</text:p>
              <text:p text:style-name="P26">...</text:p>
              <text:p text:style-name="P26">vector&lt;int&gt;::iterator i=V1.begin()+3;</text:p>
              <text:p text:style-name="P27">L1.insert(L1.begin(),i, V1.end());</text:p>
              <text:p text:style-name="P29"><text:span text:style-name="Emphasis">ou, plus lisible, en c++11:</text:span> </text:p>
              <text:p text:style-name="P26">vector&lt;int&gt; V1;</text:p>
              <text:p text:style-name="P26">list&lt;int&gt; L1;</text:p>
              <text:p text:style-name="P26">...</text:p>
              <text:p text:style-name="P26">auto i=V1.begin()+3;</text:p>
              <text:p text:style-name="P27">L1.insert(L1.begin(),i, V1.end());</text:p>
              <text:p text:style-name="P238"><text:span text:style-name="Source_20_Text"><text:span text:style-name="T3">iterator erase(iterator p)</text:span></text:span> <text:span text:style-name="Emphasis">(vector,deque,list)</text:span><text:line-break/><text:span text:style-name="Source_20_Text"><text:span text:style-name="T3">void erase(iterator p)</text:span></text:span> <text:span text:style-name="Emphasis">(map,set)</text:span> </text:p>
              <text:p text:style-name="P28">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38"><text:span text:style-name="Source_20_Text"><text:span text:style-name="T3">iterator erase(iterator first, iterator last)</text:span></text:span> <text:span text:style-name="Emphasis">(vector,deque,list)</text:span><text:line-break/><text:soft-page-break/><text:span text:style-name="Source_20_Text"><text:span text:style-name="T3">void erase(iterator first, iterator last)</text:span></text:span> <text:span text:style-name="Emphasis">(map,set)</text:span> </text:p>
              <text:p text:style-name="P28">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38"><text:span text:style-name="Source_20_Text"><text:span text:style-name="T3">void remove(const value_type &amp; valeur)</text:span></text:span> <text:span text:style-name="Emphasis">(list)</text:span> </text:p>
              <text:p text:style-name="P28">Supprime de la liste tous les éléments égaux à <text:span text:style-name="Source_20_Text">valeur</text:span> </text:p>
              <text:p text:style-name="P238"><text:span text:style-name="Source_20_Text"><text:span text:style-name="T3">void unique()</text:span></text:span> <text:span text:style-name="Emphasis">(list)</text:span> </text:p>
              <text:p text:style-name="P28">Supprime de la liste tous les éléments conécutifs égaux de la liste, sauf un. </text:p>
              <text:p text:style-name="P238"><text:span text:style-name="Source_20_Text"><text:span text:style-name="T3">void clear()</text:span></text:span> <text:span text:style-name="Emphasis">(tous sauf stack)</text:span> </text:p>
              <text:p text:style-name="P28">Efface tous les éléments. </text:p>
            </text:list-item>
            <text:list-item>
              <text:p text:style-name="P120"><text:span text:style-name="T3">Opérations affectant l'ordre des éléments </text:span><text:span text:style-name="Emphasis"><text:span text:style-name="T3">(uniquement list)</text:span></text:span> </text:p>
              <text:p text:style-name="P238"><text:span text:style-name="Source_20_Text"><text:span text:style-name="T3">void reverse()</text:span></text:span> </text:p>
              <text:p text:style-name="P28">Retourne l'ordre des éléments dans la liste. </text:p>
              <text:p text:style-name="P238"><text:span text:style-name="Source_20_Text"><text:span text:style-name="T3">void sort()</text:span></text:span> </text:p>
              <text:p text:style-name="P28">Trie les éléments de la liste en utilisant <text:span text:style-name="Source_20_Text">operator&lt;</text:span> </text:p>
            </text:list-item>
            <text:list-item>
              <text:p text:style-name="P120"><text:span text:style-name="T3">Opérations diverses</text:span> </text:p>
              <text:p text:style-name="P238"><text:span text:style-name="Source_20_Text"><text:span text:style-name="T3">size_type size() const</text:span></text:span> <text:span text:style-name="Emphasis">(tous)</text:span> </text:p>
              <text:p text:style-name="P28">renvoie le nombre d'éléments dans le conteneur. </text:p>
              <text:p text:style-name="P238"><text:span text:style-name="Source_20_Text"><text:span text:style-name="T3">bool empty() const</text:span></text:span> <text:span text:style-name="Emphasis">(tous)</text:span> </text:p>
              <text:p text:style-name="P29">renvoie <text:span text:style-name="Source_20_Text">true</text:span> si le conteneur est vide. </text:p>
            </text:list-item>
          </text:list>
          <text:p text:style-name="Text_20_body"><text:a xlink:type="simple" xlink:href="../../html/stdlib.html#" text:style-name="Internet_20_link" text:visited-style-name="Visited_20_Internet_20_Link"/></text:p>
          <text:p text:style-name="Horizontal_20_Line"/>
          <text:h text:style-name="Heading_20_3" text:outline-level="3"><text:bookmark text:name="string"/><text:bookmark-start text:name="__RefHeading__16792_2073142818"/>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5">Surcharge de l'opérateur <text:span text:style-name="Source_20_Text"><text:span text:style-name="T3">+</text:span></text:span> </text:p>
          <text:p text:style-name="P19">string A="hello";</text:p>
          <text:p text:style-name="P19">string B="world";</text:p>
          <text:p text:style-name="P19">string C = A + " <text:s text:c="2"/>" + B; <text:s text:c="2"/>// C contient hello world</text:p>
          <text:p text:style-name="P20">...</text:p>
          <text:p text:style-name="List_20_Heading"><text:span text:style-name="Emphasis">Tester l'égalité entre deux chaînes.</text:span> </text:p>
          <text:p text:style-name="List_20_Contents">Comme d'habitude, les opéteurs <text:span text:style-name="Source_20_Text"><text:span text:style-name="T3">==</text:span></text:span>, <text:span text:style-name="Source_20_Text"><text:span text:style-name="T3">!=</text:span></text:span>, <text:span text:style-name="Source_20_Text"><text:span text:style-name="T3">&lt;</text:span></text:span>, <text:span text:style-name="Source_20_Text"><text:span text:style-name="T3">&gt;</text:span></text:span> etc. sont là pour cela. </text:p>
          <text:p text:style-name="List_20_Heading"><text:span text:style-name="Emphasis">Connaître la longueur d'une chaîne.</text:span> </text:p>
          <text:p text:style-name="List_20_Contents">Par la fonction-membre <text:span text:style-name="Source_20_Text"><text:span text:style-name="T3">length()</text:span></text:span>. </text:p>
          <text:p text:style-name="List_20_Heading"><text:span text:style-name="Emphasis">Trouver un caractère ou une sous-chaîne dans une chaîne</text:span> </text:p>
          <text:p text:style-name="P15">La fonction-membre <text:span text:style-name="Source_20_Text"><text:span text:style-name="T3">find</text:span></text:span> renvoie un nombre de type <text:span text:style-name="Source_20_Text"><text:span text:style-name="T3">string::size_type</text:span></text:span>. Si le caractère n'existe pas, elle renvoie le membre constant <text:span text:style-name="Source_20_Text"><text:span text:style-name="T3">string::npos</text:span></text:span>. Comme pour les autres conteneurs, le premier élément a pour indice 0. </text:p>
          <text:p text:style-name="P19">...</text:p>
          <text:p text:style-name="P19">string::size_type p1 = C.find('o'); <text:s text:c="6"/>// renvoie 4</text:p>
          <text:p text:style-name="P19">string::size_type p2 = C.find('o',p1+1); <text:s/>// renvoie 9</text:p>
          <text:p text:style-name="P19">string::size_type p3 = C.find('z'); <text:s text:c="6"/>// renvoie npos</text:p>
          <text:p text:style-name="P19">if (p3 == string::npos) {</text:p>
          <text:p text:style-name="P19"><text:s text:c="3"/>cout &lt;&lt; "Pas de lettre z " &lt;&lt; endl;</text:p>
          <text:p text:style-name="P20">...</text:p>
          <text:p text:style-name="P15"><text:span text:style-name="Emphasis">ou, plus lisible, en c++11:</text:span> </text:p>
          <text:p text:style-name="P19"><text:soft-page-break/>...</text:p>
          <text:p text:style-name="P19">auto p1 = C.find('o'); <text:s text:c="3"/>// renvoie 4</text:p>
          <text:p text:style-name="P19">auto p2 = C.find('o',p1+1); <text:s/>// renvoie 9</text:p>
          <text:p text:style-name="P19">auto p3 = C.find('z'); <text:s text:c="6"/>// renvoie npos</text:p>
          <text:p text:style-name="P19">if (p3 == string::npos) {</text:p>
          <text:p text:style-name="P19"><text:s text:c="3"/>cout &lt;&lt; "Pas de lettre z " &lt;&lt; endl;</text:p>
          <text:p text:style-name="P20">...</text:p>
          <text:p text:style-name="List_20_Heading"><text:span text:style-name="Emphasis">Touver un caractère différent d'un caractère donné:</text:span> </text:p>
          <text:p text:style-name="P15">La fonction-membre <text:span text:style-name="Source_20_Text"><text:span text:style-name="T3">find_first_not_of</text:span></text:span> est faite pour cela: </text:p>
          <text:p text:style-name="P19">...</text:p>
          <text:p text:style-name="P19">string::size_type c1 = C.find(' '); <text:s text:c="17"/>// renvoie 5</text:p>
          <text:p text:style-name="P19">string::size_type m2 = C.find_first_not_of(' ',c1); <text:s/>// renvoie 8</text:p>
          <text:p text:style-name="P20">...</text:p>
          <text:p text:style-name="P15"><text:span text:style-name="Emphasis">ou, plus lisible, en c++11:</text:span> </text:p>
          <text:p text:style-name="P19">...</text:p>
          <text:p text:style-name="P19">auto c1 = C.find(' '); <text:s text:c="14"/>// renvoie 5</text:p>
          <text:p text:style-name="P19">auto c2 = C.find_first_not_of(' ',c1); <text:s/>// renvoie 8</text:p>
          <text:p text:style-name="P20">...</text:p>
          <text:p text:style-name="List_20_Heading"><text:span text:style-name="Emphasis">Définir une sous-chaîne</text:span> </text:p>
          <text:p text:style-name="P15">Fonction-membre <text:span text:style-name="Source_20_Text"><text:span text:style-name="T3">substr</text:span></text:span>. Ses deux paramètres sont: la position à partir de laquelle démarrer la sous-chaîne, et la longueur de celle-ci. </text:p>
          <text:p text:style-name="P19">...</text:p>
          <text:p text:style-name="P19">string milieu = C.substr(p1,p2-p1+1); // renvoie o <text:s text:c="2"/>wo </text:p>
          <text:p text:style-name="P20">...</text:p>
          <text:p text:style-name="List_20_Heading"><text:span text:style-name="Emphasis">Effacer une sous-chaîne</text:span> </text:p>
          <text:p text:style-name="P15">Fonction-membre <text:span text:style-name="Source_20_Text"><text:span text:style-name="T3">erase</text:span></text:span>. Ses deux paramètres sont: la position à partir de laquelle démarrer la sous-chaîne, et la longueur de celle-ci. Renvoie la chaîne après la suppression réalisée: </text:p>
          <text:p text:style-name="P19">...</text:p>
          <text:p text:style-name="P19">C.erase(p1,p2-p1+1); <text:s text:c="2"/>// C vaut maintenant hellrld</text:p>
          <text:p text:style-name="P19">string milieu = C.substr(p1,p2-p1+1); // renvoie o <text:s text:c="2"/>wo </text:p>
          <text:p text:style-name="P20">...</text:p>
          <text:p text:style-name="List_20_Heading"><text:span text:style-name="Emphasis">Insérer une sous-chaîne</text:span> </text:p>
          <text:p text:style-name="P15">Fonction-membre <text:span text:style-name="Source_20_Text"><text:span text:style-name="T3">insert</text:span></text:span>. Ses deux paramètres sont: la position à partir de laquelle démarrer l'insertion, et la chaîne à insérer. </text:p>
          <text:p text:style-name="P19">...</text:p>
          <text:p text:style-name="P19">C.insert(1,milieu); <text:s text:c="3"/>// C vaut maintenant ho <text:s text:c="2"/>woellrld </text:p>
          <text:p text:style-name="P20">...</text:p>
          <text:p text:style-name="List_20_Heading"><text:span text:style-name="Emphasis">Ajouter des caractères en fin de chaîne</text:span> </text:p>
          <text:p text:style-name="List_20_Contents">La fonction-membre <text:span text:style-name="Source_20_Text"><text:span text:style-name="T3">push_back</text:span></text:span> est utilisable dans ce but. </text:p>
          <text:p text:style-name="List_20_Heading"><text:span text:style-name="Emphasis">Travailler avec des </text:span><text:span text:style-name="Emphasis"><text:span text:style-name="Source_20_Text">char *</text:span></text:span> </text:p>
          <text:p text:style-name="P15">De nombreuses fonctions C utilisent non pas l'objet <text:span text:style-name="Source_20_Text"><text:span text:style-name="T3">string</text:span></text:span>, mais le type <text:span text:style-name="Source_20_Text"><text:span text:style-name="T3">char *</text:span></text:span>. La fonction <text:span text:style-name="Source_20_Text"><text:span text:style-name="T3">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19">...</text:p>
          <text:p text:style-name="P19">char * c = C.c_str();</text:p>
          <text:p text:style-name="P20">...</text:p>
          <text:h text:style-name="Heading_20_2" text:outline-level="2"><text:bookmark text:name="iterateurs"/><text:bookmark-start text:name="__RefHeading__16794_2073142818"/>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18">for (v_int_it i=V.begin();i!=V.end();++i) {</text:p>
          <text:p text:style-name="Preformatted_20_Text"><text:s text:c="2"/><text:span text:style-name="T3">cout &lt;&lt; *i &lt;&lt; endl;</text:span></text:p>
          <text:p text:style-name="Preformatted_20_Text">};</text:p>
          <text:p text:style-name="P16"><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18">for (auto i=V.begin();i!=V.end();++i) {</text:p>
          <text:p text:style-name="Preformatted_20_Text"><text:s text:c="2"/><text:span text:style-name="T3">cout &lt;&lt; *i &lt;&lt; endl;</text:span></text:p>
          <text:p text:style-name="Preformatted_20_Text">};</text:p>
          <text:p text:style-name="P16"><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18">for (auto x : V) {</text:p>
          <text:p text:style-name="Preformatted_20_Text"><text:s text:c="2"/><text:span text:style-name="T3">cout &lt;&lt; x &lt;&lt; endl;</text:span></text:p>
          <text:p text:style-name="Preformatted_20_Text">};</text:p>
          <text:p text:style-name="P16"><text:s text:c="2"/>...</text:p>
          <text:p text:style-name="Text_20_body"><draw:frame draw:style-name="fr2" draw:name="images230" text:anchor-type="as-char" svg:width="0.397cm" svg:height="0.397cm" draw:z-index="279"><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80"><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5128194690741149277" text:style-name="L94">
            <text:list-item>
              <text:p text:style-name="P224">Initialiser l'itérateur sur <text:span text:style-name="Source_20_Text">V1.begin()</text:span> </text:p>
            </text:list-item>
            <text:list-item>
              <text:p text:style-name="P224">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81"><draw:image xlink:href="../../html/avant.gif" xlink:type="simple" xlink:show="embed" xlink:actuate="onLoad"/><svg:title>avant</svg:title></draw:frame></draw:a></text:p>
            </text:list-item>
            <text:list-item>
              <text:p text:style-name="P121">Sortir de la boucle dès que l'itérateur est égal à <text:span text:style-name="Source_20_Text">V1.end()</text:span> </text:p>
            </text:list-item>
          </text:list>
          <text:p text:style-name="Text_20_body"><draw:frame draw:style-name="fr2" draw:name="images233" text:anchor-type="as-char" svg:width="0.397cm" svg:height="0.397cm" draw:z-index="282"><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text:bookmark-start text:name="__RefHeading__16796_2073142818"/>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402850444753280171" text:style-name="L95">
            <text:list-item>
              <text:p text:style-name="P225">Il n'a pas été initialisé </text:p>
            </text:list-item>
            <text:list-item>
              <text:p text:style-name="P225">Le conteneur a été redimensionné (par des insertions ou des suppressions, par exemple). </text:p>
            </text:list-item>
            <text:list-item>
              <text:p text:style-name="P225">Le conteneur a été détruit </text:p>
            </text:list-item>
            <text:list-item>
              <text:p text:style-name="P122">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3">V1.insert(i,100000,0); // insère plein de cases juste avant </text:span><text:span text:style-name="Source_20_Text"><text:span text:style-name="T3">i</text:span></text:span></text:p>
          <text:p text:style-name="P17">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18">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3">L1.insert(i,100000,0); // insère plein de cases juste avant </text:span><text:span text:style-name="Source_20_Text"><text:span text:style-name="T3">i</text:span></text:span></text:p>
          <text:p text:style-name="P17">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text:bookmark-start text:name="__RefHeading__16798_2073142818"/>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4315556840376787276" text:style-name="L96">
            <text:list-item>
              <text:p text:style-name="P226"><text:span text:style-name="Emphasis">égalité</text:span> <text:span text:style-name="Source_20_Text"><text:span text:style-name="T3">j = i </text:span></text:span></text:p>
            </text:list-item>
            <text:list-item>
              <text:p text:style-name="P226"><text:span text:style-name="Emphasis">Incrémentation</text:span> <text:span text:style-name="Source_20_Text"><text:span text:style-name="T3">++i</text:span></text:span> ou <text:span text:style-name="Source_20_Text"><text:span text:style-name="T3">i++</text:span></text:span> </text:p>
            </text:list-item>
            <text:list-item>
              <text:p text:style-name="P226"><text:span text:style-name="Emphasis">Déréférencement, en lecture seule</text:span> <text:span text:style-name="Source_20_Text"><text:span text:style-name="T3">A = *i </text:span></text:span></text:p>
            </text:list-item>
            <text:list-item>
              <text:p text:style-name="P123"><text:span text:style-name="Emphasis">Test d'égalité</text:span> <text:span text:style-name="Source_20_Text"><text:span text:style-name="T3">i == j </text:span></text:span></text:p>
            </text:list-item>
          </text:list>
          <text:p text:style-name="Text_20_body"><draw:frame draw:style-name="fr2" draw:name="images234" text:anchor-type="as-char" svg:width="0.397cm" svg:height="0.397cm" draw:z-index="283"><draw:image xlink:href="../../html/attention.gif" xlink:type="simple" xlink:show="embed" xlink:actuate="onLoad"/><svg:title>ATTENTION</svg:title></draw:frame>Il est impossible de faire <text:span text:style-name="Source_20_Text"><text:span text:style-name="T3">*i = A </text:span></text:span>avec cet itérateur.</text:p>
          <text:p text:style-name="Text_20_body"><draw:frame draw:style-name="fr2" draw:name="images235" text:anchor-type="as-char" svg:width="0.397cm" svg:height="0.397cm" draw:z-index="284"><draw:image xlink:href="../../html/attention.gif" xlink:type="simple" xlink:show="embed" xlink:actuate="onLoad"/><svg:title>ATTENTION</svg:title></draw:frame>Il est impossible de déréférencer plus d'une fois le même élément. Ainsi, le code <text:span text:style-name="Source_20_Text"><text:span text:style-name="T3">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955371997877493653" text:style-name="L97">
            <text:list-item>
              <text:p text:style-name="P227"><text:span text:style-name="Emphasis">égalité</text:span> <text:span text:style-name="Source_20_Text"><text:span text:style-name="T3">j = i </text:span></text:span></text:p>
            </text:list-item>
            <text:list-item>
              <text:p text:style-name="P227"><text:span text:style-name="Emphasis">Incrémentation</text:span> <text:span text:style-name="Source_20_Text"><text:span text:style-name="T3">++i</text:span></text:span> ou <text:span text:style-name="Source_20_Text"><text:span text:style-name="T3">i++</text:span></text:span> </text:p>
            </text:list-item>
            <text:list-item>
              <text:p text:style-name="P124"><text:span text:style-name="Emphasis">Déréférencement, en écriture seule</text:span> <text:span text:style-name="Source_20_Text"><text:span text:style-name="T3">*i = A </text:span></text:span></text:p>
            </text:list-item>
          </text:list>
          <text:p text:style-name="Text_20_body"><draw:frame draw:style-name="fr2" draw:name="images236" text:anchor-type="as-char" svg:width="0.397cm" svg:height="0.397cm" draw:z-index="285"><draw:image xlink:href="../../html/attention.gif" xlink:type="simple" xlink:show="embed" xlink:actuate="onLoad"/><svg:title>ATTENTION</svg:title></draw:frame>Il est impossible de faire <text:span text:style-name="Source_20_Text"><text:span text:style-name="T3">A = *i</text:span></text:span> avec cet itérateur.</text:p>
          <text:p text:style-name="Text_20_body"><draw:frame draw:style-name="fr2" draw:name="images237" text:anchor-type="as-char" svg:width="0.397cm" svg:height="0.397cm" draw:z-index="286"><draw:image xlink:href="../../html/attention.gif" xlink:type="simple" xlink:show="embed" xlink:actuate="onLoad"/><svg:title>ATTENTION</svg:title></draw:frame>Il est impossible de déréférencer plus d'une fois le même élément. Ainsi, le code <text:span text:style-name="Source_20_Text"><text:span text:style-name="T3">*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87"><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2119157565177310175" text:style-name="L98">
            <text:list-item>
              <text:p text:style-name="P125"><text:span text:style-name="Emphasis">Décrémentation</text:span> <text:span text:style-name="Source_20_Text"><text:span text:style-name="T3">--i</text:span></text:span> ou <text:span text:style-name="Source_20_Text"><text:span text:style-name="T3">i--</text:span></text:span> </text:p>
            </text:list-item>
          </text:list>
          <text:p text:style-name="Text_20_body"><draw:frame draw:style-name="fr2" draw:name="images239" text:anchor-type="as-char" svg:width="0.397cm" svg:height="0.397cm" draw:z-index="288"><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5395761710250484102" text:style-name="L99">
            <text:list-item>
              <text:p text:style-name="P228"><text:span text:style-name="Emphasis">Opérateur d'indexation</text:span> <text:span text:style-name="Source_20_Text"><text:span text:style-name="T3">i[3]</text:span></text:span> </text:p>
            </text:list-item>
            <text:list-item>
              <text:p text:style-name="P228"><text:span text:style-name="Emphasis">Ajout ou suppression d'entiers</text:span> <text:span text:style-name="Source_20_Text"><text:span text:style-name="T3">j=i+3; j=i-4; i +=2;</text:span></text:span> </text:p>
            </text:list-item>
            <text:list-item>
              <text:p text:style-name="P126"><text:span text:style-name="Emphasis">Opérateur </text:span><text:span text:style-name="Emphasis"><text:span text:style-name="T3">-</text:span></text:span><text:span text:style-name="Emphasis">: la différence entre deux itérateurs random est un entier</text:span> <text:span text:style-name="Source_20_Text"><text:span text:style-name="T3">if (j-i==4)...</text:span></text:span> </text:p>
            </text:list-item>
          </text:list>
          <text:p text:style-name="Text_20_body"><draw:frame draw:style-name="fr2" draw:name="images240" text:anchor-type="as-char" svg:width="0.397cm" svg:height="0.397cm" draw:z-index="289"><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90"><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3">cout &lt;&lt; *i &lt;&lt; <text:s/>endl;</text:span></text:p>
          <text:p text:style-name="Preformatted_20_Text"><text:s text:c="2"/>};</text:p>
          <text:p text:style-name="P16">};</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18">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3">cout &lt;&lt; *i &lt;&lt; <text:s/>endl;</text:span></text:p>
          <text:p text:style-name="Preformatted_20_Text"><text:s text:c="2"/>};</text:p>
          <text:p text:style-name="P16">};</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3">auto</text:span> i=L.begin();i!=L.end();i++) {</text:p>
          <text:p text:style-name="Preformatted_20_Text"><text:s text:c="4"/><text:span text:style-name="T3">cout &lt;&lt; *i &lt;&lt; <text:s/>endl;</text:span></text:p>
          <text:p text:style-name="Preformatted_20_Text"><text:s text:c="2"/>};</text:p>
          <text:p text:style-name="P16">};</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3">auto</text:span> i=L.<text:span text:style-name="T3">rbegin</text:span>();i!=L.<text:span text:style-name="T3">rend</text:span>();i++) {</text:p>
          <text:p text:style-name="Preformatted_20_Text"><text:s text:c="4"/><text:span text:style-name="T3">cout &lt;&lt; *i &lt;&lt; <text:s/>endl;</text:span></text:p>
          <text:p text:style-name="Preformatted_20_Text"><text:s text:c="2"/>};</text:p>
          <text:p text:style-name="P16">};</text:p>
          <text:p text:style-name="Text_20_body"><text:span text:style-name="Strong_20_Emphasis">Leur description complète sort toutefois du cadre de ce cours.</text:span></text:p>
          <text:h text:style-name="Heading_20_3" text:outline-level="3"><text:bookmark text:name="it-int"/><text:bookmark-start text:name="__RefHeading__16814_2073142818"/><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1778604669139438425" text:style-name="L100">
            <text:list-item>
              <text:p text:style-name="P229">Fermé sur la borne inférieure </text:p>
            </text:list-item>
            <text:list-item>
              <text:p text:style-name="P127">Ouvert sur la borne supérieure </text:p>
            </text:list-item>
          </text:list>
          <text:p text:style-name="Text_20_body">En effet, utiliser des intervalles de ce type présente plusieurs intérêts:</text:p>
          <text:list xml:id="list2775908948264541100" text:style-name="L101">
            <text:list-item>
              <text:p text:style-name="P230">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28">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91"><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text:bookmark-start text:name="__RefHeading__16816_2073142818"/>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8131034470521691118" text:style-name="L102">
            <text:list-item>
              <text:p text:style-name="P231"><text:span text:style-name="Source_20_Text"><text:span text:style-name="T3">o</text:span></text:span> Fonction-membre présente </text:p>
            </text:list-item>
            <text:list-item>
              <text:p text:style-name="P231"><text:span text:style-name="Source_20_Text"><text:span text:style-name="T3">const</text:span></text:span> Fonction-membre présente, performance constante (quelque soit le nombre d'éléments dans le conteneur) </text:p>
            </text:list-item>
            <text:list-item>
              <text:p text:style-name="P231"><text:span text:style-name="Source_20_Text"><text:span text:style-name="T3">O(n)</text:span></text:span> Fonction-membre présente, durée proportionnelle au nombre d'éléments </text:p>
            </text:list-item>
            <text:list-item>
              <text:p text:style-name="P231"><text:span text:style-name="Source_20_Text"><text:span text:style-name="T3">O(log(n))</text:span></text:span> Fonction-membre présente, durée proportionnelle au logarithme du nombre d'éléments </text:p>
            </text:list-item>
            <text:list-item>
              <text:p text:style-name="P129"><text:span text:style-name="Source_20_Text"><text:span text:style-name="T3">+</text:span></text:span> surcoût à prévoir de temps en temps (lors de demandes automatiques d'allocation mémoire, par exemple) </text:p>
            </text:list-item>
          </text:list>
          <text:p text:style-name="P8"><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3">vector</text:span></text:span> </text:p>
              </table:table-cell>
              <table:table-cell table:style-name="Tableau15.A1" office:value-type="string">
                <text:p text:style-name="P21">Ran</text:p>
              </table:table-cell>
              <table:table-cell table:style-name="Tableau15.A1" office:value-type="string">
                <text:p text:style-name="P21">o</text:p>
              </table:table-cell>
              <table:table-cell table:style-name="Tableau15.A1" office:value-type="string">
                <text:p text:style-name="P21">o</text:p>
              </table:table-cell>
              <table:table-cell table:style-name="Tableau15.A1" office:value-type="string">
                <text:p text:style-name="P21">const</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list</text:span></text:span> </text:p>
              </table:table-cell>
              <table:table-cell table:style-name="Tableau15.A1" office:value-type="string">
                <text:p text:style-name="P21">Bi</text:p>
              </table:table-cell>
              <table:table-cell table:style-name="Tableau15.A1" office:value-type="string">
                <text:p text:style-name="P21">o</text:p>
              </table:table-cell>
              <table:table-cell table:style-name="Tableau15.A1" office:value-type="string">
                <text:p text:style-name="P21">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deque</text:span></text:span> </text:p>
              </table:table-cell>
              <table:table-cell table:style-name="Tableau15.A1" office:value-type="string">
                <text:p text:style-name="P21">Ran</text:p>
              </table:table-cell>
              <table:table-cell table:style-name="Tableau15.A1" office:value-type="string">
                <text:p text:style-name="P21">o</text:p>
              </table:table-cell>
              <table:table-cell table:style-name="Tableau15.A1" office:value-type="string">
                <text:p text:style-name="P21">o</text:p>
              </table:table-cell>
              <table:table-cell table:style-name="Tableau15.A1" office:value-type="string">
                <text:p text:style-name="P21">const</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map</text:span></text:span> </text:p>
              </table:table-cell>
              <table:table-cell table:style-name="Tableau15.A1" office:value-type="string">
                <text:p text:style-name="P21">Bi</text:p>
              </table:table-cell>
              <table:table-cell table:style-name="Tableau15.A1" office:value-type="string">
                <text:p text:style-name="P21">o</text:p>
              </table:table-cell>
              <table:table-cell table:style-name="Tableau15.A1" office:value-type="string">
                <text:p text:style-name="Table_20_Contents"> </text:p>
              </table:table-cell>
              <table:table-cell table:style-name="Tableau15.A1" office:value-type="string">
                <text:p text:style-name="P21">O(log(n))</text:p>
              </table:table-cell>
              <table:table-cell table:style-name="Tableau15.A1" office:value-type="string">
                <text:p text:style-name="P21">O(log(n))</text:p>
              </table:table-cell>
              <table:table-cell table:style-name="Tableau15.A1" office:value-type="string">
                <text:p text:style-name="P21">o</text:p>
              </table:table-cell>
            </table:table-row>
            <table:table-row>
              <table:table-cell table:style-name="Tableau15.A1" office:value-type="string">
                <text:p text:style-name="Table_20_Contents"><text:span text:style-name="Source_20_Text"><text:span text:style-name="T3">set</text:span></text:span> </text:p>
              </table:table-cell>
              <table:table-cell table:style-name="Tableau15.A1" office:value-type="string">
                <text:p text:style-name="P21">Bi</text:p>
              </table:table-cell>
              <table:table-cell table:style-name="Tableau15.A1" office:value-type="string">
                <text:p text:style-name="P21">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1">O(log(n))</text:p>
              </table:table-cell>
              <table:table-cell table:style-name="Tableau15.A1" office:value-type="string">
                <text:p text:style-name="P21">o</text:p>
              </table:table-cell>
            </table:table-row>
          </table:table>
          <text:p text:style-name="Text_20_body"/>
          <text:p text:style-name="P8"><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3">vector</text:span></text:span> </text:p>
              </table:table-cell>
              <table:table-cell table:style-name="Tableau16.A1" office:value-type="string">
                <text:p text:style-name="P21">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O(n)+</text:p>
              </table:table-cell>
              <table:table-cell table:style-name="Tableau16.A1" office:value-type="string">
                <text:p text:style-name="P21">o</text:p>
              </table:table-cell>
            </table:table-row>
            <table:table-row>
              <table:table-cell table:style-name="Tableau16.A1" office:value-type="string">
                <text:p text:style-name="Table_20_Contents"><text:span text:style-name="Source_20_Text"><text:span text:style-name="T3">list</text:span></text:span> </text:p>
              </table:table-cell>
              <table:table-cell table:style-name="Tableau16.A1" office:value-type="string">
                <text:p text:style-name="P21">const</text:p>
              </table:table-cell>
              <table:table-cell table:style-name="Tableau16.A1" office:value-type="string">
                <text:p text:style-name="P21">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const</text:p>
              </table:table-cell>
              <table:table-cell table:style-name="Tableau16.A1" office:value-type="string">
                <text:p text:style-name="P21">o</text:p>
              </table:table-cell>
            </table:table-row>
            <table:table-row>
              <table:table-cell table:style-name="Tableau16.A1" office:value-type="string">
                <text:p text:style-name="Table_20_Contents"><text:span text:style-name="Source_20_Text"><text:span text:style-name="T3">deque</text:span></text:span> </text:p>
              </table:table-cell>
              <table:table-cell table:style-name="Tableau16.A1" office:value-type="string">
                <text:p text:style-name="P21">const</text:p>
              </table:table-cell>
              <table:table-cell table:style-name="Tableau16.A1" office:value-type="string">
                <text:p text:style-name="P21">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O(n)</text:p>
              </table:table-cell>
              <table:table-cell table:style-name="Tableau16.A1" office:value-type="string">
                <text:p text:style-name="P21">o</text:p>
              </table:table-cell>
            </table:table-row>
            <table:table-row>
              <table:table-cell table:style-name="Tableau16.A1" office:value-type="string">
                <text:p text:style-name="Table_20_Contents"><text:span text:style-name="Source_20_Text"><text:span text:style-name="T3">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const</text:p>
              </table:table-cell>
              <table:table-cell table:style-name="Tableau16.A1" office:value-type="string">
                <text:p text:style-name="P21">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O(log(n))</text:p>
              </table:table-cell>
              <table:table-cell table:style-name="Tableau16.A1" office:value-type="string">
                <text:p text:style-name="P21">O(log(n))</text:p>
              </table:table-cell>
              <table:table-cell table:style-name="Tableau16.A1" office:value-type="string">
                <text:p text:style-name="P21">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const</text:p>
              </table:table-cell>
              <table:table-cell table:style-name="Tableau16.A1" office:value-type="string">
                <text:p text:style-name="P21">const+</text:p>
              </table:table-cell>
              <table:table-cell table:style-name="Tableau16.A1" office:value-type="string">
                <text:p text:style-name="P21">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O(log(n))+</text:p>
              </table:table-cell>
              <table:table-cell table:style-name="Tableau16.A1" office:value-type="string">
                <text:p text:style-name="P21">o</text:p>
              </table:table-cell>
            </table:table-row>
            <table:table-row>
              <table:table-cell table:style-name="Tableau16.A1" office:value-type="string">
                <text:p text:style-name="Table_20_Contents"><text:span text:style-name="Source_20_Text"><text:span text:style-name="T3">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1">O(log(n))+</text:p>
              </table:table-cell>
              <table:table-cell table:style-name="Tableau16.A1" office:value-type="string">
                <text:p text:style-name="P21">o</text:p>
              </table:table-cell>
            </table:table-row>
          </table:table>
          <text:h text:style-name="Heading_20_2" text:outline-level="2"><text:bookmark text:name="algo"/><text:bookmark-start text:name="__RefHeading__16818_2073142818"/><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3">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3850901365317631198" text:style-name="L103">
            <text:list-item>
              <text:p text:style-name="P232">Appeler une fonction pour chaque objet d'un conteneur (<text:span text:style-name="Source_20_Text">for_each</text:span>, équivalente à la fonction prédéfinie <text:span text:style-name="Source_20_Text">map</text:span> du perl). </text:p>
            </text:list-item>
            <text:list-item>
              <text:p text:style-name="P232">Trouver un élément, une paire d'éléments </text:p>
            </text:list-item>
            <text:list-item>
              <text:p text:style-name="P232">Trouver la première occurrence, ou la dernière occurrence d'une valeur dans une séquence. </text:p>
            </text:list-item>
            <text:list-item>
              <text:p text:style-name="P232">Compter les occurrences d'une valeur dans une séquence </text:p>
            </text:list-item>
            <text:list-item>
              <text:p text:style-name="P232">copie, remplace, copie si telle condition est réalisée,... </text:p>
            </text:list-item>
            <text:list-item>
              <text:p text:style-name="P232">retire un élément, retire tous les éléments correspondant à une condition particulière,... </text:p>
            </text:list-item>
            <text:list-item>
              <text:p text:style-name="P232">Trie, effectue une recherche binaire (sur une séquence triée) </text:p>
            </text:list-item>
            <text:list-item>
              <text:p text:style-name="P232">recherche le minimum ou le maximum </text:p>
            </text:list-item>
            <text:list-item>
              <text:p text:style-name="P130">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16">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ext:bookmark-start text:name="__RefHeading__16822_2073142818"/>Trier un conteneur<text:bookmark-end text:name="__RefHeading__16822_2073142818"/></text:h>
          <text:p text:style-name="Text_20_body">Seuls les conteneurs suivants peuvent être triés:</text:p>
          <text:list xml:id="list7912092678178852278" text:style-name="L104">
            <text:list-item>
              <text:p text:style-name="P233"><text:span text:style-name="Source_20_Text">vector</text:span> </text:p>
            </text:list-item>
            <text:list-item>
              <text:p text:style-name="P233"><text:span text:style-name="Source_20_Text">deque</text:span> </text:p>
            </text:list-item>
            <text:list-item>
              <text:p text:style-name="P131"><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3">sort(v1.begin(),v1.end());</text:span> <text:s text:c="9"/>// trie le vecteur entier</text:p>
          <text:p text:style-name="P16"><text:span text:style-name="T3">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16"><text:span text:style-name="T3">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3202270732346732797" text:style-name="L105">
            <text:list-item>
              <text:p text:style-name="P234">Par la surcharge de l'opérateur &lt; (utilisation par défaut de <text:span text:style-name="Source_20_Text">sort</text:span>) </text:p>
            </text:list-item>
            <text:list-item>
              <text:p text:style-name="P132">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18">l1.sort(Comparaison);</text:p>
          <text:p text:style-name="Preformatted_20_Text"/>
          <text:p text:style-name="Preformatted_20_Text">vector&lt;int&gt; v1;</text:p>
          <text:p text:style-name="P17">sort(v1.begin(),v1.end(),Comparaison);</text:p>
          <text:h text:style-name="Heading_20_3" text:outline-level="3"><text:bookmark text:name="listes"/><text:bookmark-start text:name="__RefHeading__16830_2073142818"/>Manipuler des listes<text:bookmark-end text:name="__RefHeading__16830_2073142818"/></text:h>
          <text:p text:style-name="Text_20_body">Il est aisé de manipuler des éléments de liste: on trouve ainsi de fonctions-membres permettant de:</text:p>
          <text:list xml:id="list941130169899298372" text:style-name="L106">
            <text:list-item>
              <text:p text:style-name="P235">Supprimer un ou plusieurs objets (<text:span text:style-name="Source_20_Text">remove</text:span>, <text:span text:style-name="Source_20_Text">remove_if</text:span>) </text:p>
            </text:list-item>
            <text:list-item>
              <text:p text:style-name="P235">Faire une liste à partir de deux listes, tout en respectant l'ordre des élémets (<text:span text:style-name="Source_20_Text">merge</text:span>) </text:p>
            </text:list-item>
            <text:list-item>
              <text:p text:style-name="P133">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18">l1.splice(l1.end(),l2); // (1)</text:p>
          <text:p text:style-name="P18">l3.splice(l3.end(),l2.begin()); // (2)</text:p>
          <text:p text:style-name="P16"/>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 text:name="stream"/><text:bookmark-start text:name="__RefHeading__16832_2073142818"/>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16"><text:span text:style-name="Emphasis"><text:s text:c="7"/>iostream ------- <text:s text:c="4"/>stringstream</text:span></text:p>
          <text:h text:style-name="Heading_20_3" text:outline-level="3"><text:bookmark text:name="io-stream"/><text:bookmark-start text:name="__RefHeading__16834_2073142818"/>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16">} <text:s text:c="26"/>// fin de bloc = fermeture du fichier</text:p>
          <text:h text:style-name="Heading_20_3" text:outline-level="3"><text:bookmark text:name="io-bin"/><text:bookmark-start text:name="__RefHeading__16836_2073142818"/>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16">} <text:s text:c="39"/>// ferme le fichier</text:p>
          <text:p text:style-name="Text_20_body"><draw:frame draw:style-name="fr2" draw:name="images243" text:anchor-type="as-char" svg:width="0.397cm" svg:height="0.397cm" draw:z-index="292"><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text:bookmark-start text:name="__RefHeading__16838_2073142818"/>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4">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16">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293"><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4">quatre fois plus lentement</text:span> que la fonction-membre <text:span text:style-name="Source_20_Text">getline</text:span>... A utiliser avec parcimonie, donc. </text:p>
          <text:h text:style-name="Heading_20_3" text:outline-level="3"><text:bookmark text:name="stream-fmt"/><text:bookmark-start text:name="__RefHeading__16840_2073142818"/><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16">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text:bookmark-start text:name="__RefHeading__16842_2073142818"/>Le contrôle du format<text:bookmark-end text:name="__RefHeading__16842_2073142818"/></text:h>
          <text:p text:style-name="Text_20_body">Nous avons plusieurs outils à notre disposition pour contrôler le format d'écriture ou de lecture:</text:p>
          <text:list xml:id="list5573688171781657025" text:style-name="L107">
            <text:list-item>
              <text:p text:style-name="P236">Les manipulateurs </text:p>
            </text:list-item>
            <text:list-item>
              <text:p text:style-name="P236">Les fonctions membres </text:p>
            </text:list-item>
            <text:list-item>
              <text:p text:style-name="P134">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16"><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16">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16"><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16">x = ###4.57cm</text:p>
              </table:table-cell>
            </table:table-row>
          </table:table>
          <text:p text:style-name="Text_20_body"><draw:frame draw:style-name="fr2" draw:name="images245" text:anchor-type="as-char" svg:width="0.397cm" svg:height="0.397cm" draw:z-index="294"><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16">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16">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16">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16">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16">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16">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16">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16">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16"><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16"><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text:bookmark-start text:name="__RefHeading__16860_2073142818"/>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16">};</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16">};</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text:bookmark-start text:name="__RefHeading__16862_2073142818"/>Surcharger l'opérateur &lt;&lt;<text:bookmark-end text:name="__RefHeading__16862_2073142818"/></text:h>
          <text:p text:style-name="Text_20_body">L'opérateur <text:span text:style-name="Source_20_Text"><text:span text:style-name="T3">&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295"><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16">cout &lt;&lt; A &lt;&lt; "\n";</text:p>
          <text:p text:style-name="Text_20_body">La dernière opération de sortie écrit:</text:p>
          <text:p text:style-name="P16">Partie reelle = 0 Partie imaginaire = 0</text:p>
          <text:h text:style-name="Heading_20_3" text:outline-level="3"><text:bookmark text:name="entree-surch"/><text:bookmark-start text:name="__RefHeading__16864_2073142818"/>Surcharger l'opérateur &gt;&gt;<text:bookmark-end text:name="__RefHeading__16864_2073142818"/></text:h>
          <text:p text:style-name="Text_20_body">L'opérateur <text:span text:style-name="Source_20_Text"><text:span text:style-name="T3">&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3">&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16">};</text:p>
          <text:h text:style-name="Heading_20_3" text:outline-level="3"><text:bookmark text:name="ite-stream"/><text:bookmark-start text:name="__RefHeading__16866_2073142818"/>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18">istream_iterator&lt;int&gt; input (cin);</text:p>
          <text:p text:style-name="P18">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16">}</text:p>
          <text:p text:style-name="Text_20_body"><draw:frame draw:style-name="fr2" draw:name="images247" text:anchor-type="as-char" svg:width="0.397cm" svg:height="0.397cm" draw:z-index="296"><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16">}</text:p>
          <text:p text:style-name="Text_20_body"><draw:frame draw:style-name="fr2" draw:name="images248" text:anchor-type="as-char" svg:width="0.397cm" svg:height="0.397cm" draw:z-index="297"><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text:bookmark-start text:name="__RefHeading__16868_2073142818"/>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17">copy(i,i_end, bii1);</text:p>
          <text:p text:style-name="P12"/>
        </text:section>
        <text:section text:style-name="Sect1" text:name="Section21">
          <text:h text:style-name="Heading_20_1" text:outline-level="1"><text:bookmark text:name="contenu9"/><text:bookmark-start text:name="__RefHeading__16870_2073142818"/><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3">[Richie-C]</text:span> </text:p>
          <text:p text:style-name="P15"><text:a xlink:type="simple" xlink:href="http://cm.bell-labs.com/cm/cs/who/dmr/chist.html" text:style-name="Internet_20_link" text:visited-style-name="Visited_20_Internet_20_Link">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3">[Stroustrup-home]</text:span> </text:p>
          <text:p text:style-name="List_20_Contents"><text:a xlink:type="simple" xlink:href="http://www.research.att.com/%7Ebs" text:style-name="Internet_20_link" text:visited-style-name="Visited_20_Internet_20_Link">http://www.research.att.com/~bs</text:a> La page de Bjarne Stroustrup </text:p>
          <text:p text:style-name="List_20_Heading"><text:bookmark text:name="STROUSTRUPFAQ"/><text:span text:style-name="T3">[Stroustrup-faq]</text:span> </text:p>
          <text:p text:style-name="List_20_Contents"><text:a xlink:type="simple" xlink:href="http://www.research.att.com/%7Ebs/bs_faq.html" text:style-name="Internet_20_link" text:visited-style-name="Visited_20_Internet_20_Link">http://www.research.att.com/~bs/bs_faq.html</text:a> Les faqs de Stroustrup </text:p>
          <text:p text:style-name="List_20_Heading"><text:bookmark text:name="STROUSTRUPCPP"/><text:span text:style-name="T3">[Stroustrup-c++]</text:span> </text:p>
          <text:p text:style-name="List_20_Contents"><text:a xlink:type="simple" xlink:href="http://www.research.att.com/%7Ebs/C++.html" text:style-name="Internet_20_link" text:visited-style-name="Visited_20_Internet_20_Link">http://www.research.att.com/~bs/C++.html</text:a> pointeurs vers des ressources C++ </text:p>
          <text:p text:style-name="List_20_Heading"><text:bookmark text:name="STROUSTRUPAPP"/><text:span text:style-name="T3">[Stroustrup-app]</text:span> </text:p>
          <text:p text:style-name="List_20_Contents"><text:a xlink:type="simple" xlink:href="http://www.research.att.com/%7Ebs/learn.html" text:style-name="Internet_20_link" text:visited-style-name="Visited_20_Internet_20_Link">http://www.research.att.com/~bs/learn.html</text:a> learning C++ (quelques notes sur l'apprentissage du C++, et la différence entre C et C++) </text:p>
          <text:p text:style-name="List_20_Heading"><text:bookmark text:name="STROUSTRUPWOP"/><text:span text:style-name="T3">[Stroustrup-wop]</text:span> </text:p>
          <text:p text:style-name="List_20_Contents"><text:a xlink:type="simple" xlink:href="http://www.research.att.com/%7Ebs/whatis.pdf" text:style-name="Internet_20_link" text:visited-style-name="Visited_20_Internet_20_Link">http://www.research.att.com/~bs/whatis.pdf</text:a> What is Object Programming ? (article au format pdf) </text:p>
          <text:p text:style-name="List_20_Heading"><text:bookmark text:name="STROUSTRUPBIB"/><text:span text:style-name="T3">[Stroustrup-bib]</text:span> </text:p>
          <text:p text:style-name="List_20_Contents"><text:a xlink:type="simple" xlink:href="http://www.research.att.com/%7Ebs/3rd_tour2.pdf" text:style-name="Internet_20_link" text:visited-style-name="Visited_20_Internet_20_Link">http://www.research.att.com/~bs/3rd_tour2.pdf</text:a> Description de la bibliothèque standard du C++ </text:p>
          <text:p text:style-name="List_20_Heading"><text:bookmark text:name="STROUSTRUPLANG"/><text:span text:style-name="T3">[Stroustrup-lang]</text:span> </text:p>
          <text:p text:style-name="P15"><text:a xlink:type="simple" xlink:href="http://www.research.att.com/%7Ebs/3rd.html" text:style-name="Internet_20_link" text:visited-style-name="Visited_20_Internet_20_Link">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 text:style-name="Internet_20_link" text:visited-style-name="Visited_20_Internet_20_Link">http://www.accu.org</text:a> Association of C and C++ users </text:p>
          <text:p text:style-name="List_20_Contents">Pas mal de pointeurs, en particulier une <text:a xlink:type="simple" xlink:href="http://www.accu.org/bookreviews/public/index.htm" text:style-name="Internet_20_link" text:visited-style-name="Visited_20_Internet_20_Link">"book review"</text:a> très complète [3000 références...] </text:p>
          <text:p text:style-name="List_20_Heading"><text:span text:style-name="T3">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 text:style-name="Internet_20_link" text:visited-style-name="Visited_20_Internet_20_Link"><text:span text:style-name="T3">http://www.ensta.fr/~diam/c++/online/c++-faq-lite</text:span></text:a><text:span text:style-name="T3"> Les C++ FAQ LITE</text:span> </text:p>
          <text:p text:style-name="List_20_Contents"><text:span text:style-name="Emphasis">La version allégée, mais en ligne, du texte de base n°2</text:span> </text:p>
          <text:p text:style-name="List_20_Heading"><text:a xlink:type="simple" xlink:href="http://www.sgi.com/tech/stl/index.html" text:style-name="Internet_20_link" text:visited-style-name="Visited_20_Internet_20_Link">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 text:style-name="Internet_20_link" text:visited-style-name="Visited_20_Internet_20_Link">http://www.cplusplus.com/ref</text:a> </text:p>
          <text:p text:style-name="P15">Un site malheureusement en perte de vitesse, mais intéressant pour sa documentation sur la bibliothèque d'entrées-sorties. </text:p>
          <text:h text:style-name="Heading_20_3" text:outline-level="3"><text:bookmark text:name="text-fran"/><text:bookmark-start text:name="__RefHeading__16878_2073142818"/>Textes en français<text:bookmark-end text:name="__RefHeading__16878_2073142818"/></text:h>
          <text:p text:style-name="List_20_Heading"><text:span text:style-name="T3">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3">STL, précis et concis, O'Reilly</text:span> (Ray Lischner) </text:p>
          <text:p text:style-name="P15">Le meilleur livre que j'ai trouvé sur la bibliothèque standard du C++: cela tombe bien, il est court et pas cher !<text:line-break/><text:span text:style-name="Emphasis">Le texte de base n°4</text:span> </text:p>
          <text:p text:style-name="P14"/>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1">Table des matières</text:p>
              </text:index-title>
              <text:p text:style-name="P30"><text:a xlink:type="simple" xlink:href="#__RefHeading__15838_1021975873" text:style-name="Index_20_Link" text:visited-style-name="Index_20_Link">Introduction au C++<text:tab/>1</text:a></text:p>
              <text:p text:style-name="P30"><text:a xlink:type="simple" xlink:href="#__RefHeading__15840_1021975873" text:style-name="Index_20_Link" text:visited-style-name="Index_20_Link">et<text:tab/>1</text:a></text:p>
              <text:p text:style-name="P30"><text:a xlink:type="simple" xlink:href="#__RefHeading__15842_1021975873" text:style-name="Index_20_Link" text:visited-style-name="Index_20_Link">à la programmation objet<text:tab/>1</text:a></text:p>
              <text:p text:style-name="P30"><text:a xlink:type="simple" xlink:href="#__RefHeading__16240_2073142818" text:style-name="Index_20_Link" text:visited-style-name="Index_20_Link">Introduction<text:tab/>3</text:a></text:p>
              <text:p text:style-name="P23"><text:a xlink:type="simple" xlink:href="#__RefHeading__16242_2073142818" text:style-name="Index_20_Link" text:visited-style-name="Index_20_Link">A propos de ce cours<text:tab/>3</text:a></text:p>
              <text:p text:style-name="P23"><text:a xlink:type="simple" xlink:href="#__RefHeading__16244_2073142818" text:style-name="Index_20_Link" text:visited-style-name="Index_20_Link">Symboles et conventions utilisés dans ce cours<text:tab/>3</text:a></text:p>
              <text:p text:style-name="P23"><text:a xlink:type="simple" xlink:href="#__RefHeading__16246_2073142818" text:style-name="Index_20_Link" text:visited-style-name="Index_20_Link">Impasses...<text:tab/>4</text:a></text:p>
              <text:p text:style-name="P23"><text:a xlink:type="simple" xlink:href="#__RefHeading__16248_2073142818" text:style-name="Index_20_Link" text:visited-style-name="Index_20_Link">Un peu d'histoire.<text:tab/>4</text:a></text:p>
              <text:p text:style-name="P30"><text:a xlink:type="simple" xlink:href="#__RefHeading__16252_2073142818" text:style-name="Index_20_Link" text:visited-style-name="Index_20_Link">La programmation objet<text:tab/>7</text:a></text:p>
              <text:p text:style-name="P23"><text:a xlink:type="simple" xlink:href="#__RefHeading__16254_2073142818" text:style-name="Index_20_Link" text:visited-style-name="Index_20_Link">Poser un problème<text:tab/>7</text:a></text:p>
              <text:p text:style-name="P23"><text:a xlink:type="simple" xlink:href="#__RefHeading__16256_2073142818" text:style-name="Index_20_Link" text:visited-style-name="Index_20_Link">La programmation objets expliquée aux programmeurs<text:tab/>7</text:a></text:p>
              <text:p text:style-name="P23"><text:a xlink:type="simple" xlink:href="#__RefHeading__16258_2073142818" text:style-name="Index_20_Link" text:visited-style-name="Index_20_Link">L'approche procédurale<text:tab/>7</text:a></text:p>
              <text:p text:style-name="P23"><text:a xlink:type="simple" xlink:href="#__RefHeading__16264_2073142818" text:style-name="Index_20_Link" text:visited-style-name="Index_20_Link">L'approche modulaire<text:tab/>7</text:a></text:p>
              <text:p text:style-name="P23"><text:a xlink:type="simple" xlink:href="#__RefHeading__16274_2073142818" text:style-name="Index_20_Link" text:visited-style-name="Index_20_Link">L'approche objets<text:tab/>8</text:a></text:p>
              <text:p text:style-name="P23"><text:a xlink:type="simple" xlink:href="#__RefHeading__16304_2073142818" text:style-name="Index_20_Link" text:visited-style-name="Index_20_Link">Des bibliothèques d'objets<text:tab/>12</text:a></text:p>
              <text:p text:style-name="P23"><text:a xlink:type="simple" xlink:href="#__RefHeading__16306_2073142818" text:style-name="Index_20_Link" text:visited-style-name="Index_20_Link">La programmation objets expliquée aux gens normaux<text:tab/>12</text:a></text:p>
              <text:p text:style-name="P23"><text:a xlink:type="simple" xlink:href="#__RefHeading__16328_2073142818" text:style-name="Index_20_Link" text:visited-style-name="Index_20_Link">Classes et objets<text:tab/>15</text:a></text:p>
              <text:p text:style-name="P30"><text:a xlink:type="simple" xlink:href="#__RefHeading__16340_2073142818" text:style-name="Index_20_Link" text:visited-style-name="Index_20_Link">Au coeur des langages C/C++<text:tab/>17</text:a></text:p>
              <text:p text:style-name="P23"><text:a xlink:type="simple" xlink:href="#__RefHeading__16342_2073142818" text:style-name="Index_20_Link" text:visited-style-name="Index_20_Link">Les expressions<text:tab/>17</text:a></text:p>
              <text:p text:style-name="P23"><text:a xlink:type="simple" xlink:href="#__RefHeading__16344_2073142818" text:style-name="Index_20_Link" text:visited-style-name="Index_20_Link">Les instructions<text:tab/>17</text:a></text:p>
              <text:p text:style-name="P23"><text:a xlink:type="simple" xlink:href="#__RefHeading__16362_2073142818" text:style-name="Index_20_Link" text:visited-style-name="Index_20_Link">Les constantes en langage C<text:tab/>19</text:a></text:p>
              <text:p text:style-name="P23"><text:a xlink:type="simple" xlink:href="#__RefHeading__16376_2073142818" text:style-name="Index_20_Link" text:visited-style-name="Index_20_Link">Déclarations de variables<text:tab/>21</text:a></text:p>
              <text:p text:style-name="P23"><text:a xlink:type="simple" xlink:href="#__RefHeading__16386_2073142818" text:style-name="Index_20_Link" text:visited-style-name="Index_20_Link">Les types de base<text:tab/>22</text:a></text:p>
              <text:p text:style-name="P23"><text:a xlink:type="simple" xlink:href="#__RefHeading__16404_2073142818" text:style-name="Index_20_Link" text:visited-style-name="Index_20_Link">Types dérivés<text:tab/>24</text:a></text:p>
              <text:p text:style-name="P23"><text:a xlink:type="simple" xlink:href="#__RefHeading__16406_2073142818" text:style-name="Index_20_Link" text:visited-style-name="Index_20_Link">Le type auto (C++11)<text:tab/>24</text:a></text:p>
              <text:p text:style-name="P23"><text:a xlink:type="simple" xlink:href="#__RefHeading__16408_2073142818" text:style-name="Index_20_Link" text:visited-style-name="Index_20_Link">Les tableaux<text:tab/>24</text:a></text:p>
              <text:p text:style-name="P23"><text:a xlink:type="simple" xlink:href="#__RefHeading__16426_2073142818" text:style-name="Index_20_Link" text:visited-style-name="Index_20_Link">Les structures<text:tab/>26</text:a></text:p>
              <text:p text:style-name="P23"><text:a xlink:type="simple" xlink:href="#__RefHeading__16436_2073142818" text:style-name="Index_20_Link" text:visited-style-name="Index_20_Link">Les unions<text:tab/>27</text:a></text:p>
              <text:p text:style-name="P23"><text:a xlink:type="simple" xlink:href="#__RefHeading__16438_2073142818" text:style-name="Index_20_Link" text:visited-style-name="Index_20_Link">Opérateurs et expressions<text:tab/>27</text:a></text:p>
              <text:p text:style-name="P23"><text:a xlink:type="simple" xlink:href="#__RefHeading__16456_2073142818" text:style-name="Index_20_Link" text:visited-style-name="Index_20_Link">Les fonctions<text:tab/>28</text:a></text:p>
              <text:p text:style-name="P23"><text:a xlink:type="simple" xlink:href="#__RefHeading__16466_2073142818" text:style-name="Index_20_Link" text:visited-style-name="Index_20_Link">Lvalues, Rvalues<text:tab/>29</text:a></text:p>
              <text:p text:style-name="P23"><text:a xlink:type="simple" xlink:href="#__RefHeading__16468_2073142818" text:style-name="Index_20_Link" text:visited-style-name="Index_20_Link">Pointeurs (*), références (&amp;), descripteur const<text:tab/>29</text:a></text:p>
              <text:p text:style-name="P23"><text:a xlink:type="simple" xlink:href="#__RefHeading__16470_2073142818" text:style-name="Index_20_Link" text:visited-style-name="Index_20_Link"><text:s/>Quelques analogies avec le monde dit "réel"<text:tab/>30</text:a></text:p>
              <text:p text:style-name="P23"><text:a xlink:type="simple" xlink:href="#__RefHeading__16472_2073142818" text:style-name="Index_20_Link" text:visited-style-name="Index_20_Link">Initialisation, opérateur = : Un peu de Science Fiction<text:tab/>30</text:a></text:p>
              <text:p text:style-name="P23"><text:a xlink:type="simple" xlink:href="#__RefHeading__16482_2073142818" text:style-name="Index_20_Link" text:visited-style-name="Index_20_Link">Pierre va chez le coiffeur...<text:tab/>31</text:a></text:p>
              <text:p text:style-name="P23"><text:a xlink:type="simple" xlink:href="#__RefHeading__16490_2073142818" text:style-name="Index_20_Link" text:visited-style-name="Index_20_Link">Un accouchement difficile<text:tab/>31</text:a></text:p>
              <text:p text:style-name="P23"><text:a xlink:type="simple" xlink:href="#__RefHeading__16500_2073142818" text:style-name="Index_20_Link" text:visited-style-name="Index_20_Link">Retour au monde virtuel...<text:tab/>33</text:a></text:p>
              <text:p text:style-name="P23"><text:a xlink:type="simple" xlink:href="#__RefHeading__16510_2073142818" text:style-name="Index_20_Link" text:visited-style-name="Index_20_Link">Pointeurs sur une structure<text:tab/>34</text:a></text:p>
              <text:p text:style-name="P23"><text:a xlink:type="simple" xlink:href="#__RefHeading__16526_2073142818" text:style-name="Index_20_Link" text:visited-style-name="Index_20_Link">Allocation dynamique de la mémoire en C<text:tab/>38</text:a></text:p>
              <text:p text:style-name="P23"><text:a xlink:type="simple" xlink:href="#__RefHeading__16532_2073142818" text:style-name="Index_20_Link" text:visited-style-name="Index_20_Link">Le type class<text:tab/>38</text:a></text:p>
              <text:p text:style-name="P30"><text:a xlink:type="simple" xlink:href="#__RefHeading__16586_2073142818" text:style-name="Index_20_Link" text:visited-style-name="Index_20_Link">Surcharger fonctions et opérateurs<text:tab/>51</text:a></text:p>
              <text:p text:style-name="P23"><text:a xlink:type="simple" xlink:href="#__RefHeading__16588_2073142818" text:style-name="Index_20_Link" text:visited-style-name="Index_20_Link">Modifier une fonction sans remettre en cause l'existant<text:tab/>51</text:a></text:p>
              <text:p text:style-name="P23"><text:a xlink:type="simple" xlink:href="#__RefHeading__16602_2073142818" text:style-name="Index_20_Link" text:visited-style-name="Index_20_Link">Surcharger les opérateurs<text:tab/>53</text:a></text:p>
              <text:p text:style-name="P30"><text:a xlink:type="simple" xlink:href="#__RefHeading__16632_2073142818" text:style-name="Index_20_Link" text:visited-style-name="Index_20_Link">Héritage<text:tab/>61</text:a></text:p>
              <text:p text:style-name="P23"><text:a xlink:type="simple" xlink:href="#__RefHeading__16634_2073142818" text:style-name="Index_20_Link" text:visited-style-name="Index_20_Link">Classes abstraites...<text:tab/>61</text:a></text:p>
              <text:p text:style-name="P23"><text:a xlink:type="simple" xlink:href="#__RefHeading__16636_2073142818" text:style-name="Index_20_Link" text:visited-style-name="Index_20_Link">...Classes concrètes<text:tab/>62</text:a></text:p>
              <text:p text:style-name="P23"><text:a xlink:type="simple" xlink:href="#__RefHeading__16650_2073142818" text:style-name="Index_20_Link" text:visited-style-name="Index_20_Link">Classes de bases abstraites<text:tab/>66</text:a></text:p>
              <text:p text:style-name="P23"><text:a xlink:type="simple" xlink:href="#__RefHeading__16662_2073142818" text:style-name="Index_20_Link" text:visited-style-name="Index_20_Link">L'héritage multiple<text:tab/>68</text:a></text:p>
              <text:p text:style-name="P30"><text:a xlink:type="simple" xlink:href="#__RefHeading__16668_2073142818" text:style-name="Index_20_Link" text:visited-style-name="Index_20_Link">Les modèles<text:tab/>71</text:a></text:p>
              <text:p text:style-name="P23"><text:a xlink:type="simple" xlink:href="#__RefHeading__16670_2073142818" text:style-name="Index_20_Link" text:visited-style-name="Index_20_Link">Les modèles de fonctions<text:tab/>71</text:a></text:p>
              <text:p text:style-name="P23"><text:a xlink:type="simple" xlink:href="#__RefHeading__16672_2073142818" text:style-name="Index_20_Link" text:visited-style-name="Index_20_Link">Classes paramétrées<text:tab/>71</text:a></text:p>
              <text:p text:style-name="P23"><text:a xlink:type="simple" xlink:href="#__RefHeading__16684_2073142818" text:style-name="Index_20_Link" text:visited-style-name="Index_20_Link">Spécialisation<text:tab/>73</text:a></text:p>
              <text:p text:style-name="P23"><text:soft-page-break/><text:a xlink:type="simple" xlink:href="#__RefHeading__16688_2073142818" text:style-name="Index_20_Link" text:visited-style-name="Index_20_Link">Quelques conseils...<text:tab/>74</text:a></text:p>
              <text:p text:style-name="P30"><text:a xlink:type="simple" xlink:href="#__RefHeading__16690_2073142818" text:style-name="Index_20_Link" text:visited-style-name="Index_20_Link">Exceptions<text:tab/>75</text:a></text:p>
              <text:p text:style-name="P23"><text:a xlink:type="simple" xlink:href="#__RefHeading__16692_2073142818" text:style-name="Index_20_Link" text:visited-style-name="Index_20_Link">Que faire en cas d'erreur ?<text:tab/>75</text:a></text:p>
              <text:p text:style-name="P23"><text:a xlink:type="simple" xlink:href="#__RefHeading__16694_2073142818" text:style-name="Index_20_Link" text:visited-style-name="Index_20_Link">Une analogie avec la vie courante<text:tab/>75</text:a></text:p>
              <text:p text:style-name="P23"><text:a xlink:type="simple" xlink:href="#__RefHeading__16696_2073142818" text:style-name="Index_20_Link" text:visited-style-name="Index_20_Link">Le système d'exceptions<text:tab/>76</text:a></text:p>
              <text:p text:style-name="P23"><text:a xlink:type="simple" xlink:href="#__RefHeading__16706_2073142818" text:style-name="Index_20_Link" text:visited-style-name="Index_20_Link">Exceptions et ...<text:tab/>81</text:a></text:p>
              <text:p text:style-name="P30"><text:a xlink:type="simple" xlink:href="#__RefHeading__16712_2073142818" text:style-name="Index_20_Link" text:visited-style-name="Index_20_Link">Gestion de la mémoire<text:tab/>83</text:a></text:p>
              <text:p text:style-name="P23"><text:a xlink:type="simple" xlink:href="#__RefHeading__16714_2073142818" text:style-name="Index_20_Link" text:visited-style-name="Index_20_Link">Qu'est-ce que l'allocation dynamique de mémoire ?<text:tab/>83</text:a></text:p>
              <text:p text:style-name="P23"><text:a xlink:type="simple" xlink:href="#__RefHeading__16724_2073142818" text:style-name="Index_20_Link" text:visited-style-name="Index_20_Link">Opérateurs et fonctions<text:tab/>84</text:a></text:p>
              <text:p text:style-name="P23"><text:a xlink:type="simple" xlink:href="#__RefHeading__16736_2073142818" text:style-name="Index_20_Link" text:visited-style-name="Index_20_Link">Objets utilisés pour la gestion de la mémoire<text:tab/>85</text:a></text:p>
              <text:p text:style-name="P30"><text:a xlink:type="simple" xlink:href="#__RefHeading__16750_2073142818" text:style-name="Index_20_Link" text:visited-style-name="Index_20_Link">La bibliothèque standard<text:tab/>87</text:a></text:p>
              <text:p text:style-name="P23"><text:a xlink:type="simple" xlink:href="#__RefHeading__16752_2073142818" text:style-name="Index_20_Link" text:visited-style-name="Index_20_Link">Compléments sur le langage<text:tab/>87</text:a></text:p>
              <text:p text:style-name="P23"><text:a xlink:type="simple" xlink:href="#__RefHeading__16770_2073142818" text:style-name="Index_20_Link" text:visited-style-name="Index_20_Link">Les conteneurs<text:tab/>89</text:a></text:p>
              <text:p text:style-name="P23"><text:a xlink:type="simple" xlink:href="#__RefHeading__16794_2073142818" text:style-name="Index_20_Link" text:visited-style-name="Index_20_Link">Les itérateurs<text:tab/>95</text:a></text:p>
              <text:p text:style-name="P23"><text:a xlink:type="simple" xlink:href="#__RefHeading__16818_2073142818" text:style-name="Index_20_Link" text:visited-style-name="Index_20_Link">Algorithmes<text:tab/>100</text:a></text:p>
              <text:p text:style-name="P23"><text:a xlink:type="simple" xlink:href="#__RefHeading__16832_2073142818" text:style-name="Index_20_Link" text:visited-style-name="Index_20_Link">Les entrées-sorties<text:tab/>101</text:a></text:p>
              <text:p text:style-name="P30"><text:a xlink:type="simple" xlink:href="#__RefHeading__16870_2073142818" text:style-name="Index_20_Link" text:visited-style-name="Index_20_Link">Références<text:tab/>107</text:a></text:p>
            </text:index-body>
          </text:table-of-content>
          <text:p text:style-name="P15"/>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cm" fo:margin-bottom="0cm"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solid" draw:fill-color="#e6e6e6" draw:opacity="100%"/>
      <style:paragraph-properties style:page-number="auto" fo:background-color="#e6e6e6" fo:padding="0cm" fo:border="none" style:shadow="non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37065"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53</text:page-number></text:span><text:span text:style-name="MT1"><text:tab/>Cours C++ - Emmanuel Courcelle / CUTIS / </text:span><text:span text:style-name="MT2">I.N.P.T. / </text:span><text:span text:style-name="MT1">C.N.R.S.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span text:style-name="MT2">Mai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6-04-26T16:06:58.049191694</dc:date>
    <meta:editing-duration>PT2H35M29S</meta:editing-duration>
    <meta:editing-cycles>26</meta:editing-cycles>
    <meta:generator>LibreOffice/5.0.3.2$Linux_X86_64 LibreOffice_project/00m0$Build-2</meta:generator>
    <meta:document-statistic meta:table-count="15" meta:image-count="190" meta:object-count="0" meta:page-count="110" meta:paragraph-count="3747" meta:word-count="40005" meta:character-count="250623" meta:non-whitespace-character-count="209674"/>
  </office:meta>
</office:document-meta>
</file>